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01C00000020639109DCA7D03BD5.gif" manifest:media-type="image/gif"/>
  <manifest:file-entry manifest:full-path="Pictures/100002000000001200000012BCD3BA501F5E9F62.gif" manifest:media-type="image/gif"/>
  <manifest:file-entry manifest:full-path="Pictures/10000200000000120000001216E9653ACB70C71D.gif" manifest:media-type="image/gif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3" manifest:media-type="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Hack" svg:font-family="Hack" style:font-pitch="variable"/>
    <style:font-face style:name="Liberation Serif2" svg:font-family="'Liberation Serif'" style:font-pitch="variable"/>
    <style:font-face style:name="DejaVu Sans Mono" svg:font-family="'DejaVu Sans Mono'" style:font-family-generic="modern" style:font-pitch="variable"/>
    <style:font-face style:name="Liberation Serif3" svg:font-family="'Liberation Serif'" style:font-family-generic="modern" style:font-pitch="variable"/>
    <style:font-face style:name="Arial1" svg:font-family="Arial" style:font-family-generic="roman" style:font-pitch="variable"/>
    <style:font-face style:name="DejaVu Sans2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Noto Sans CJK TC" svg:font-family="'Noto Sans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TC1" svg:font-family="'Noto Sans CJK TC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4cm" fo:min-width="4.0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3.564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dde8cb" draw:textarea-horizontal-align="justify" draw:textarea-vertical-align="middle" draw:auto-grow-height="false" fo:min-height="1.274cm" fo:min-width="3.5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solid" svg:stroke-width="0.053cm" svg:stroke-color="#333333" draw:marker-start-width="0.279cm" draw:marker-end-width="0.279cm" draw:fill="solid" draw:fill-color="#ffffff" draw:textarea-horizontal-align="justify" draw:textarea-vertical-align="top" draw:auto-grow-height="false" fo:min-height="0.483cm" fo:min-width="1.211cm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solid" svg:stroke-width="0.053cm" svg:stroke-color="#333333" draw:marker-start-width="0.279cm" draw:marker-end-width="0.279cm" draw:fill="solid" draw:fill-color="#ffffff" draw:textarea-horizontal-align="justify" draw:textarea-vertical-align="top" draw:auto-grow-height="false" fo:min-height="1.492cm" fo:min-width="1.211cm" fo:padding-top="0.151cm" fo:padding-bottom="0.151cm" fo:padding-left="0.276cm" fo:padding-right="0.276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1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7.461cm"/>
    </style:style>
    <style:style style:name="gr17" style:family="graphic" style:parent-style-name="standard">
      <style:graphic-properties draw:stroke="none" draw:fill-color="#f7d1d5" draw:textarea-horizontal-align="justify" draw:textarea-vertical-align="middle" draw:auto-grow-height="false" fo:min-height="1.274cm" fo:min-width="5.088cm"/>
    </style:style>
    <style:style style:name="gr18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28cm" svg:stroke-color="#8e86ae" draw:marker-start-width="0.242cm" draw:marker-end-width="0.242cm" draw:fill="solid" draw:fill-color="#eeeeee" draw:textarea-horizontal-align="justify" draw:textarea-vertical-align="top" draw:auto-grow-height="false" fo:min-height="3.702cm" fo:min-width="8.387cm" fo:padding-top="0.139cm" fo:padding-bottom="0.139cm" fo:padding-left="0.264cm" fo:padding-right="0.264cm" draw:shadow="visible" draw:shadow-opacity="53%"/>
    </style:style>
    <style:style style:name="gr20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93cm" fo:min-width="0cm"/>
    </style:style>
    <style:style style:name="gr22" style:family="graphic" style:parent-style-name="standard">
      <style:graphic-properties svg:stroke-width="0.053cm" draw:marker-start-width="0.279cm" draw:marker-end-width="0.279cm" draw:fill-color="#dee6ef" draw:opacity="51%" draw:textarea-horizontal-align="justify" draw:textarea-vertical-align="middle" draw:auto-grow-height="false" fo:min-height="2.973cm" fo:min-width="1.813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24" style:family="graphic" style:parent-style-name="standard">
      <style:graphic-properties svg:stroke-width="0.053cm" svg:stroke-color="#1c1c1c" draw:marker-start-width="0.279cm" draw:marker-end-width="0.279cm" draw:fill-color="#dddddd" draw:textarea-horizontal-align="justify" draw:textarea-vertical-align="middle" draw:auto-grow-height="false" fo:min-height="1.474cm" fo:min-width="1.02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-color="#dee6ef" draw:opacity="51%" draw:textarea-horizontal-align="justify" draw:textarea-vertical-align="middle" draw:auto-grow-height="false" fo:min-height="2.972cm" fo:min-width="1.813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1c1c1c" draw:marker-start-width="0.279cm" draw:marker-end-width="0.279cm" draw:fill-color="#dddddd" draw:textarea-horizontal-align="justify" draw:textarea-vertical-align="middle" draw:auto-grow-height="false" fo:min-height="1.474cm" fo:min-width="1.027cm" fo:padding-top="0.151cm" fo:padding-bottom="0.151cm" fo:padding-left="0.276cm" fo:padding-right="0.276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201cm" fo:min-width="0cm"/>
    </style:style>
    <style:style style:name="gr28" style:family="graphic" style:parent-style-name="standard">
      <style:graphic-properties draw:stroke="solid" svg:stroke-width="0.081cm" svg:stroke-color="#333333" draw:marker-start-width="0.321cm" draw:marker-end-width="0.321cm" draw:fill="solid" draw:fill-color="#ffffff" draw:textarea-horizontal-align="justify" draw:textarea-vertical-align="middle" draw:auto-grow-height="false" fo:min-height="0.271cm" fo:min-width="0.67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width="0.053cm" svg:stroke-color="#f10d0c" draw:marker-start-width="0.279cm" draw:marker-end-width="0.279cm" draw:fill-color="#dddddd" draw:textarea-horizontal-align="justify" draw:textarea-vertical-align="middle" draw:auto-grow-height="false" fo:min-height="1.474cm" fo:min-width="1.028cm" fo:padding-top="0.151cm" fo:padding-bottom="0.151cm" fo:padding-left="0.276cm" fo:padding-right="0.276cm"/>
    </style:style>
    <style:style style:name="gr31" style:family="graphic" style:parent-style-name="standard">
      <style:graphic-properties draw:stroke="solid" svg:stroke-width="0.081cm" svg:stroke-color="#f10d0c" draw:marker-start-width="0.321cm" draw:marker-end-width="0.321cm" draw:fill="solid" draw:fill-color="#ffffff" draw:textarea-horizontal-align="justify" draw:textarea-vertical-align="middle" draw:auto-grow-height="false" fo:min-height="0.271cm" fo:min-width="0.672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35cm" svg:stroke-color="#f10d0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8cm"/>
    </style:style>
    <style:style style:name="gr34" style:family="graphic" style:parent-style-name="standard">
      <style:graphic-properties draw:stroke="solid" svg:stroke-width="0.081cm" svg:stroke-color="#333333" draw:marker-start-width="0.321cm" draw:marker-end-width="0.321cm" draw:fill="solid" draw:fill-color="#ffffff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svg:stroke-width="0.106cm" svg:stroke-color="#ff6d6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8" style:family="graphic" style:parent-style-name="objectwithoutfill">
      <style:graphic-properties svg:stroke-width="0.106cm" svg:stroke-color="#3faf46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solid" svg:stroke-width="0.081cm" svg:stroke-color="#333333" draw:marker-start-width="0.321cm" draw:marker-end-width="0.321cm" draw:fill="solid" draw:fill-color="#cccccc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41" style:family="graphic" style:parent-style-name="standard">
      <style:graphic-properties svg:stroke-width="0.053cm" draw:marker-start-width="0.279cm" draw:marker-end-width="0.279cm" draw:fill-color="#dddddd" draw:opacity="51%" draw:textarea-horizontal-align="justify" draw:textarea-vertical-align="middle" draw:auto-grow-height="false" fo:min-height="3.992cm" fo:min-width="13.647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</style:style>
    <style:style style:name="gr44" style:family="graphic" style:parent-style-name="standard">
      <style:graphic-properties svg:stroke-width="0.053cm" svg:stroke-color="#333333" draw:marker-start-width="0.279cm" draw:marker-end-width="0.279cm" draw:fill-color="#dee6ef" draw:textarea-horizontal-align="justify" draw:textarea-vertical-align="middle" draw:auto-grow-height="false" fo:min-height="0.968cm" fo:min-width="3.004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width="0.053cm" svg:stroke-color="#333333" draw:marker-start-width="0.279cm" draw:marker-end-width="0.279cm" draw:fill-color="#ffd8ce" draw:textarea-horizontal-align="justify" draw:textarea-vertical-align="middle" draw:auto-grow-height="false" fo:min-height="0.46cm" fo:min-width="4.66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333333" draw:marker-start-width="0.279cm" draw:marker-end-width="0.279cm" draw:fill-color="#dde8cb" draw:textarea-horizontal-align="justify" draw:textarea-vertical-align="middle" draw:auto-grow-height="false" fo:min-height="1.222cm" fo:min-width="3.512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333333" draw:marker-start-width="0.279cm" draw:marker-end-width="0.279cm" draw:fill-color="#dde8cb" draw:textarea-horizontal-align="justify" draw:textarea-vertical-align="middle" draw:auto-grow-height="false" fo:min-height="0.968cm" fo:min-width="3.766cm" fo:padding-top="0.151cm" fo:padding-bottom="0.151cm" fo:padding-left="0.276cm" fo:padding-right="0.276cm"/>
    </style:style>
    <style:style style:name="gr48" style:family="graphic" style:parent-style-name="objectwithoutfill">
      <style:graphic-properties draw:stroke="dash" draw:stroke-dash="Dashed_20__28_var_29_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53cm" svg:stroke-color="#333333" draw:marker-start-width="0.279cm" draw:marker-end-width="0.279cm" draw:fill-color="#dde8cb" draw:textarea-horizontal-align="justify" draw:textarea-vertical-align="middle" draw:auto-grow-height="false" fo:min-height="0.714cm" fo:min-width="3.004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2" style:family="graphic" style:parent-style-name="standard" style:list-style-name="L1">
      <style:graphic-properties svg:stroke-color="#333333" draw:fill-color="#ffffff" draw:textarea-horizontal-align="justify" draw:textarea-vertical-align="top" draw:auto-grow-height="false" fo:min-height="5.338cm" fo:min-width="6.62cm"/>
    </style:style>
    <style:style style:name="gr53" style:family="graphic" style:parent-style-name="objectwithoutfill">
      <style:graphic-properties svg:stroke-color="#ec9ba4"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5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333333" draw:marker-start-width="0.279cm" draw:marker-end-width="0.279cm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8" style:family="graphic" style:parent-style-name="standard">
      <style:graphic-properties svg:stroke-width="0.053cm" svg:stroke-color="#333333" draw:marker-start-width="0.279cm" draw:marker-end-width="0.279cm" draw:fill-color="#eeeeee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59" style:family="graphic" style:parent-style-name="objectwithoutfill">
      <style:graphic-properties draw:stroke="dash" draw:stroke-dash="Dashed_20__28_var_29_" svg:stroke-width="0.053cm" svg:stroke-color="#77bc6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61" style:family="graphic" style:parent-style-name="standard">
      <style:graphic-properties svg:stroke-color="#333333" draw:fill-color="#dde8cb" draw:textarea-horizontal-align="justify" draw:textarea-vertical-align="middle" draw:auto-grow-height="false" fo:min-height="0.512cm" fo:min-width="1.786cm"/>
    </style:style>
    <style:style style:name="gr62" style:family="graphic" style:parent-style-name="standard">
      <style:graphic-properties svg:stroke-color="#333333" draw:fill-color="#f7d1d5" draw:textarea-horizontal-align="justify" draw:textarea-vertical-align="middle" draw:auto-grow-height="false" fo:min-height="0.512cm" fo:min-width="1.78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9.27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07cm" fo:min-width="0cm"/>
    </style:style>
    <style:style style:name="gr67" style:family="graphic" style:parent-style-name="standard">
      <style:graphic-properties draw:stroke="none" draw:fill="solid" draw:fill-color="#ffd7d7" draw:textarea-horizontal-align="justify" draw:textarea-vertical-align="middle" draw:auto-grow-height="false" fo:min-height="0.512cm" fo:min-width="9.152cm"/>
    </style:style>
    <style:style style:name="gr68" style:family="graphic" style:parent-style-name="standard">
      <style:graphic-properties draw:stroke="none" draw:fill="solid" draw:fill-color="#dde8cb" draw:textarea-horizontal-align="justify" draw:textarea-vertical-align="middle" draw:auto-grow-height="false" fo:min-height="0.512cm" fo:min-width="9.152cm"/>
    </style:style>
    <style:style style:name="gr69" style:family="graphic" style:parent-style-name="objectwithoutfill">
      <style:graphic-properties draw:stroke="solid" svg:stroke-color="#069a2e" draw:marker-end="Arrow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67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7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4" style:family="graphic" style:parent-style-name="Default_5f_1">
      <style:graphic-properties svg:stroke-width="0.053cm" svg:stroke-color="#333333" draw:marker-start-width="0.279cm" draw:marker-end-width="0.279cm" draw:fill="none" draw:fill-color="#729fcf" draw:textarea-horizontal-align="justify" draw:textarea-vertical-align="middle" draw:auto-grow-height="false" fo:min-height="0.605cm" fo:min-width="0.355cm" fo:padding-top="0.151cm" fo:padding-bottom="0.151cm" fo:padding-left="0.276cm" fo:padding-right="0.276cm"/>
    </style:style>
    <style:style style:name="gr7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33cm"/>
    </style:style>
    <style:style style:name="gr76" style:family="graphic" style:parent-style-name="standard">
      <style:graphic-properties svg:stroke-width="0.053cm" svg:stroke-color="#333333" draw:marker-start-width="0.279cm" draw:marker-end-width="0.279cm" draw:fill="none" draw:fill-color="#729fcf" draw:textarea-horizontal-align="justify" draw:textarea-vertical-align="middle" draw:auto-grow-height="false" fo:min-height="0.605cm" fo:min-width="0.355cm" fo:padding-top="0.151cm" fo:padding-bottom="0.151cm" fo:padding-left="0.276cm" fo:padding-right="0.276cm"/>
    </style:style>
    <style:style style:name="gr77" style:family="graphic" style:parent-style-name="standard">
      <style:graphic-properties draw:stroke="none" draw:fill-color="#f5cd53" draw:textarea-vertical-align="middle" draw:auto-grow-height="false" fo:min-height="0.372cm" fo:min-width="0.668cm"/>
    </style:style>
    <style:style style:name="gr78" style:family="graphic" style:parent-style-name="standard">
      <style:graphic-properties svg:stroke-width="0.053cm" svg:stroke-color="#ce181e" draw:marker-start-width="0.279cm" draw:marker-end-width="0.279cm" draw:fill="none" draw:fill-color="#729fcf" draw:textarea-horizontal-align="justify" draw:textarea-vertical-align="middle" draw:auto-grow-height="false" fo:min-height="0.394cm" fo:min-width="0.202cm" fo:padding-top="0.151cm" fo:padding-bottom="0.151cm" fo:padding-left="0.276cm" fo:padding-right="0.276cm"/>
    </style:style>
    <style:style style:name="gr79" style:family="graphic" style:parent-style-name="objectwithoutfill">
      <style:graphic-properties svg:stroke-width="0.035cm" svg:stroke-color="#ce181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01cm" fo:min-width="0cm"/>
    </style:style>
    <style:style style:name="gr81" style:family="graphic" style:parent-style-name="standard">
      <style:graphic-properties svg:stroke-width="0.053cm" draw:marker-start-width="0.279cm" draw:marker-end-width="0.279cm" draw:fill-color="#dee6ef" draw:opacity="51%" draw:textarea-horizontal-align="justify" draw:textarea-vertical-align="middle" draw:auto-grow-height="false" fo:min-height="1.368cm" fo:min-width="6.198cm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3" style:family="graphic" style:parent-style-name="standard">
      <style:graphic-properties draw:stroke="none" draw:fill-color="#afd095" draw:textarea-vertical-align="middle" draw:auto-grow-height="false" fo:min-height="0.372cm" fo:min-width="0.668cm"/>
    </style:style>
    <style:style style:name="gr84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4.016cm" fo:min-width="3.296cm" fo:padding-top="0.151cm" fo:padding-bottom="0.151cm" fo:padding-left="0.276cm" fo:padding-right="0.276cm"/>
    </style:style>
    <style:style style:name="gr85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5.124cm" fo:min-width="4.274cm" fo:padding-top="0.151cm" fo:padding-bottom="0.151cm" fo:padding-left="0.276cm" fo:padding-right="0.276cm"/>
    </style:style>
    <style:style style:name="gr86" style:family="graphic" style:parent-style-name="standard">
      <style:graphic-properties draw:stroke="none" draw:fill-color="#ffa6a6" draw:textarea-horizontal-align="justify" draw:textarea-vertical-align="middle" draw:auto-grow-height="false" fo:min-height="0.988cm" fo:min-width="0.262cm"/>
    </style:style>
    <style:style style:name="gr87" style:family="graphic" style:parent-style-name="standard">
      <style:graphic-properties draw:stroke="none" draw:fill-color="#afd095" draw:textarea-horizontal-align="justify" draw:textarea-vertical-align="middle" draw:auto-grow-height="false" fo:min-height="0.988cm" fo:min-width="0.262cm"/>
    </style:style>
    <style:style style:name="gr88" style:family="graphic" style:parent-style-name="standard">
      <style:graphic-properties draw:stroke="none" draw:fill-color="#b4c7dc" draw:textarea-horizontal-align="justify" draw:textarea-vertical-align="middle" draw:auto-grow-height="false" fo:min-height="0.988cm" fo:min-width="0.262cm"/>
    </style:style>
    <style:style style:name="gr89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0" style:family="graphic" style:parent-style-name="standard">
      <style:graphic-properties draw:stroke="solid" svg:stroke-width="0.081cm" svg:stroke-color="#333333" draw:marker-start-width="0.322cm" draw:marker-end-width="0.322cm" draw:fill="none" draw:fill-color="#afd095" draw:textarea-horizontal-align="justify" draw:textarea-vertical-align="middle" draw:auto-grow-height="false" fo:min-height="0.126cm" fo:min-width="0cm" fo:padding-top="0.166cm" fo:padding-bottom="0.166cm" fo:padding-left="0.291cm" fo:padding-right="0.291cm"/>
    </style:style>
    <style:style style:name="gr91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2" style:family="graphic" style:parent-style-name="standard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0.178cm" fo:min-width="0cm" fo:padding-top="0.165cm" fo:padding-bottom="0.165cm" fo:padding-left="0.29cm" fo:padding-right="0.29cm"/>
    </style:style>
    <style:style style:name="gr9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4" style:family="graphic" style:parent-style-name="standard">
      <style:graphic-properties draw:stroke="solid" svg:stroke-width="0.081cm" svg:stroke-color="#333333" draw:marker-start-width="0.322cm" draw:marker-end-width="0.322cm" draw:fill="solid" draw:fill-color="#afd095" draw:textarea-horizontal-align="justify" draw:textarea-vertical-align="middle" draw:auto-grow-height="false" fo:min-height="0.126cm" fo:min-width="0cm" fo:padding-top="0.166cm" fo:padding-bottom="0.166cm" fo:padding-left="0.291cm" fo:padding-right="0.291cm"/>
    </style:style>
    <style:style style:name="gr95" style:family="graphic" style:parent-style-name="objectwithoutfill">
      <style:graphic-properties draw:stroke="dash" draw:stroke-dash="Dashed_20__28_var_29_" svg:stroke-width="0.081cm" svg:stroke-color="#bf819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5cm"/>
    </style:style>
    <style:style style:name="gr97" style:family="graphic" style:parent-style-name="standard">
      <style:graphic-properties draw:stroke="none" svg:stroke-color="#b3cac7" draw:fill-color="#ff6d6d" draw:textarea-horizontal-align="justify" draw:textarea-vertical-align="middle" draw:auto-grow-height="false" fo:min-height="10.289cm" fo:min-width="0cm"/>
    </style:style>
    <style:style style:name="gr98" style:family="graphic" style:parent-style-name="standard">
      <style:graphic-properties draw:stroke="none" svg:stroke-color="#b3cac7" draw:fill-color="#92e285" draw:textarea-horizontal-align="justify" draw:textarea-vertical-align="middle" draw:auto-grow-height="false" fo:min-height="10.925cm" fo:min-width="0.51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100" style:family="graphic" style:parent-style-name="standard">
      <style:graphic-properties draw:stroke="solid" svg:stroke-width="0.081cm" svg:stroke-color="#333333" draw:marker-start-width="0.322cm" draw:marker-end-width="0.322cm" draw:fill="solid" draw:fill-color="#afd095" draw:textarea-horizontal-align="justify" draw:textarea-vertical-align="middle" draw:auto-grow-height="false" fo:min-height="1.214cm" fo:min-width="0.963cm" fo:padding-top="0.166cm" fo:padding-bottom="0.166cm" fo:padding-left="0.291cm" fo:padding-right="0.291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102" style:family="graphic" style:parent-style-name="standard">
      <style:graphic-properties svg:stroke-color="#333333" draw:fill-color="#ffffff" draw:textarea-horizontal-align="justify" draw:textarea-vertical-align="bottom" draw:auto-grow-height="false" fo:min-height="0.666cm" fo:min-width="1.024cm" draw:shadow="hidden"/>
    </style:style>
    <style:style style:name="gr103" style:family="graphic" style:parent-style-name="standard">
      <style:graphic-properties svg:stroke-color="#333333" draw:fill-color="#dde8cb" draw:textarea-horizontal-align="justify" draw:textarea-vertical-align="bottom" draw:auto-grow-height="false" fo:min-height="0.666cm" fo:min-width="1.024cm" draw:shadow="hidden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</style:style>
    <style:style style:name="pr1" style:family="presentation" style:parent-style-name="course-template-JJMR1-title">
      <style:graphic-properties draw:auto-grow-height="true" fo:min-height="3.977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_5f_-title">
      <style:graphic-properties draw:auto-grow-height="true" fo:min-height="0.762cm"/>
    </style:style>
    <style:style style:name="pr5" style:family="presentation" style:parent-style-name="course-template-JJMR_5f_-outline1">
      <style:graphic-properties fo:min-height="5.667cm"/>
    </style:style>
    <style:style style:name="pr6" style:family="presentation" style:parent-style-name="course-template-JJMR_5f_-notes">
      <style:graphic-properties draw:fill-color="#ffffff" draw:auto-grow-height="true" fo:min-height="12.572cm"/>
    </style:style>
    <style:style style:name="pr7" style:family="presentation" style:parent-style-name="Default_20_1-title">
      <style:graphic-properties fo:min-height="7.545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title">
      <style:graphic-properties fo:min-height="16.943cm"/>
    </style:style>
    <style:style style:name="pr10" style:family="presentation" style:parent-style-name="Default_20_1-outline1">
      <style:graphic-properties fo:min-height="11.929cm"/>
    </style:style>
    <style:style style:name="pr11" style:family="presentation" style:parent-style-name="Default_20_1-title">
      <style:graphic-properties fo:min-height="1.733cm"/>
    </style:style>
    <style:style style:name="pr12" style:family="presentation" style:parent-style-name="Default_20_1-title">
      <style:graphic-properties fo:min-height="1.703cm"/>
    </style:style>
    <style:style style:name="pr13" style:family="presentation" style:parent-style-name="course-template-JJMR1-title">
      <style:graphic-properties draw:auto-grow-height="true" fo:min-height="2.907cm"/>
    </style:style>
    <style:style style:name="P1" style:family="paragraph">
      <style:text-properties fo:color="#333333" style:font-name="Noto Sans CJK TC" fo:font-size="28pt" style:font-name-asian="Noto Sans CJK TC" style:font-size-asian="28pt" style:font-size-complex="28pt"/>
    </style:style>
    <style:style style:name="P2" style:family="paragraph">
      <style:text-properties fo:color="#666666" fo:font-size="22pt" style:font-size-asian="22pt" style:font-size-complex="2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text-properties style:font-name="Noto Sans CJK TC" fo:font-size="24pt" fo:font-weight="normal" style:font-name-asian="Noto Sans CJK TC" style:font-size-asian="24pt" style:font-weight-asian="normal" style:font-size-complex="24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color="#0b3760" style:font-name="Liberation Sans1" fo:font-size="28pt" style:font-size-asian="28pt" style:font-size-complex="28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4cm"/>
    </style:style>
    <style:style style:name="P11" style:family="paragraph">
      <style:paragraph-properties fo:margin-left="0cm" fo:margin-right="0cm" fo:margin-top="0cm" fo:margin-bottom="0.4cm" fo:text-indent="0cm"/>
    </style:style>
    <style:style style:name="P1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  <style:text-properties style:font-name="Hack1" fo:font-size="7pt" style:font-size-asian="7pt" style:font-size-complex="7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dde8cb"/>
      <style:paragraph-properties fo:text-align="center"/>
    </style:style>
    <style:style style:name="P22" style:family="paragraph">
      <loext:graphic-properties draw:fill="none" draw:fill-color="#ffffff"/>
      <style:text-properties fo:font-size="13pt" style:font-size-asian="13pt" style:font-size-complex="13pt"/>
    </style:style>
    <style:style style:name="P23" style:family="paragraph">
      <loext:graphic-properties draw:fill="solid" draw:fill-color="#ffffff"/>
      <style:paragraph-properties fo:text-align="start"/>
      <style:text-properties style:font-name="Hack1" fo:font-size="7pt" style:text-underline-style="none" style:font-size-asian="7pt" style:font-size-complex="7pt"/>
    </style:style>
    <style:style style:name="P24" style:family="paragraph">
      <loext:graphic-properties draw:fill="none" draw:fill-color="#ffffff"/>
      <style:text-properties fo:font-size="7pt" style:font-size-asian="7pt" style:font-size-complex="7pt"/>
    </style:style>
    <style:style style:name="P25" style:family="paragraph">
      <loext:graphic-properties draw:fill="none" draw:fill-color="#ffffff"/>
      <style:text-properties style:use-window-font-color="true" fo:font-size="16pt" style:font-size-asian="16pt" style:font-size-complex="16pt"/>
    </style:style>
    <style:style style:name="P26" style:family="paragraph">
      <loext:graphic-properties draw:fill-color="#f7d1d5"/>
      <style:paragraph-properties fo:text-align="center"/>
    </style:style>
    <style:style style:name="P27" style:family="paragraph">
      <loext:graphic-properties draw:fill="solid" draw:fill-color="#eeeeee"/>
      <style:paragraph-properties fo:text-align="start"/>
      <style:text-properties style:font-name="Hack1" fo:font-size="10.5pt" style:text-underline-style="solid" style:text-underline-width="auto" style:text-underline-color="font-color" style:font-size-asian="10.5pt" style:font-size-complex="10.5pt"/>
    </style:style>
    <style:style style:name="P28" style:family="paragraph">
      <style:paragraph-properties fo:text-align="start"/>
      <style:text-properties fo:color="#333333" fo:font-style="normal" fo:font-weight="bold" style:font-style-asian="normal" style:font-weight-asian="bold" style:font-style-complex="normal" style:font-weight-complex="bold"/>
    </style:style>
    <style:style style:name="P29" style:family="paragraph">
      <loext:graphic-properties draw:fill="none" draw:fill-color="#ffffff"/>
      <style:text-properties style:font-name="DejaVu Sans Mono1" fo:font-size="16pt" style:font-size-asian="16pt" style:font-size-complex="16pt"/>
    </style:style>
    <style:style style:name="P30" style:family="paragraph">
      <loext:graphic-properties draw:fill-color="#dee6ef" draw:opacity="51%"/>
      <style:paragraph-properties fo:text-align="center"/>
    </style:style>
    <style:style style:name="P31" style:family="paragraph">
      <loext:graphic-properties draw:fill="none" draw:fill-color="#ffffff"/>
      <style:text-properties fo:font-size="10pt" style:font-size-asian="10pt" style:font-size-complex="10pt"/>
    </style:style>
    <style:style style:name="P32" style:family="paragraph">
      <loext:graphic-properties draw:fill-color="#dddddd"/>
      <style:paragraph-properties fo:text-align="center"/>
      <style:text-properties style:font-name="Hack1" fo:font-size="10pt" style:font-size-asian="10pt" style:font-size-complex="10pt"/>
    </style:style>
    <style:style style:name="P33" style:family="paragraph">
      <loext:graphic-properties draw:fill="solid" draw:fill-color="#ffffff"/>
      <style:paragraph-properties fo:text-align="center"/>
      <style:text-properties style:font-name="Hack1" fo:font-size="10pt" style:font-size-asian="10pt" style:font-size-complex="10pt"/>
    </style:style>
    <style:style style:name="P34" style:family="paragraph">
      <loext:graphic-properties draw:fill="solid" draw:fill-color="#ffffff"/>
      <style:paragraph-properties fo:text-align="center"/>
      <style:text-properties style:font-name="Hack1" fo:font-size="18pt"/>
    </style:style>
    <style:style style:name="P35" style:family="paragraph">
      <loext:graphic-properties draw:fill="none"/>
      <style:paragraph-properties fo:text-align="center"/>
      <style:text-properties fo:color="#ce181e"/>
    </style:style>
    <style:style style:name="P36" style:family="paragraph">
      <loext:graphic-properties draw:fill="none" draw:fill-color="#ffffff"/>
      <style:text-properties fo:color="#ff3838" style:font-name="Hack1" fo:font-size="40pt" style:font-size-asian="40pt" style:font-size-complex="40pt"/>
    </style:style>
    <style:style style:name="P37" style:family="paragraph">
      <loext:graphic-properties draw:fill="solid" draw:fill-color="#cccccc"/>
      <style:paragraph-properties fo:text-align="center"/>
      <style:text-properties style:font-name="Hack1" fo:font-size="18pt"/>
    </style:style>
    <style:style style:name="P38" style:family="paragraph">
      <loext:graphic-properties draw:fill="none" draw:fill-color="#ffffff"/>
      <style:text-properties style:font-name="Noto Sans CJK TC" fo:font-size="24pt" style:font-name-asian="Noto Sans CJK TC" style:font-size-asian="24pt" style:font-size-complex="24pt"/>
    </style:style>
    <style:style style:name="P39" style:family="paragraph">
      <loext:graphic-properties draw:fill-color="#dddddd" draw:opacity="51%"/>
      <style:paragraph-properties fo:text-align="center"/>
    </style:style>
    <style:style style:name="P40" style:family="paragraph">
      <loext:graphic-properties draw:fill="none" draw:fill-color="#ffffff"/>
      <style:paragraph-properties fo:text-align="start"/>
      <style:text-properties style:font-name="Hack1" fo:font-size="16pt" style:font-size-asian="16pt" style:font-size-complex="16pt"/>
    </style:style>
    <style:style style:name="P41" style:family="paragraph">
      <loext:graphic-properties draw:fill-color="#dee6ef"/>
      <style:paragraph-properties fo:text-align="center"/>
    </style:style>
    <style:style style:name="P42" style:family="paragraph">
      <loext:graphic-properties draw:fill-color="#ffd8ce"/>
      <style:paragraph-properties fo:text-align="center"/>
    </style:style>
    <style:style style:name="P43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44" style:family="paragraph">
      <loext:graphic-properties draw:fill="none" draw:fill-color="#ffffff"/>
      <style:paragraph-properties fo:text-align="start"/>
      <style:text-properties style:font-name="Hack1" fo:font-size="16pt" fo:font-weight="normal" style:font-size-asian="16pt" style:font-weight-asian="normal" style:font-size-complex="16pt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6" style:family="paragraph">
      <loext:graphic-properties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ack1" fo:font-size="16pt" style:font-size-asian="16pt" style:font-size-complex="16pt"/>
    </style:style>
    <style:style style:name="P47" style:family="paragraph">
      <loext:graphic-properties draw:fill="none" draw:fill-color="#ffffff"/>
      <style:text-properties fo:font-size="18pt" style:font-size-asian="18pt" style:font-size-complex="18pt"/>
    </style:style>
    <style:style style:name="P48" style:family="paragraph">
      <loext:graphic-properties draw:fill="none" draw:fill-color="#ffffff"/>
      <style:text-properties style:font-name="Hack1"/>
    </style:style>
    <style:style style:name="P49" style:family="paragraph">
      <loext:graphic-properties draw:fill-color="#eeeeee"/>
      <style:paragraph-properties fo:text-align="center"/>
    </style:style>
    <style:style style:name="P50" style:family="paragraph">
      <loext:graphic-properties draw:fill="none" draw:fill-color="#ffffff"/>
      <style:text-properties fo:color="#3faf46" fo:font-size="32pt" style:font-size-asian="32pt" style:font-size-complex="32pt"/>
    </style:style>
    <style:style style:name="P51" style:family="paragraph">
      <loext:graphic-properties draw:fill="none" draw:fill-color="#ffffff"/>
      <style:text-properties fo:font-size="22pt" style:font-size-asian="22pt" style:font-size-complex="22pt"/>
    </style:style>
    <style:style style:name="P52" style:family="paragraph">
      <loext:graphic-properties draw:fill="none" draw:fill-color="#ffffff"/>
      <style:text-properties style:use-window-font-color="true" fo:font-size="28pt" style:font-size-asian="28pt" style:font-size-complex="28pt"/>
    </style:style>
    <style:style style:name="P53" style:family="paragraph">
      <loext:graphic-properties draw:fill="solid" draw:fill-color="#ffd7d7"/>
      <style:paragraph-properties fo:text-align="center"/>
    </style:style>
    <style:style style:name="P54" style:family="paragraph">
      <loext:graphic-properties draw:fill="solid" draw:fill-color="#dde8cb"/>
      <style:paragraph-properties fo:text-align="center"/>
    </style:style>
    <style:style style:name="P55" style:family="paragraph">
      <loext:graphic-properties draw:fill="none" draw:fill-color="#ffffff"/>
      <style:text-properties style:font-name="Noto Sans CJK TC" style:font-name-asian="Noto Sans CJK TC"/>
    </style:style>
    <style:style style:name="P56" style:family="paragraph">
      <loext:graphic-properties draw:fill="none" draw:fill-color="#ffffff"/>
      <style:text-properties fo:font-size="20pt" style:font-size-asian="20pt" style:font-size-complex="20pt"/>
    </style:style>
    <style:style style:name="P57" style:family="paragraph">
      <style:text-properties fo:font-size="22pt" style:font-size-asian="22pt" style:font-size-complex="22pt"/>
    </style:style>
    <style:style style:name="P58" style:family="paragraph">
      <style:paragraph-properties fo:text-align="center"/>
      <style:text-properties fo:color="#77bc65" style:font-name="Noto Sans1" fo:font-size="36pt" style:font-size-asian="36pt" style:font-size-complex="36pt"/>
    </style:style>
    <style:style style:name="P59" style:family="paragraph">
      <loext:graphic-properties draw:fill="none" draw:fill-color="#729fcf"/>
      <style:paragraph-properties fo:text-align="center"/>
    </style:style>
    <style:style style:name="P60" style:family="paragraph">
      <loext:graphic-properties draw:fill="none" draw:fill-color="#ffffff"/>
      <style:text-properties fo:color="#0369a3"/>
    </style:style>
    <style:style style:name="P61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62" style:family="paragraph">
      <loext:graphic-properties draw:fill="none" draw:fill-color="#729fcf"/>
      <style:paragraph-properties fo:text-align="center"/>
      <style:text-properties fo:font-size="18pt"/>
    </style:style>
    <style:style style:name="P63" style:family="paragraph">
      <loext:graphic-properties draw:fill-color="#f5cd53"/>
      <style:paragraph-properties fo:text-align="center"/>
    </style:style>
    <style:style style:name="P64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65" style:family="paragraph">
      <loext:graphic-properties draw:fill="none" draw:fill-color="#ffffff"/>
      <style:text-properties style:use-window-font-color="true" style:font-name="DejaVu Sans Mono1" fo:font-size="16pt" style:font-size-asian="16pt" style:font-size-complex="16pt"/>
    </style:style>
    <style:style style:name="P66" style:family="paragraph">
      <loext:graphic-properties draw:fill-color="#afd095"/>
      <style:paragraph-properties fo:text-align="center"/>
    </style:style>
    <style:style style:name="P67" style:family="paragraph">
      <loext:graphic-properties draw:fill-color="#ffa6a6"/>
      <style:paragraph-properties fo:text-align="center"/>
    </style:style>
    <style:style style:name="P68" style:family="paragraph">
      <loext:graphic-properties draw:fill-color="#b4c7dc"/>
      <style:paragraph-properties fo:text-align="center"/>
    </style:style>
    <style:style style:name="P69" style:family="paragraph">
      <style:text-properties fo:color="#333333" fo:font-size="48pt" style:font-size-asian="48pt" style:font-size-complex="48pt"/>
    </style:style>
    <style:style style:name="P70" style:family="paragraph">
      <style:paragraph-properties fo:margin-left="0cm" fo:margin-right="0cm" fo:margin-top="0cm" fo:margin-bottom="0cm" fo:line-height="100%" fo:text-align="start" fo:text-indent="0cm"/>
    </style:style>
    <style:style style:name="P71" style:family="paragraph">
      <loext:graphic-properties draw:fill="none" draw:fill-color="#afd095"/>
      <style:paragraph-properties fo:text-align="center"/>
    </style:style>
    <style:style style:name="P72" style:family="paragraph">
      <loext:graphic-properties draw:fill="none"/>
      <style:paragraph-properties fo:text-align="center"/>
      <style:text-properties fo:font-size="18pt"/>
    </style:style>
    <style:style style:name="P73" style:family="paragraph">
      <loext:graphic-properties draw:fill="solid" draw:fill-color="#afd095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75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76" style:family="paragraph">
      <loext:graphic-properties draw:fill-color="#ff6d6d"/>
      <style:paragraph-properties fo:text-align="center"/>
    </style:style>
    <style:style style:name="P77" style:family="paragraph">
      <loext:graphic-properties draw:fill-color="#92e285"/>
      <style:paragraph-properties fo:text-align="center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b3760" style:font-name="Liberation Sans1" fo:font-size="28pt" style:font-size-asian="28pt" style:font-size-complex="28pt"/>
    </style:style>
    <style:style style:name="P79" style:family="paragraph">
      <loext:graphic-properties draw:fill="solid" draw:fill-color="#afd095"/>
      <style:paragraph-properties fo:text-align="center"/>
      <style:text-properties fo:font-size="28pt" style:font-size-asian="28pt" style:font-size-complex="28pt"/>
    </style:style>
    <style:style style:name="P80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81" style:family="paragraph">
      <loext:graphic-properties draw:fill-color="#ffffff"/>
      <style:paragraph-properties fo:text-align="end"/>
    </style:style>
    <style:style style:name="P82" style:family="paragraph">
      <loext:graphic-properties draw:fill-color="#dde8cb"/>
      <style:paragraph-properties fo:text-align="end"/>
    </style:style>
    <style:style style:name="P83" style:family="paragraph">
      <loext:graphic-properties draw:fill="none" draw:fill-color="#ffffff"/>
      <style:text-properties fo:color="#5983b0" fo:font-size="22pt" style:font-size-asian="22pt" style:font-size-complex="22pt"/>
    </style:style>
    <style:style style:name="T1" style:family="text">
      <style:text-properties fo:color="#333333" style:font-name="Noto Sans CJK TC" fo:font-size="28pt" style:font-name-asian="Noto Sans CJK TC" style:font-size-asian="28pt" style:font-size-complex="28pt"/>
    </style:style>
    <style:style style:name="T2" style:family="text">
      <style:text-properties fo:color="#333333" style:font-name="Noto Sans CJK TC" fo:font-size="22pt" style:font-name-asian="Noto Sans CJK TC" style:font-size-asian="22pt" style:font-size-complex="22pt"/>
    </style:style>
    <style:style style:name="T3" style:family="text">
      <style:text-properties fo:color="#666666" fo:font-size="22pt" style:font-size-asian="22pt" style:font-size-complex="22pt"/>
    </style:style>
    <style:style style:name="T4" style:family="text">
      <style:text-properties fo:color="#666666"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Noto Sans CJK TC" fo:font-size="24pt" fo:font-weight="normal" style:font-name-asian="Noto Sans CJK TC" style:font-size-asian="24pt" style:font-weight-asian="normal" style:font-size-complex="24pt" style:font-weight-complex="normal"/>
    </style:style>
    <style:style style:name="T6" style:family="text">
      <style:text-properties style:font-name="Liberation Sans1" fo:font-size="24pt" fo:font-weight="normal" style:font-name-asian="Noto Sans CJK TC" style:font-size-asian="24pt" style:font-weight-asian="normal" style:font-size-complex="24pt" style:font-weight-complex="normal"/>
    </style:style>
    <style:style style:name="T7" style:family="text">
      <style:text-properties style:text-line-through-style="solid" style:text-line-through-type="single" style:font-name="Noto Sans CJK TC" fo:font-size="24pt" fo:font-weight="normal" style:font-name-asian="Noto Sans CJK TC" style:font-size-asian="24pt" style:font-weight-asian="normal" style:font-size-complex="24pt" style:font-weight-complex="normal"/>
    </style:style>
    <style:style style:name="T8" style:family="text">
      <style:text-properties style:text-line-through-style="solid" style:text-line-through-type="single" style:font-name="Liberation Sans1" fo:font-size="24pt" fo:font-weight="normal" style:font-name-asian="Noto Sans CJK TC" style:font-size-asian="24pt" style:font-weight-asian="normal" style:font-size-complex="24pt" style:font-weight-complex="normal"/>
    </style:style>
    <style:style style:name="T9" style:family="text">
      <style:text-properties fo:color="#0b3760" style:font-name="Liberation Sans1" fo:font-size="28pt" style:font-size-asian="28pt" style:font-size-complex="28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" style:font-size-asian="24pt" style:language-asian="zh" style:country-asian="TW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Hack1" fo:font-size="7pt" fo:font-weight="bold" style:font-size-asian="7pt" style:font-weight-asian="bold" style:font-size-complex="7pt" style:font-weight-complex="bold"/>
    </style:style>
    <style:style style:name="T13" style:family="text">
      <style:text-properties style:font-name="Hack1" fo:font-size="7pt" style:font-size-asian="7pt" style:font-size-complex="7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font-name="Hack1" fo:font-size="7pt" style:text-underline-style="none" style:font-size-asian="7pt" style:font-size-complex="7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18" style:family="text">
      <style:text-properties style:use-window-font-color="true" fo:font-size="16pt" style:font-size-asian="16pt" style:font-size-complex="16pt"/>
    </style:style>
    <style:style style:name="T19" style:family="text">
      <style:text-properties style:font-name="Hack1" fo:font-size="10.5pt" style:text-underline-style="solid" style:text-underline-width="auto" style:text-underline-color="font-color" style:font-size-asian="10.5pt" style:font-size-complex="10.5pt"/>
    </style:style>
    <style:style style:name="T20" style:family="text">
      <style:text-properties style:font-name="Hack1" fo:font-size="10.5pt" style:text-underline-style="none" fo:font-weight="bold" style:font-size-asian="10.5pt" style:font-weight-asian="bold" style:font-size-complex="10.5pt" style:font-weight-complex="bold"/>
    </style:style>
    <style:style style:name="T21" style:family="text">
      <style:text-properties style:font-name="Hack1" fo:font-size="10.5pt" style:text-underline-style="none" style:font-size-asian="10.5pt" style:font-size-complex="10.5pt"/>
    </style:style>
    <style:style style:name="T22" style:family="text">
      <style:text-properties fo:color="#333333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DejaVu Sans Mono1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DejaVu Sans Mono1" fo:font-size="16pt" style:font-size-asian="16pt" style:font-size-complex="16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Hack1" fo:font-size="10pt" style:font-size-asian="10pt" style:font-size-complex="10pt"/>
    </style:style>
    <style:style style:name="T27" style:family="text">
      <style:text-properties fo:color="#ce181e" style:font-name="DejaVu Sans Mono1" fo:font-size="16pt" style:font-size-asian="16pt" style:font-size-complex="16pt"/>
    </style:style>
    <style:style style:name="T28" style:family="text">
      <style:text-properties fo:color="#ce181e" style:font-name="Hack1" fo:font-size="10pt" style:font-size-asian="10pt" style:font-size-complex="10pt"/>
    </style:style>
    <style:style style:name="T29" style:family="text">
      <style:text-properties fo:color="#ce181e" style:font-name="DejaVu Sans Mono1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0b3760" style:font-name="Noto Sans CJK TC" fo:font-size="28pt" style:font-name-asian="Noto Sans CJK TC" style:font-size-asian="28pt" style:font-size-complex="28pt"/>
    </style:style>
    <style:style style:name="T31" style:family="text">
      <style:text-properties style:font-name="Hack1" fo:font-size="18pt"/>
    </style:style>
    <style:style style:name="T32" style:family="text">
      <style:text-properties fo:color="#ce181e" fo:font-weight="bold" style:font-weight-asian="bold" style:font-weight-complex="bold"/>
    </style:style>
    <style:style style:name="T33" style:family="text">
      <style:text-properties fo:color="#ce181e"/>
    </style:style>
    <style:style style:name="T34" style:family="text">
      <style:text-properties fo:color="#ff3838" style:font-name="Hack1" fo:font-size="40pt" style:font-size-asian="40pt" style:font-size-complex="40pt"/>
    </style:style>
    <style:style style:name="T35" style:family="text">
      <style:text-properties style:font-name="Noto Sans CJK TC" fo:font-size="24pt" style:font-name-asian="Noto Sans CJK TC" style:font-size-asian="24pt" style:font-size-complex="24pt"/>
    </style:style>
    <style:style style:name="T36" style:family="text">
      <style:text-properties fo:color="#069a2e" style:font-name="DejaVu Sans Mono1" fo:font-size="16pt" style:font-size-asian="16pt" style:font-size-complex="16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Hack1" fo:font-size="16pt" fo:font-weight="normal" style:font-size-asian="16pt" style:font-weight-asian="normal" style:font-size-complex="16pt" style:font-weight-complex="normal"/>
    </style:style>
    <style:style style:name="T39" style:family="text">
      <style:text-properties style:text-position="-33% 58%" style:font-name="Hack1" fo:font-size="16pt" fo:font-weight="normal" style:font-size-asian="16pt" style:font-weight-asian="normal" style:font-size-complex="16pt" style:font-weight-complex="normal"/>
    </style:style>
    <style:style style:name="T40" style:family="text">
      <style:text-properties style:font-name="Hack1" fo:font-size="16pt" fo:font-weight="bold" style:font-size-asian="16pt" style:font-weight-asian="bold" style:font-size-complex="16pt" style:font-weight-complex="bold"/>
    </style:style>
    <style:style style:name="T41" style:family="text">
      <style:text-properties style:font-name="Hack1" fo:font-size="16pt" style:font-size-asian="16pt" style:font-size-complex="16pt"/>
    </style:style>
    <style:style style:name="T42" style:family="text">
      <style:text-properties fo:color="#ce181e" style:font-name="Hack1" fo:font-size="16pt" style:font-size-asian="16pt" style:font-size-complex="16pt"/>
    </style:style>
    <style:style style:name="T43" style:family="text">
      <style:text-properties style:text-position="-33% 58%" style:font-name="Hack1" fo:font-size="16pt" style:font-size-asian="16pt" style:font-size-complex="16pt"/>
    </style:style>
    <style:style style:name="T44" style:family="text">
      <style:text-properties fo:color="#ce181e" style:text-outline="false" style:text-line-through-style="none" style:text-line-through-type="none" style:font-name="Hack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Hack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ce181e" style:font-name="Hack1"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Hack1" fo:font-size="16pt" fo:font-style="normal" fo:text-shadow="none" style:text-underline-style="solid" style:text-underline-width="auto" style:text-underline-color="font-color" fo:font-weight="bold" style:letter-kerning="true" style:font-name-asian="Georgia" style:font-size-asian="16pt" style:font-style-asian="normal" style:font-weight-asian="bold" style:font-name-complex="Noto Sans CJK TC Regular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Hack1" fo:font-size="16pt" fo:font-style="normal" fo:text-shadow="none" style:text-underline-style="none" fo:font-weight="bold" style:letter-kerning="true" style:font-name-asian="Georgia" style:font-size-asian="16pt" style:font-style-asian="normal" style:font-weight-asian="bold" style:font-name-complex="Noto Sans CJK TC Regular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Hack1" fo:font-size="16pt" fo:font-style="normal" fo:text-shadow="none" style:text-underline-style="none" fo:font-weight="normal" style:letter-kerning="true" style:font-name-asian="Georgia" style:font-size-asian="16pt" style:font-style-asian="normal" style:font-weight-asian="normal" style:font-name-complex="Noto Sans CJK TC 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Hack1" fo:font-size="16pt" fo:font-style="normal" fo:text-shadow="none" style:text-underline-style="none" fo:font-weight="normal" style:letter-kerning="true" style:font-name-asian="Georgia" style:font-size-asian="16pt" style:font-style-asian="normal" style:font-weight-asian="normal" style:font-name-complex="Noto Sans CJK TC 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800080" style:text-outline="false" style:text-line-through-style="none" style:text-line-through-type="none" style:font-name="Hack1" fo:font-size="16pt" fo:font-style="normal" fo:text-shadow="none" style:text-underline-style="none" fo:font-weight="normal" style:letter-kerning="true" style:font-name-asian="Georgia" style:font-size-asian="16pt" style:font-style-asian="normal" style:font-weight-asian="normal" style:font-name-complex="Noto Sans CJK TC 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Hack1" fo:font-size="16pt" fo:font-style="normal" fo:text-shadow="none" style:text-underline-style="none" fo:font-weight="normal" style:letter-kerning="true" style:font-name-asian="Georgia" style:font-size-asian="16pt" style:font-style-asian="normal" style:font-weight-asian="normal" style:font-name-complex="Noto Sans CJK TC 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style:font-name="Hack1"/>
    </style:style>
    <style:style style:name="T55" style:family="text">
      <style:text-properties fo:color="#3faf46" fo:font-size="32pt" style:font-size-asian="32pt" style:font-size-complex="32pt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font-size="22pt" fo:font-weight="bold" style:font-size-asian="22pt" style:font-weight-asian="bold" style:font-size-complex="22pt" style:font-weight-complex="bold"/>
    </style:style>
    <style:style style:name="T5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59" style:family="text">
      <style:text-properties style:use-window-font-color="true" fo:font-size="22pt" style:font-size-asian="22pt" style:font-size-complex="22pt"/>
    </style:style>
    <style:style style:name="T60" style:family="text">
      <style:text-properties style:use-window-font-color="true" fo:font-size="28pt" style:font-size-asian="28pt" style:font-size-complex="28pt"/>
    </style:style>
    <style:style style:name="T61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62" style:family="text">
      <style:text-properties style:use-window-font-color="true" fo:font-size="20pt" style:font-size-asian="20pt" style:font-size-complex="20pt"/>
    </style:style>
    <style:style style:name="T63" style:family="text">
      <style:text-properties style:use-window-font-color="true" style:font-name="Hack1" fo:font-size="20pt" style:font-size-asian="20pt" style:font-size-complex="20pt"/>
    </style:style>
    <style:style style:name="T64" style:family="text">
      <style:text-properties style:use-window-font-color="true" style:text-position="-33% 58%" style:font-name="Hack1" fo:font-size="20pt" style:font-size-asian="20pt" style:font-size-complex="20pt"/>
    </style:style>
    <style:style style:name="T65" style:family="text">
      <style:text-properties style:use-window-font-color="true" style:text-position="0% 100%" style:font-name="Hack1" fo:font-size="20pt" style:font-size-asian="20pt" style:font-size-complex="20pt"/>
    </style:style>
    <style:style style:name="T66" style:family="text">
      <style:text-properties style:use-window-font-color="true" style:text-position="0% 100%" fo:font-size="20pt" style:font-size-asian="20pt" style:font-size-complex="20pt"/>
    </style:style>
    <style:style style:name="T67" style:family="text">
      <style:text-properties style:use-window-font-color="true" style:font-name="Hack1" fo:font-size="10pt" style:font-size-asian="10pt" style:font-size-complex="10pt"/>
    </style:style>
    <style:style style:name="T68" style:family="text">
      <style:text-properties style:font-name="Noto Sans CJK TC" style:font-name-asian="Noto Sans CJK TC"/>
    </style:style>
    <style:style style:name="T69" style:family="text">
      <style:text-properties style:font-name="Noto Sans CJK TC" fo:font-weight="bold" style:font-name-asian="Noto Sans CJK TC" style:font-weight-asian="bold" style:font-weight-complex="bold"/>
    </style:style>
    <style:style style:name="T70" style:family="text">
      <style:text-properties style:use-window-font-color="true" style:text-outline="false" style:text-line-through-style="none" style:text-line-through-type="none" style:font-name="Noto Sans CJK TC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style:text-line-through-type="none" style:font-name="Noto Sans CJK TC" fo:font-size="18pt" fo:font-style="normal" fo:text-shadow="none" style:text-underline-style="none" fo:font-weight="bold" style:letter-kerning="true" style:font-name-asian="Noto Sans CJK TC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font-size="32pt" style:font-size-asian="32pt" style:font-size-complex="32pt"/>
    </style:style>
    <style:style style:name="T74" style:family="text">
      <style:text-properties fo:color="#666666" fo:font-size="28pt" style:font-size-asian="28pt" style:font-size-complex="28pt"/>
    </style:style>
    <style:style style:name="T75" style:family="text">
      <style:text-properties fo:color="#77bc65" style:font-name="Noto Sans1" fo:font-size="36pt" style:font-size-asian="36pt" style:font-size-complex="36pt"/>
    </style:style>
    <style:style style:name="T76" style:family="text">
      <style:text-properties fo:color="#ce181e" fo:font-size="22pt" style:font-size-asian="22pt" style:font-size-complex="22pt"/>
    </style:style>
    <style:style style:name="T77" style:family="text">
      <style:text-properties fo:color="#0369a3"/>
    </style:style>
    <style:style style:name="T78" style:family="text">
      <style:text-properties style:font-name="Liberation Serif" fo:font-size="32pt" style:font-size-asian="32pt" style:font-size-complex="32pt"/>
    </style:style>
    <style:style style:name="T79" style:family="text">
      <style:text-properties fo:font-size="18pt"/>
    </style:style>
    <style:style style:name="T80" style:family="text">
      <style:text-properties fo:color="#999999" style:font-name="DejaVu Sans Mono1" fo:font-size="16pt" fo:font-weight="normal" style:font-size-asian="16pt" style:font-weight-asian="normal" style:font-size-complex="16pt" style:font-weight-complex="normal"/>
    </style:style>
    <style:style style:name="T81" style:family="text">
      <style:text-properties style:use-window-font-color="true" style:font-name="DejaVu Sans Mono1" fo:font-size="16pt" fo:font-weight="bold" style:font-size-asian="16pt" style:font-weight-asian="bold" style:font-size-complex="16pt" style:font-weight-complex="bold"/>
    </style:style>
    <style:style style:name="T82" style:family="text">
      <style:text-properties style:use-window-font-color="true" style:font-name="DejaVu Sans Mono1" fo:font-size="16pt" fo:font-weight="normal" style:font-size-asian="16pt" style:font-weight-asian="normal" style:font-size-complex="16pt" style:font-weight-complex="normal"/>
    </style:style>
    <style:style style:name="T83" style:family="text">
      <style:text-properties fo:color="#999999" style:font-name="DejaVu Sans Mono1" fo:font-size="16pt" style:font-size-asian="16pt" style:font-size-complex="16pt"/>
    </style:style>
    <style:style style:name="T84" style:family="text">
      <style:text-properties fo:color="#3465a4" fo:font-size="20pt" style:font-size-asian="20pt" style:font-size-complex="20pt"/>
    </style:style>
    <style:style style:name="T85" style:family="text">
      <style:text-properties fo:color="#ff3838" style:font-name="DejaVu Sans Mono1" fo:font-size="16pt" fo:font-weight="normal" style:font-size-asian="16pt" style:font-weight-asian="normal" style:font-size-complex="16pt" style:font-weight-complex="normal"/>
    </style:style>
    <style:style style:name="T86" style:family="text">
      <style:text-properties fo:color="#069a2e" style:font-name="DejaVu Sans Mono1" fo:font-size="16pt" fo:font-weight="normal" style:font-size-asian="16pt" style:font-weight-asian="normal" style:font-size-complex="16pt" style:font-weight-complex="normal"/>
    </style:style>
    <style:style style:name="T87" style:family="text">
      <style:text-properties fo:color="#333333" fo:font-size="48pt" style:font-size-asian="48pt" style:font-size-complex="48pt"/>
    </style:style>
    <style:style style:name="T88" style:family="text">
      <style:text-properties fo:color="#0b3760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b3760" style:font-name="Georgia" fo:font-size="28pt" style:font-size-asian="26pt" style:font-size-complex="26pt"/>
    </style:style>
    <style:style style:name="T90" style:family="text">
      <style:text-properties fo:color="#c9211e" style:font-name="Georgia" fo:font-size="28pt" fo:font-weight="bold" style:font-size-asian="26pt" style:font-weight-asian="bold" style:font-size-complex="26pt" style:font-weight-complex="bold"/>
    </style:style>
    <style:style style:name="T91" style:family="text">
      <style:text-properties style:text-position="-33% 58%" fo:font-size="18pt" style:font-size-asian="18pt" style:font-size-complex="18pt"/>
    </style:style>
    <style:style style:name="T92" style:family="text">
      <style:text-properties fo:color="#0b3760" style:font-name="Georgia" fo:font-size="28pt" fo:font-weight="normal" style:font-size-asian="26pt" style:font-weight-asian="normal" style:font-size-complex="26pt" style:font-weight-complex="normal"/>
    </style:style>
    <style:style style:name="T93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use-window-font-color="true" style:font-name="Georgia" fo:font-size="18pt" fo:font-weight="normal" style:font-size-asian="18pt" style:font-weight-asian="normal" style:font-size-complex="18pt" style:font-weight-complex="normal"/>
    </style:style>
    <style:style style:name="T95" style:family="text">
      <style:text-properties fo:color="#ce181e" style:font-name="Georgia" fo:font-size="28pt" fo:font-weight="bold" style:font-size-asian="26pt" style:font-weight-asian="bold" style:font-size-complex="26pt" style:font-weight-complex="bold"/>
    </style:style>
    <style:style style:name="T96" style:family="text">
      <style:text-properties fo:font-size="28pt" style:font-size-asian="28pt" style:font-size-complex="28pt"/>
    </style:style>
    <style:style style:name="T97" style:family="text">
      <style:text-properties fo:font-size="24pt" style:font-size-asian="24pt" style:font-size-complex="24pt"/>
    </style:style>
    <style:style style:name="T98" style:family="text">
      <style:text-properties style:text-position="-33% 58%" fo:font-size="24pt" style:font-size-asian="24pt" style:font-size-complex="24pt"/>
    </style:style>
    <style:style style:name="T99" style:family="text">
      <style:text-properties fo:font-size="10.5pt" style:font-size-asian="10.5pt" style:font-size-complex="10.5pt"/>
    </style:style>
    <style:style style:name="T100" style:family="text">
      <style:text-properties fo:color="#5983b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BCD3BA501F5E9F62.gif" xlink:type="simple" xlink:show="embed" xlink:actuate="onLoad">
        <style:list-level-properties text:space-before="0.305cm" text:min-label-width="0.889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BCD3BA501F5E9F62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BCD3BA501F5E9F62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D3BA501F5E9F62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D3BA501F5E9F62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D3BA501F5E9F62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D3BA501F5E9F62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BCD3BA501F5E9F62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image text:level="1" xlink:href="Pictures/10000200000000120000001216E9653ACB70C71D.gif" xlink:type="simple" xlink:show="embed" xlink:actuate="onLoad">
        <style:list-level-properties text:space-before="0.305cm" text:min-label-width="0.88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00000001C00000020639109DCA7D03BD5.gif" xlink:type="simple" xlink:show="embed" xlink:actuate="onLoad">
        <style:list-level-properties text:space-before="0.305cm" text:min-label-width="0.889cm" style:vertical-pos="middle" style:vertical-rel="line" fo:width="0.741cm" fo:height="0.847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5cm" text:min-label-width="0.9cm" style:vertical-pos="middle" style:vertical-rel="line" fo:width="0.741cm" fo:height="0.847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8cm" text:min-label-width="0.8cm" style:vertical-pos="middle" style:vertical-rel="line" fo:width="0.741cm" fo:height="0.847cm"/>
      </text:list-level-style-image>
      <text:list-level-style-image text:level="4" xlink:href="Pictures/100000000000001C00000020639109DCA7D03BD5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639109DCA7D03BD5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639109DCA7D03BD5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639109DCA7D03BD5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639109DCA7D03BD5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11.4cm" text:min-label-width="0.6cm" style:vertical-pos="middle" style:vertical-rel="line" fo:width="0.741cm" fo:height="0.847cm"/>
      </text:list-level-style-image>
    </text:list-style>
  </office:automatic-styles>
  <office:body>
    <office:presentation>
      <presentation:footer-decl presentation:name="ftr1">COSCUP'19</presentation:footer-decl>
      <presentation:date-time-decl presentation:name="dtd1" presentation:source="current-date" style:data-style-name="D3"/>
      <presentation:date-time-decl presentation:name="dtd2" presentation:source="current-date" style:data-style-name="D5"/>
      <draw:page draw:name="page1" draw:style-name="dp1" draw:master-page-name="course-template-JJMR1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3.977cm" svg:x="0cm" svg:y="4.021cm" presentation:class="title" presentation:user-transformed="true">
          <draw:text-box>
            <text:p><text:span text:style-name="T1">關於生命週期的一點事兒</text:span><text:span text:style-name="T1"><text:line-break/></text:span><text:span text:style-name="T1"><text:line-break/></text:span><text:span text:style-name="T2">The relationship of Lifetimes and DataFlow</text:span></text:p>
          </draw:text-box>
        </draw:frame>
        <draw:frame presentation:style-name="pr2" draw:text-style-name="P2" draw:layer="layout" svg:width="28cm" svg:height="4.844cm" svg:x="0cm" svg:y="15.494cm" presentation:class="outline" presentation:user-transformed="true">
          <draw:text-box>
            <text:p><text:span text:style-name="T3">Rnic / H.-S. Zheng</text:span></text:p>
            <text:p><text:span text:style-name="T4">Aug 17, 2019 @ COSCUP 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_5f_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5" draw:text-style-name="P6" draw:layer="layout" svg:width="25.199cm" svg:height="16.68cm" svg:x="1.4cm" svg:y="3.386cm" presentation:class="outline" presentation:user-transformed="true">
          <draw:text-box>
            <text:list text:style-name="L3">
              <text:list-item>
                <text:p text:style-name="P5"><text:span text:style-name="T5">讀過</text:span><text:span text:style-name="T6">Rust Book</text:span></text:p>
              </text:list-item>
              <text:list-item>
                <text:p text:style-name="P5"><text:span text:style-name="T5">想要了解編譯器怎麼看待</text:span><text:span text:style-name="T6">Lifetimes</text:span></text:p>
              </text:list-item>
              <text:list-item>
                <text:p text:style-name="P5"><text:span text:style-name="T5">對編譯器有那麼一點興趣</text:span></text:p>
              </text:list-item>
              <text:list-item>
                <text:p text:style-name="P5"><text:span text:style-name="T7">想要輕鬆駕馭</text:span><text:span text:style-name="T8">Rust’s Lifetimes</text:span></text:p>
              </text:list-item>
              <text:list-item>
                <text:p text:style-name="P5"><text:span text:style-name="T7">想要快快樂樂寫</text:span><text:span text:style-name="T8">Rust</text:span></text:p>
              </text:list-item>
            </text:list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Audience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_5f_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Outline</text:span></text:p>
          </draw:text-box>
        </draw:frame>
        <draw:frame presentation:style-name="pr5" draw:text-style-name="P12" draw:layer="layout" svg:width="25.199cm" svg:height="16.68cm" svg:x="1.401cm" svg:y="3.386cm" presentation:class="outline" presentation:user-transformed="true">
          <draw:text-box>
            <text:list text:style-name="L4">
              <text:list-item>
                <text:p text:style-name="P9"><text:span text:style-name="T10">1. Introduction</text:span></text:p>
                <text:list>
                  <text:list-item>
                    <text:p text:style-name="P10"><text:span text:style-name="T10">Example1</text:span></text:p>
                  </text:list-item>
                  <text:list-item>
                    <text:p text:style-name="P10"><text:span text:style-name="T10">Basic Lifetimes Concepts</text:span></text:p>
                  </text:list-item>
                </text:list>
                <text:p text:style-name="P10"><text:span text:style-name="T10"/></text:p>
              </text:list-item>
              <text:list-item>
                <text:p><text:span text:style-name="T10">2. Borrow Checker</text:span></text:p>
                <text:list>
                  <text:list-item>
                    <text:p><text:span text:style-name="T10">Collaborate with Data Flow</text:span></text:p>
                  </text:list-item>
                  <text:list-item>
                    <text:p text:style-name="P11"><text:span text:style-name="T11">Example2</text:span></text:p>
                  </text:list-item>
                  <text:list-item>
                    <text:p><text:span text:style-name="T10">Datafrog (a datalog engine used in Polonius)</text:span>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_5f_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Compilation of Rust</text:span></text:p>
          </draw:text-box>
        </draw:frame>
        <draw:frame draw:style-name="gr3" draw:text-style-name="P13" draw:layer="layout" svg:width="3.495cm" svg:height="0.962cm" svg:x="3.347cm" svg:y="5.71cm">
          <draw:text-box>
            <text:p>Rust Code</text:p>
          </draw:text-box>
        </draw:frame>
        <draw:frame draw:style-name="gr4" draw:text-style-name="P15" draw:layer="layout" svg:width="4.587cm" svg:height="4.114cm" svg:x="9.428cm" svg:y="4.228cm">
          <draw:text-box>
            <text:p text:style-name="P14"><text:span text:style-name="T12">let</text:span><text:span text:style-name="T13"> foo: T = Foo {};</text:span></text:p>
            <text:p text:style-name="P14"><text:span text:style-name="T12">let</text:span><text:span text:style-name="T13"> bar: T = Bar {};</text:span></text:p>
            <text:p text:style-name="P14"><text:span text:style-name="T13"/></text:p>
            <text:p text:style-name="P14"><text:span text:style-name="T12">let mut</text:span><text:span text:style-name="T13"> p = &amp;foo;</text:span></text:p>
            <text:p text:style-name="P14"><text:span text:style-name="T13"/></text:p>
            <text:p text:style-name="P14"><text:span text:style-name="T12">if</text:span><text:span text:style-name="T13"> cond {</text:span></text:p>
            <text:p text:style-name="P14"><text:span text:style-name="T13"><text:tab/></text:span><text:span text:style-name="T13">println!("{}", *p);</text:span></text:p>
            <text:p text:style-name="P14"><text:span text:style-name="T13"><text:tab/></text:span><text:span text:style-name="T13">...</text:span></text:p>
            <text:p text:style-name="P14"><text:span text:style-name="T13"><text:tab/></text:span><text:span text:style-name="T13">p = &amp;bar;</text:span></text:p>
            <text:p text:style-name="P14"><text:span text:style-name="T13"><text:tab/></text:span><text:span text:style-name="T13">...</text:span></text:p>
            <text:p text:style-name="P14"><text:span text:style-name="T13">}</text:span></text:p>
            <text:p text:style-name="P14"><text:span text:style-name="T13"/></text:p>
            <text:p text:style-name="P14"><text:span text:style-name="T13">println!("{}", *p);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_5f_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Compilation of Rust</text:span></text:p>
          </draw:text-box>
        </draw:frame>
        <draw:frame draw:style-name="gr3" draw:text-style-name="P13" draw:layer="layout" svg:width="3.495cm" svg:height="0.962cm" svg:x="3.347cm" svg:y="5.71cm">
          <draw:text-box>
            <text:p>Rust Code</text:p>
          </draw:text-box>
        </draw:frame>
        <draw:line draw:style-name="gr5" draw:text-style-name="P17" draw:layer="layout" svg:x1="5.125cm" svg:y1="6.98cm" svg:x2="5.125cm" svg:y2="8.758cm">
          <text:p/>
        </draw:line>
        <draw:frame draw:style-name="gr6" draw:text-style-name="P18" draw:layer="layout" svg:width="1.594cm" svg:height="0.962cm" svg:x="4.393cm" svg:y="9.11cm">
          <draw:text-box>
            <text:p text:style-name="P7">HIR</text:p>
          </draw:text-box>
        </draw:frame>
        <draw:frame draw:style-name="gr4" draw:text-style-name="P15" draw:layer="layout" svg:width="4.587cm" svg:height="4.114cm" svg:x="9.428cm" svg:y="4.228cm">
          <draw:text-box>
            <text:p text:style-name="P14"><text:span text:style-name="T12">let</text:span><text:span text:style-name="T13"> foo: T = Foo {};</text:span></text:p>
            <text:p text:style-name="P14"><text:span text:style-name="T12">let</text:span><text:span text:style-name="T13"> bar: T = Bar {};</text:span></text:p>
            <text:p text:style-name="P14"><text:span text:style-name="T13"/></text:p>
            <text:p text:style-name="P14"><text:span text:style-name="T12">let mut</text:span><text:span text:style-name="T13"> p = &amp;foo;</text:span></text:p>
            <text:p text:style-name="P14"><text:span text:style-name="T13"/></text:p>
            <text:p text:style-name="P14"><text:span text:style-name="T12">if</text:span><text:span text:style-name="T13"> cond {</text:span></text:p>
            <text:p text:style-name="P14"><text:span text:style-name="T13"><text:tab/></text:span><text:span text:style-name="T13">println!("{}", *p);</text:span></text:p>
            <text:p text:style-name="P14"><text:span text:style-name="T13"><text:tab/></text:span><text:span text:style-name="T13">...</text:span></text:p>
            <text:p text:style-name="P14"><text:span text:style-name="T13"><text:tab/></text:span><text:span text:style-name="T13">p = &amp;bar;</text:span></text:p>
            <text:p text:style-name="P14"><text:span text:style-name="T13"><text:tab/></text:span><text:span text:style-name="T13">...</text:span></text:p>
            <text:p text:style-name="P14"><text:span text:style-name="T13">}</text:span></text:p>
            <text:p text:style-name="P14"><text:span text:style-name="T13"/></text:p>
            <text:p text:style-name="P14"><text:span text:style-name="T13">println!("{}", *p);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_5f_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Compilation of Rust</text:span></text:p>
          </draw:text-box>
        </draw:frame>
        <draw:frame draw:style-name="gr3" draw:text-style-name="P13" draw:layer="layout" svg:width="3.495cm" svg:height="0.962cm" svg:x="3.347cm" svg:y="5.71cm">
          <draw:text-box>
            <text:p>Rust Code</text:p>
          </draw:text-box>
        </draw:frame>
        <draw:line draw:style-name="gr5" draw:text-style-name="P17" draw:layer="layout" svg:x1="5.125cm" svg:y1="6.98cm" svg:x2="5.125cm" svg:y2="8.758cm">
          <text:p/>
        </draw:line>
        <draw:frame draw:style-name="gr6" draw:text-style-name="P18" draw:layer="layout" svg:width="1.594cm" svg:height="0.962cm" svg:x="4.393cm" svg:y="9.11cm">
          <draw:text-box>
            <text:p text:style-name="P7">HIR</text:p>
          </draw:text-box>
        </draw:frame>
        <draw:custom-shape draw:style-name="gr7" draw:text-style-name="P20" draw:layer="layout" svg:width="4.064cm" svg:height="1.524cm" svg:x="3.193cm" svg:y="12.06cm">
          <text:p text:style-name="P19">MIR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5.125cm" svg:y1="10.18cm" svg:x2="5.125cm" svg:y2="11.958cm">
          <text:p/>
        </draw:line>
        <draw:line draw:style-name="gr8" draw:text-style-name="P17" draw:layer="layout" svg:x1="5.125cm" svg:y1="13.48cm" svg:x2="5.125cm" svg:y2="15.258cm">
          <text:p/>
        </draw:line>
        <draw:frame draw:style-name="gr4" draw:text-style-name="P15" draw:layer="layout" svg:width="4.587cm" svg:height="4.114cm" svg:x="9.428cm" svg:y="4.228cm">
          <draw:text-box>
            <text:p text:style-name="P14"><text:span text:style-name="T12">let</text:span><text:span text:style-name="T13"> foo: T = Foo {};</text:span></text:p>
            <text:p text:style-name="P14"><text:span text:style-name="T12">let</text:span><text:span text:style-name="T13"> bar: T = Bar {};</text:span></text:p>
            <text:p text:style-name="P14"><text:span text:style-name="T13"/></text:p>
            <text:p text:style-name="P14"><text:span text:style-name="T12">let mut</text:span><text:span text:style-name="T13"> p = &amp;foo;</text:span></text:p>
            <text:p text:style-name="P14"><text:span text:style-name="T13"/></text:p>
            <text:p text:style-name="P14"><text:span text:style-name="T12">if</text:span><text:span text:style-name="T13"> cond {</text:span></text:p>
            <text:p text:style-name="P14"><text:span text:style-name="T13"><text:tab/></text:span><text:span text:style-name="T13">println!("{}", *p);</text:span></text:p>
            <text:p text:style-name="P14"><text:span text:style-name="T13"><text:tab/></text:span><text:span text:style-name="T13">...</text:span></text:p>
            <text:p text:style-name="P14"><text:span text:style-name="T13"><text:tab/></text:span><text:span text:style-name="T13">p = &amp;bar;</text:span></text:p>
            <text:p text:style-name="P14"><text:span text:style-name="T13"><text:tab/></text:span><text:span text:style-name="T13">...</text:span></text:p>
            <text:p text:style-name="P14"><text:span text:style-name="T13">}</text:span></text:p>
            <text:p text:style-name="P14"><text:span text:style-name="T13"/></text:p>
            <text:p text:style-name="P14"><text:span text:style-name="T13">println!("{}", *p);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_5f_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Compilation of Rust</text:span></text:p>
          </draw:text-box>
        </draw:frame>
        <draw:frame draw:style-name="gr3" draw:text-style-name="P13" draw:layer="layout" svg:width="3.495cm" svg:height="0.962cm" svg:x="3.347cm" svg:y="5.71cm">
          <draw:text-box>
            <text:p>Rust Code</text:p>
          </draw:text-box>
        </draw:frame>
        <draw:line draw:style-name="gr5" draw:text-style-name="P17" draw:layer="layout" svg:x1="5.125cm" svg:y1="6.98cm" svg:x2="5.125cm" svg:y2="8.758cm">
          <text:p/>
        </draw:line>
        <draw:frame draw:style-name="gr6" draw:text-style-name="P18" draw:layer="layout" svg:width="1.594cm" svg:height="0.962cm" svg:x="4.393cm" svg:y="9.11cm">
          <draw:text-box>
            <text:p text:style-name="P7">HIR</text:p>
          </draw:text-box>
        </draw:frame>
        <draw:custom-shape draw:style-name="gr9" draw:text-style-name="P21" draw:layer="layout" svg:width="4.064cm" svg:height="1.524cm" svg:x="3.193cm" svg:y="12.06cm">
          <text:p text:style-name="P19">MIR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5.125cm" svg:y1="10.18cm" svg:x2="5.125cm" svg:y2="11.958cm">
          <text:p/>
        </draw:line>
        <draw:line draw:style-name="gr8" draw:text-style-name="P17" draw:layer="layout" svg:x1="5.125cm" svg:y1="13.48cm" svg:x2="5.125cm" svg:y2="15.258cm">
          <text:p/>
        </draw:line>
        <draw:frame draw:style-name="gr10" draw:text-style-name="P22" draw:layer="layout" svg:width="5.997cm" svg:height="0.962cm" svg:x="9.135cm" svg:y="16.508cm">
          <draw:text-box>
            <text:p><text:span text:style-name="T14">Control Flow Graph</text:span></text:p>
          </draw:text-box>
        </draw:frame>
        <draw:custom-shape draw:style-name="gr11" draw:text-style-name="P23" draw:layer="layout" svg:width="1.763cm" svg:height="0.785cm" svg:x="9.809cm" svg:y="10.786cm">
          <text:p text:style-name="P7"><text:span text:style-name="T15">p = &amp;foo</text:span></text:p>
          <text:p text:style-name="P7"><text:span text:style-name="T15">if cond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1.763cm" svg:height="1.794cm" svg:x="11.04cm" svg:y="12.448cm">
          <text:p text:style-name="P7"><text:span text:style-name="T15">print (*p)</text:span></text:p>
          <text:p text:style-name="P7"><text:span text:style-name="T15">...</text:span></text:p>
          <text:p text:style-name="P7"><text:span text:style-name="T15">p = &amp;bar</text:span></text:p>
          <text:p text:style-name="P7"><text:span text:style-name="T15">...</text:span></text:p>
          <text:p text:style-name="P7"><text:span text:style-name="T15">goto C</text:span></text:p>
          <text:p text:style-name="P7"><text:span text:style-name="T15"/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.763cm" svg:height="0.785cm" svg:x="9.844cm" svg:y="15.159cm">
          <text:p text:style-name="P7"><text:span text:style-name="T15">print (*p)</text:span></text:p>
          <text:p text:style-name="P7"><text:span text:style-name="T15">return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0.602cm" svg:y1="11.571cm" svg:x2="10.602cm" svg:y2="15.159cm">
          <text:p/>
        </draw:line>
        <draw:line draw:style-name="gr5" draw:text-style-name="P17" draw:layer="layout" svg:x1="10.779cm" svg:y1="11.571cm" svg:x2="11.748cm" svg:y2="12.448cm">
          <text:p/>
        </draw:line>
        <draw:line draw:style-name="gr5" draw:text-style-name="P17" draw:layer="layout" svg:x1="11.748cm" svg:y1="14.242cm" svg:x2="10.779cm" svg:y2="15.159cm">
          <text:p/>
        </draw:line>
        <draw:frame draw:style-name="gr13" draw:text-style-name="P24" draw:layer="layout" svg:width="0.68cm" svg:height="0.526cm" svg:x="9.769cm" svg:y="10.27cm">
          <draw:text-box>
            <text:p><text:span text:style-name="T16">A</text:span></text:p>
          </draw:text-box>
        </draw:frame>
        <draw:frame draw:style-name="gr14" draw:text-style-name="P24" draw:layer="layout" svg:width="0.667cm" svg:height="0.526cm" svg:x="12.325cm" svg:y="11.996cm">
          <draw:text-box>
            <text:p><text:span text:style-name="T16">B</text:span></text:p>
          </draw:text-box>
        </draw:frame>
        <draw:frame draw:style-name="gr15" draw:text-style-name="P24" draw:layer="layout" svg:width="0.321cm" svg:height="0.526cm" svg:x="9.819cm" svg:y="14.599cm">
          <draw:text-box>
            <text:p><text:span text:style-name="T16">C</text:span></text:p>
          </draw:text-box>
        </draw:frame>
        <draw:frame draw:style-name="gr4" draw:text-style-name="P15" draw:layer="layout" svg:width="4.587cm" svg:height="4.114cm" svg:x="9.428cm" svg:y="4.228cm">
          <draw:text-box>
            <text:p text:style-name="P14"><text:span text:style-name="T12">let</text:span><text:span text:style-name="T13"> foo: T = Foo {};</text:span></text:p>
            <text:p text:style-name="P14"><text:span text:style-name="T12">let</text:span><text:span text:style-name="T13"> bar: T = Bar {};</text:span></text:p>
            <text:p text:style-name="P14"><text:span text:style-name="T13"/></text:p>
            <text:p text:style-name="P14"><text:span text:style-name="T12">let mut</text:span><text:span text:style-name="T13"> p = &amp;foo;</text:span></text:p>
            <text:p text:style-name="P14"><text:span text:style-name="T13"/></text:p>
            <text:p text:style-name="P14"><text:span text:style-name="T12">if</text:span><text:span text:style-name="T13"> cond {</text:span></text:p>
            <text:p text:style-name="P14"><text:span text:style-name="T13"><text:tab/></text:span><text:span text:style-name="T13">println!("{}", *p);</text:span></text:p>
            <text:p text:style-name="P14"><text:span text:style-name="T13"><text:tab/></text:span><text:span text:style-name="T13">...</text:span></text:p>
            <text:p text:style-name="P14"><text:span text:style-name="T13"><text:tab/></text:span><text:span text:style-name="T13">p = &amp;bar;</text:span></text:p>
            <text:p text:style-name="P14"><text:span text:style-name="T13"><text:tab/></text:span><text:span text:style-name="T13">...</text:span></text:p>
            <text:p text:style-name="P14"><text:span text:style-name="T13">}</text:span></text:p>
            <text:p text:style-name="P14"><text:span text:style-name="T13"/></text:p>
            <text:p text:style-name="P14"><text:span text:style-name="T13">println!("{}", *p);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_5f_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Compilation of Rust</text:span></text:p>
          </draw:text-box>
        </draw:frame>
        <draw:frame draw:style-name="gr3" draw:text-style-name="P13" draw:layer="layout" svg:width="3.495cm" svg:height="0.962cm" svg:x="3.347cm" svg:y="5.71cm">
          <draw:text-box>
            <text:p>Rust Code</text:p>
          </draw:text-box>
        </draw:frame>
        <draw:line draw:style-name="gr5" draw:text-style-name="P17" draw:layer="layout" svg:x1="5.125cm" svg:y1="6.98cm" svg:x2="5.125cm" svg:y2="8.758cm">
          <text:p/>
        </draw:line>
        <draw:frame draw:style-name="gr6" draw:text-style-name="P18" draw:layer="layout" svg:width="1.594cm" svg:height="0.962cm" svg:x="4.393cm" svg:y="9.11cm">
          <draw:text-box>
            <text:p text:style-name="P7">HIR</text:p>
          </draw:text-box>
        </draw:frame>
        <draw:custom-shape draw:style-name="gr9" draw:text-style-name="P21" draw:layer="layout" svg:width="4.064cm" svg:height="1.524cm" svg:x="3.193cm" svg:y="12.06cm">
          <text:p text:style-name="P19">MIR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5.125cm" svg:y1="10.18cm" svg:x2="5.125cm" svg:y2="11.958cm">
          <text:p/>
        </draw:line>
        <draw:line draw:style-name="gr8" draw:text-style-name="P17" draw:layer="layout" svg:x1="5.125cm" svg:y1="13.48cm" svg:x2="5.125cm" svg:y2="15.258cm">
          <text:p/>
        </draw:line>
        <draw:frame draw:style-name="gr10" draw:text-style-name="P22" draw:layer="layout" svg:width="5.997cm" svg:height="0.962cm" svg:x="9.135cm" svg:y="16.508cm">
          <draw:text-box>
            <text:p><text:span text:style-name="T14">Control Flow Graph</text:span></text:p>
          </draw:text-box>
        </draw:frame>
        <draw:frame draw:style-name="gr16" draw:text-style-name="P25" draw:layer="layout" svg:width="7.961cm" svg:height="2.157cm" svg:x="18.079cm" svg:y="14.146cm">
          <draw:text-box>
            <text:p><text:span text:style-name="T17">Theorem</text:span><text:span text:style-name="T18">: Data Flow Analysis</text:span></text:p>
            <text:p><text:span text:style-name="T18"/></text:p>
            <text:p><text:span text:style-name="T17">Tool</text:span><text:span text:style-name="T18">: Datafrog</text:span></text:p>
          </draw:text-box>
        </draw:frame>
        <draw:custom-shape draw:style-name="gr11" draw:text-style-name="P23" draw:layer="layout" svg:width="1.763cm" svg:height="0.785cm" svg:x="9.809cm" svg:y="10.786cm">
          <text:p text:style-name="P7"><text:span text:style-name="T15">p = &amp;foo</text:span></text:p>
          <text:p text:style-name="P7"><text:span text:style-name="T15">if cond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1.763cm" svg:height="1.794cm" svg:x="11.04cm" svg:y="12.448cm">
          <text:p text:style-name="P7"><text:span text:style-name="T15">print (*p)</text:span></text:p>
          <text:p text:style-name="P7"><text:span text:style-name="T15">...</text:span></text:p>
          <text:p text:style-name="P7"><text:span text:style-name="T15">p = &amp;bar</text:span></text:p>
          <text:p text:style-name="P7"><text:span text:style-name="T15">...</text:span></text:p>
          <text:p text:style-name="P7"><text:span text:style-name="T15">goto C</text:span></text:p>
          <text:p text:style-name="P7"><text:span text:style-name="T15"/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.763cm" svg:height="0.785cm" svg:x="9.844cm" svg:y="15.159cm">
          <text:p text:style-name="P7"><text:span text:style-name="T15">print (*p)</text:span></text:p>
          <text:p text:style-name="P7"><text:span text:style-name="T15">return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0.602cm" svg:y1="11.571cm" svg:x2="10.602cm" svg:y2="15.159cm">
          <text:p/>
        </draw:line>
        <draw:line draw:style-name="gr5" draw:text-style-name="P17" draw:layer="layout" svg:x1="10.779cm" svg:y1="11.571cm" svg:x2="11.748cm" svg:y2="12.448cm">
          <text:p/>
        </draw:line>
        <draw:line draw:style-name="gr5" draw:text-style-name="P17" draw:layer="layout" svg:x1="11.748cm" svg:y1="14.242cm" svg:x2="10.779cm" svg:y2="15.159cm">
          <text:p/>
        </draw:line>
        <draw:frame draw:style-name="gr13" draw:text-style-name="P24" draw:layer="layout" svg:width="0.68cm" svg:height="0.526cm" svg:x="9.769cm" svg:y="10.27cm">
          <draw:text-box>
            <text:p><text:span text:style-name="T16">A</text:span></text:p>
          </draw:text-box>
        </draw:frame>
        <draw:frame draw:style-name="gr14" draw:text-style-name="P24" draw:layer="layout" svg:width="0.667cm" svg:height="0.526cm" svg:x="12.325cm" svg:y="11.996cm">
          <draw:text-box>
            <text:p><text:span text:style-name="T16">B</text:span></text:p>
          </draw:text-box>
        </draw:frame>
        <draw:frame draw:style-name="gr15" draw:text-style-name="P24" draw:layer="layout" svg:width="0.321cm" svg:height="0.526cm" svg:x="9.819cm" svg:y="14.599cm">
          <draw:text-box>
            <text:p><text:span text:style-name="T16">C</text:span></text:p>
          </draw:text-box>
        </draw:frame>
        <draw:custom-shape draw:style-name="gr17" draw:text-style-name="P26" draw:layer="layout" svg:width="5.588cm" svg:height="1.524cm" svg:x="16.257cm" svg:y="12.06cm">
          <text:p text:style-name="P19">Borrow checker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4.587cm" svg:height="4.114cm" svg:x="9.428cm" svg:y="4.228cm">
          <draw:text-box>
            <text:p text:style-name="P14"><text:span text:style-name="T12">let</text:span><text:span text:style-name="T13"> foo: T = Foo {};</text:span></text:p>
            <text:p text:style-name="P14"><text:span text:style-name="T12">let</text:span><text:span text:style-name="T13"> bar: T = Bar {};</text:span></text:p>
            <text:p text:style-name="P14"><text:span text:style-name="T13"/></text:p>
            <text:p text:style-name="P14"><text:span text:style-name="T12">let mut</text:span><text:span text:style-name="T13"> p = &amp;foo;</text:span></text:p>
            <text:p text:style-name="P14"><text:span text:style-name="T13"/></text:p>
            <text:p text:style-name="P14"><text:span text:style-name="T12">if</text:span><text:span text:style-name="T13"> cond {</text:span></text:p>
            <text:p text:style-name="P14"><text:span text:style-name="T13"><text:tab/></text:span><text:span text:style-name="T13">println!("{}", *p);</text:span></text:p>
            <text:p text:style-name="P14"><text:span text:style-name="T13"><text:tab/></text:span><text:span text:style-name="T13">...</text:span></text:p>
            <text:p text:style-name="P14"><text:span text:style-name="T13"><text:tab/></text:span><text:span text:style-name="T13">p = &amp;bar;</text:span></text:p>
            <text:p text:style-name="P14"><text:span text:style-name="T13"><text:tab/></text:span><text:span text:style-name="T13">...</text:span></text:p>
            <text:p text:style-name="P14"><text:span text:style-name="T13">}</text:span></text:p>
            <text:p text:style-name="P14"><text:span text:style-name="T13"/></text:p>
            <text:p text:style-name="P14"><text:span text:style-name="T13">println!("{}", *p);</text:span></text:p>
          </draw:text-box>
        </draw:frame>
        <draw:line draw:style-name="gr18" draw:text-style-name="P17" draw:layer="layout" svg:x1="13.761cm" svg:y1="12.822cm" svg:x2="16.257cm" svg:y2="12.822cm">
          <text:p/>
        </draw:lin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Compilation of Rust</text:span></text:p>
          </draw:text-box>
        </draw:frame>
        <draw:frame draw:style-name="gr3" draw:text-style-name="P13" draw:layer="layout" svg:width="3.495cm" svg:height="0.962cm" svg:x="3.347cm" svg:y="5.71cm">
          <draw:text-box>
            <text:p>Rust Code</text:p>
          </draw:text-box>
        </draw:frame>
        <draw:line draw:style-name="gr5" draw:text-style-name="P17" draw:layer="layout" svg:x1="5.125cm" svg:y1="6.98cm" svg:x2="5.125cm" svg:y2="8.758cm">
          <text:p/>
        </draw:line>
        <draw:frame draw:style-name="gr6" draw:text-style-name="P18" draw:layer="layout" svg:width="1.594cm" svg:height="0.962cm" svg:x="4.393cm" svg:y="9.11cm">
          <draw:text-box>
            <text:p text:style-name="P7">HIR</text:p>
          </draw:text-box>
        </draw:frame>
        <draw:custom-shape draw:style-name="gr9" draw:text-style-name="P21" draw:layer="layout" svg:width="4.064cm" svg:height="1.524cm" svg:x="3.193cm" svg:y="12.06cm">
          <text:p text:style-name="P19">MIR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5.125cm" svg:y1="10.18cm" svg:x2="5.125cm" svg:y2="11.958cm">
          <text:p/>
        </draw:line>
        <draw:line draw:style-name="gr8" draw:text-style-name="P17" draw:layer="layout" svg:x1="5.125cm" svg:y1="13.48cm" svg:x2="5.125cm" svg:y2="15.258cm">
          <text:p/>
        </draw:line>
        <draw:frame draw:style-name="gr10" draw:text-style-name="P22" draw:layer="layout" svg:width="5.997cm" svg:height="0.962cm" svg:x="9.135cm" svg:y="16.508cm">
          <draw:text-box>
            <text:p><text:span text:style-name="T14">Control Flow Graph</text:span></text:p>
          </draw:text-box>
        </draw:frame>
        <draw:frame draw:style-name="gr16" draw:text-style-name="P25" draw:layer="layout" svg:width="7.961cm" svg:height="2.157cm" svg:x="18.079cm" svg:y="14.146cm">
          <draw:text-box>
            <text:p><text:span text:style-name="T17">Theorem</text:span><text:span text:style-name="T18">: Data Flow Analysis</text:span></text:p>
            <text:p><text:span text:style-name="T18"/></text:p>
            <text:p><text:span text:style-name="T17">Tool</text:span><text:span text:style-name="T18">: Datafrog</text:span></text:p>
          </draw:text-box>
        </draw:frame>
        <draw:custom-shape draw:style-name="gr11" draw:text-style-name="P23" draw:layer="layout" svg:width="1.763cm" svg:height="0.785cm" svg:x="9.809cm" svg:y="10.786cm">
          <text:p text:style-name="P7"><text:span text:style-name="T15">p = &amp;foo</text:span></text:p>
          <text:p text:style-name="P7"><text:span text:style-name="T15">if cond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1.763cm" svg:height="1.794cm" svg:x="11.04cm" svg:y="12.448cm">
          <text:p text:style-name="P7"><text:span text:style-name="T15">print (*p)</text:span></text:p>
          <text:p text:style-name="P7"><text:span text:style-name="T15">...</text:span></text:p>
          <text:p text:style-name="P7"><text:span text:style-name="T15">p = &amp;bar</text:span></text:p>
          <text:p text:style-name="P7"><text:span text:style-name="T15">...</text:span></text:p>
          <text:p text:style-name="P7"><text:span text:style-name="T15">goto C</text:span></text:p>
          <text:p text:style-name="P7"><text:span text:style-name="T15"/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.763cm" svg:height="0.785cm" svg:x="9.844cm" svg:y="15.159cm">
          <text:p text:style-name="P7"><text:span text:style-name="T15">print (*p)</text:span></text:p>
          <text:p text:style-name="P7"><text:span text:style-name="T15">return</text:span></text:p>
          <draw:enhanced-geometry svg:viewBox="0 0 21600 21600" draw:type="rectangle" draw:enhanced-path="M 0 0 L 21600 0 21600 21600 0 21600 0 0 Z N"/>
        </draw:custom-shape>
        <draw:line draw:style-name="gr5" draw:text-style-name="P17" draw:layer="layout" svg:x1="10.602cm" svg:y1="11.571cm" svg:x2="10.602cm" svg:y2="15.159cm">
          <text:p/>
        </draw:line>
        <draw:line draw:style-name="gr5" draw:text-style-name="P17" draw:layer="layout" svg:x1="10.779cm" svg:y1="11.571cm" svg:x2="11.748cm" svg:y2="12.448cm">
          <text:p/>
        </draw:line>
        <draw:line draw:style-name="gr5" draw:text-style-name="P17" draw:layer="layout" svg:x1="11.748cm" svg:y1="14.242cm" svg:x2="10.779cm" svg:y2="15.159cm">
          <text:p/>
        </draw:line>
        <draw:frame draw:style-name="gr13" draw:text-style-name="P24" draw:layer="layout" svg:width="0.68cm" svg:height="0.526cm" svg:x="9.769cm" svg:y="10.27cm">
          <draw:text-box>
            <text:p><text:span text:style-name="T16">A</text:span></text:p>
          </draw:text-box>
        </draw:frame>
        <draw:frame draw:style-name="gr14" draw:text-style-name="P24" draw:layer="layout" svg:width="0.667cm" svg:height="0.526cm" svg:x="12.325cm" svg:y="11.996cm">
          <draw:text-box>
            <text:p><text:span text:style-name="T16">B</text:span></text:p>
          </draw:text-box>
        </draw:frame>
        <draw:frame draw:style-name="gr15" draw:text-style-name="P24" draw:layer="layout" svg:width="0.321cm" svg:height="0.526cm" svg:x="9.819cm" svg:y="14.599cm">
          <draw:text-box>
            <text:p><text:span text:style-name="T16">C</text:span></text:p>
          </draw:text-box>
        </draw:frame>
        <draw:custom-shape draw:style-name="gr17" draw:text-style-name="P26" draw:layer="layout" svg:width="5.588cm" svg:height="1.524cm" svg:x="16.257cm" svg:y="12.06cm">
          <text:p text:style-name="P19">Borrow checker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4.587cm" svg:height="4.114cm" svg:x="9.428cm" svg:y="4.228cm">
          <draw:text-box>
            <text:p text:style-name="P14"><text:span text:style-name="T12">let</text:span><text:span text:style-name="T13"> foo: T = Foo {};</text:span></text:p>
            <text:p text:style-name="P14"><text:span text:style-name="T12">let</text:span><text:span text:style-name="T13"> bar: T = Bar {};</text:span></text:p>
            <text:p text:style-name="P14"><text:span text:style-name="T13"/></text:p>
            <text:p text:style-name="P14"><text:span text:style-name="T12">let mut</text:span><text:span text:style-name="T13"> p = &amp;foo;</text:span></text:p>
            <text:p text:style-name="P14"><text:span text:style-name="T13"/></text:p>
            <text:p text:style-name="P14"><text:span text:style-name="T12">if</text:span><text:span text:style-name="T13"> cond {</text:span></text:p>
            <text:p text:style-name="P14"><text:span text:style-name="T13"><text:tab/></text:span><text:span text:style-name="T13">println!("{}", *p);</text:span></text:p>
            <text:p text:style-name="P14"><text:span text:style-name="T13"><text:tab/></text:span><text:span text:style-name="T13">...</text:span></text:p>
            <text:p text:style-name="P14"><text:span text:style-name="T13"><text:tab/></text:span><text:span text:style-name="T13">p = &amp;bar;</text:span></text:p>
            <text:p text:style-name="P14"><text:span text:style-name="T13"><text:tab/></text:span><text:span text:style-name="T13">...</text:span></text:p>
            <text:p text:style-name="P14"><text:span text:style-name="T13">}</text:span></text:p>
            <text:p text:style-name="P14"><text:span text:style-name="T13"/></text:p>
            <text:p text:style-name="P14"><text:span text:style-name="T13">println!("{}", *p);</text:span></text:p>
          </draw:text-box>
        </draw:frame>
        <draw:line draw:style-name="gr18" draw:text-style-name="P17" draw:layer="layout" svg:x1="13.761cm" svg:y1="12.822cm" svg:x2="16.257cm" svg:y2="12.822cm">
          <text:p/>
        </draw:line>
        <draw:custom-shape draw:style-name="gr19" draw:text-style-name="P27" draw:layer="layout" svg:width="8.915cm" svg:height="3.98cm" svg:x="15.839cm" svg:y="5.564cm">
          <text:p text:style-name="P7"><text:span text:style-name="T19">Documents</text:span></text:p>
          <text:p text:style-name="P7"><text:span text:style-name="T20"/></text:p>
          <text:p text:style-name="P7"><text:span text:style-name="T20">NLL RFC</text:span><text:span text:style-name="T21">: </text:span></text:p>
          <text:p text:style-name="P7"><text:span text:style-name="T21"><text:tab/></text:span><text:span text:style-name="T21">2094-nll </text:span></text:p>
          <text:p text:style-name="P7"><text:span text:style-name="T21"/></text:p>
          <text:p text:style-name="P7"><text:span text:style-name="T20">Polonius</text:span><text:span text:style-name="T21">: </text:span></text:p>
          <text:p text:style-name="P7"><text:span text:style-name="T21"><text:tab/></text:span><text:span text:style-name="T21">an-alias-based-formulation</text:span></text:p>
          <text:p text:style-name="P7"><text:span text:style-name="T21"><text:tab/></text:span><text:span text:style-name="T21">-of-the-borrow-checker</text:span></text:p>
          <text:p text:style-name="P7"><text:span text:style-name="T21"/></text:p>
          <text:p text:style-name="P7"><text:span text:style-name="T21"><text:tab/></text:span></text:p>
          <text:p text:style-name="P7"><text:span text:style-name="T21"/></text:p>
          <text:p text:style-name="P7"><text:span text:style-name="T21"/></text:p>
          <text:p text:style-name="P7"><text:span text:style-name="T19"/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19.603cm" svg:y1="9.52cm" svg:x2="19.349cm" svg:y2="12.06cm">
          <text:p/>
        </draw:lin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s text:c="2"/></text:span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s text:c="2"/></text:span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22" draw:text-style-name="P30" xml:id="id4" draw:id="id4" draw:layer="layout" svg:width="2.519cm" svg:height="3.429cm" svg:x="16.409cm" svg:y="14.37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16.252cm" svg:y="13.774cm">
          <draw:text-box>
            <text:p><text:span text:style-name="T25">Some</text:span></text:p>
          </draw:text-box>
        </draw:frame>
        <draw:custom-shape draw:style-name="gr24" draw:text-style-name="P32" draw:layer="layout" svg:width="1.58cm" svg:height="1.776cm" svg:x="16.878cm" svg:y="15.277cm">
          <text:p text:style-name="P19"><text:span text:style-name="T26">1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16.745cm" svg:y="14.662cm">
          <draw:text-box>
            <text:p><text:span text:style-name="T25">Box</text:span></text:p>
          </draw:text-box>
        </draw:frame>
        <draw:custom-shape draw:style-name="gr25" draw:text-style-name="P30" xml:id="id2" draw:id="id2" draw:layer="layout" svg:width="2.519cm" svg:height="3.428cm" svg:x="20.301cm" svg:y="14.384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20.771cm" svg:y="15.285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" draw:id="id1" draw:layer="layout" svg:width="0.469cm" svg:height="0.451cm" svg:x="17.79cm" svg:y="16.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21.673cm" svg:y="16.36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18.259cm" svg:y1="16.585cm" svg:x2="20.301cm" svg:y2="16.098cm" draw:start-shape="id1" draw:start-glue-point="1" draw:end-shape="id2" draw:end-glue-point="3" svg:d="M18259 16585c1510 0 490-487 2042-487" svg:viewBox="0 0 2043 488">
          <text:p/>
        </draw:connector>
        <draw:custom-shape draw:style-name="gr28" draw:text-style-name="P33" xml:id="id3" draw:id="id3" draw:layer="layout" svg:width="1.252cm" svg:height="0.601cm" svg:x="17.037cm" svg:y="11.192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line" svg:x1="17.663cm" svg:y1="11.793cm" svg:x2="17.668cm" svg:y2="14.375cm" draw:start-shape="id3" draw:start-glue-point="2" draw:end-shape="id4" draw:end-glue-point="0" svg:d="M17663 11793l5 2582" svg:viewBox="0 0 6 2583">
          <text:p/>
        </draw:connector>
        <draw:connector draw:style-name="gr5" draw:text-style-name="P17" draw:layer="layout" draw:type="curve" svg:x1="22.159cm" svg:y1="16.621cm" svg:x2="24.201cm" svg:y2="16.134cm" svg:d="M22159 16621c1510 0 490-487 2042-487" svg:viewBox="0 0 2043 488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s text:c="2"/></text:span></text:p>
            <text:p><text:span text:style-name="T24"><text:s text:c="4"/></text:span><text:span text:style-name="T23">while</text:span><text:span text:style-name="T24"> </text:span><text:span text:style-name="T23">let</text:span><text:span text:style-name="T24"> </text:span><text:span text:style-name="T27">Some(nodeBox) = cur.as_mut()</text:span><text:span text:style-name="T24">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22" draw:text-style-name="P30" xml:id="id8" draw:id="id8" draw:layer="layout" svg:width="2.519cm" svg:height="3.429cm" svg:x="16.409cm" svg:y="14.37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16.252cm" svg:y="13.774cm">
          <draw:text-box>
            <text:p><text:span text:style-name="T25">Some</text:span></text:p>
          </draw:text-box>
        </draw:frame>
        <draw:custom-shape draw:style-name="gr30" draw:text-style-name="P32" draw:layer="layout" svg:width="1.58cm" svg:height="1.776cm" svg:x="16.878cm" svg:y="15.277cm">
          <text:p text:style-name="P19"><text:span text:style-name="T26">1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16.745cm" svg:y="14.662cm">
          <draw:text-box>
            <text:p><text:span text:style-name="T25">Box</text:span></text:p>
          </draw:text-box>
        </draw:frame>
        <draw:custom-shape draw:style-name="gr25" draw:text-style-name="P30" xml:id="id6" draw:id="id6" draw:layer="layout" svg:width="2.519cm" svg:height="3.428cm" svg:x="20.301cm" svg:y="14.384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20.771cm" svg:y="15.285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5" draw:id="id5" draw:layer="layout" svg:width="0.469cm" svg:height="0.451cm" svg:x="17.79cm" svg:y="16.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21.673cm" svg:y="16.36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18.259cm" svg:y1="16.585cm" svg:x2="20.301cm" svg:y2="16.098cm" draw:start-shape="id5" draw:start-glue-point="1" draw:end-shape="id6" draw:end-glue-point="3" svg:d="M18259 16585c1510 0 490-487 2042-487" svg:viewBox="0 0 2043 488">
          <text:p/>
        </draw:connector>
        <draw:custom-shape draw:style-name="gr28" draw:text-style-name="P33" xml:id="id7" draw:id="id7" draw:layer="layout" svg:width="1.252cm" svg:height="0.601cm" svg:x="17.037cm" svg:y="11.192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line" svg:x1="17.663cm" svg:y1="11.793cm" svg:x2="17.668cm" svg:y2="14.375cm" draw:start-shape="id7" draw:start-glue-point="2" draw:end-shape="id8" draw:end-glue-point="0" svg:d="M17663 11793l5 2582" svg:viewBox="0 0 6 2583">
          <text:p/>
        </draw:connector>
        <draw:connector draw:style-name="gr5" draw:text-style-name="P17" draw:layer="layout" draw:type="curve" svg:x1="22.159cm" svg:y1="16.621cm" svg:x2="24.201cm" svg:y2="16.134cm" svg:d="M22159 16621c1510 0 490-487 2042-487" svg:viewBox="0 0 2043 488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s text:c="2"/></text:span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7"><text:tab/></text:span><text:span text:style-name="T27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22" draw:text-style-name="P30" xml:id="id12" draw:id="id12" draw:layer="layout" svg:width="2.519cm" svg:height="3.429cm" svg:x="16.409cm" svg:y="14.37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16.252cm" svg:y="13.774cm">
          <draw:text-box>
            <text:p><text:span text:style-name="T25">Some</text:span></text:p>
          </draw:text-box>
        </draw:frame>
        <draw:custom-shape draw:style-name="gr24" draw:text-style-name="P32" draw:layer="layout" svg:width="1.58cm" svg:height="1.776cm" svg:x="16.878cm" svg:y="15.277cm">
          <text:p text:style-name="P19"><text:span text:style-name="T28">-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16.745cm" svg:y="14.662cm">
          <draw:text-box>
            <text:p><text:span text:style-name="T25">Box</text:span></text:p>
          </draw:text-box>
        </draw:frame>
        <draw:custom-shape draw:style-name="gr25" draw:text-style-name="P30" xml:id="id10" draw:id="id10" draw:layer="layout" svg:width="2.519cm" svg:height="3.428cm" svg:x="20.301cm" svg:y="14.384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20.771cm" svg:y="15.285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9" draw:id="id9" draw:layer="layout" svg:width="0.469cm" svg:height="0.451cm" svg:x="17.79cm" svg:y="16.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21.673cm" svg:y="16.36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18.259cm" svg:y1="16.585cm" svg:x2="20.301cm" svg:y2="16.098cm" draw:start-shape="id9" draw:start-glue-point="1" draw:end-shape="id10" draw:end-glue-point="3" svg:d="M18259 16585c1510 0 490-487 2042-487" svg:viewBox="0 0 2043 488">
          <text:p/>
        </draw:connector>
        <draw:custom-shape draw:style-name="gr28" draw:text-style-name="P33" xml:id="id11" draw:id="id11" draw:layer="layout" svg:width="1.252cm" svg:height="0.601cm" svg:x="17.037cm" svg:y="11.192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line" svg:x1="17.663cm" svg:y1="11.793cm" svg:x2="17.668cm" svg:y2="14.375cm" draw:start-shape="id11" draw:start-glue-point="2" draw:end-shape="id12" draw:end-glue-point="0" svg:d="M17663 11793l5 2582" svg:viewBox="0 0 6 2583">
          <text:p/>
        </draw:connector>
        <draw:connector draw:style-name="gr5" draw:text-style-name="P17" draw:layer="layout" draw:type="curve" svg:x1="22.159cm" svg:y1="16.621cm" svg:x2="24.201cm" svg:y2="16.134cm" svg:d="M22159 16621c1510 0 490-487 2042-487" svg:viewBox="0 0 2043 488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s text:c="2"/></text:span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7">cur = &amp;</text:span><text:span text:style-name="T29">mut</text:span><text:span text:style-name="T27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22" draw:text-style-name="P30" draw:layer="layout" svg:width="2.519cm" svg:height="3.429cm" svg:x="16.409cm" svg:y="14.37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16.252cm" svg:y="13.774cm">
          <draw:text-box>
            <text:p><text:span text:style-name="T25">Some</text:span></text:p>
          </draw:text-box>
        </draw:frame>
        <draw:custom-shape draw:style-name="gr24" draw:text-style-name="P32" draw:layer="layout" svg:width="1.58cm" svg:height="1.776cm" svg:x="16.878cm" svg:y="15.277cm">
          <text:p text:style-name="P19"><text:span text:style-name="T26">-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16.745cm" svg:y="14.662cm">
          <draw:text-box>
            <text:p><text:span text:style-name="T25">Box</text:span></text:p>
          </draw:text-box>
        </draw:frame>
        <draw:custom-shape draw:style-name="gr25" draw:text-style-name="P30" xml:id="id14" draw:id="id14" draw:layer="layout" svg:width="2.519cm" svg:height="3.428cm" svg:x="20.301cm" svg:y="14.384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20.771cm" svg:y="15.285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3" draw:id="id13" draw:layer="layout" svg:width="0.469cm" svg:height="0.451cm" svg:x="17.79cm" svg:y="16.3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21.673cm" svg:y="16.36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18.259cm" svg:y1="16.585cm" svg:x2="20.301cm" svg:y2="16.098cm" draw:start-shape="id13" draw:start-glue-point="1" draw:end-shape="id14" draw:end-glue-point="3" svg:d="M18259 16585c1510 0 490-487 2042-487" svg:viewBox="0 0 2043 488">
          <text:p/>
        </draw:connector>
        <draw:custom-shape draw:style-name="gr31" draw:text-style-name="P33" xml:id="id15" draw:id="id15" draw:layer="layout" svg:width="1.252cm" svg:height="0.601cm" svg:x="20.937cm" svg:y="11.192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32" draw:text-style-name="P17" draw:layer="layout" draw:type="line" svg:x1="21.563cm" svg:y1="11.793cm" svg:x2="21.56cm" svg:y2="14.384cm" draw:start-shape="id15" draw:start-glue-point="2" draw:end-shape="id14" draw:end-glue-point="0" svg:d="M21563 11793l-3 2591" svg:viewBox="0 0 4 2592">
          <text:p/>
        </draw:connector>
        <draw:connector draw:style-name="gr5" draw:text-style-name="P17" draw:layer="layout" draw:type="curve" svg:x1="22.159cm" svg:y1="16.621cm" svg:x2="24.201cm" svg:y2="16.134cm" svg:d="M22159 16621c1510 0 490-487 2042-487" svg:viewBox="0 0 2043 488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33" draw:text-style-name="P8" draw:layer="layout" svg:width="28cm" svg:height="1.678cm" svg:x="0cm" svg:y="0.685cm">
          <draw:text-box>
            <text:p text:style-name="P7"><text:span text:style-name="T30"><text:s/></text:span><text:span text:style-name="T30">依照使用區間判斷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/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33" draw:text-style-name="P8" draw:layer="layout" svg:width="28cm" svg:height="1.678cm" svg:x="0cm" svg:y="0.685cm">
          <draw:text-box>
            <text:p text:style-name="P7"><text:span text:style-name="T30"><text:s/></text:span><text:span text:style-name="T30">依照使用區間判斷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9">let mut</text:span><text:span text:style-name="T27"> cur = &amp;</text:span><text:span text:style-name="T29">mut</text:span><text:span text:style-name="T27"> head;</text:span></text:p>
            <text:p><text:span text:style-name="T24"/></text:p>
            <text:p><text:span text:style-name="T24"/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34" draw:text-style-name="P34" xml:id="id17" draw:id="id17" draw:layer="layout" svg:width="2.032cm" svg:height="1.016cm" svg:x="18.828cm" svg:y="10.836cm">
          <text:p text:style-name="P19"><text:span text:style-name="T31">hea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xml:id="id16" draw:id="id16" draw:layer="layout" svg:width="2.032cm" svg:height="1.016cm" svg:x="17.128cm" svg:y="14.836cm">
          <text:p text:style-name="P19"><text:span text:style-name="T31">cur</text:span></text:p>
          <draw:enhanced-geometry svg:viewBox="0 0 21600 21600" draw:type="rectangle" draw:enhanced-path="M 0 0 L 21600 0 21600 21600 0 21600 0 0 Z N"/>
        </draw:custom-shape>
        <draw:connector draw:style-name="gr35" draw:text-style-name="P35" draw:layer="layout" draw:type="line" svg:x1="18.144cm" svg:y1="14.836cm" svg:x2="19.844cm" svg:y2="11.852cm" draw:start-shape="id16" draw:start-glue-point="0" draw:end-shape="id17" draw:end-glue-point="2" svg:d="M18144 14836l1700-2984" svg:viewBox="0 0 1701 2985">
          <text:p text:style-name="P19"><text:span text:style-name="T32">mut</text:span><text:span text:style-name="T33"> borrow</text:span></text:p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33" draw:text-style-name="P8" draw:layer="layout" svg:width="28cm" svg:height="1.678cm" svg:x="0cm" svg:y="0.685cm">
          <draw:text-box>
            <text:p text:style-name="P7"><text:span text:style-name="T30"><text:s/></text:span><text:span text:style-name="T30">依照使用區間判斷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9">let mut</text:span><text:span text:style-name="T27"> cur = &amp;</text:span><text:span text:style-name="T29">mut</text:span><text:span text:style-name="T27"> head;</text:span></text:p>
            <text:p><text:span text:style-name="T24"/></text:p>
            <text:p><text:span text:style-name="T24"/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34" draw:text-style-name="P34" xml:id="id19" draw:id="id19" draw:layer="layout" svg:width="2.032cm" svg:height="1.016cm" svg:x="18.828cm" svg:y="10.836cm">
          <text:p text:style-name="P19"><text:span text:style-name="T31">hea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xml:id="id18" draw:id="id18" draw:layer="layout" svg:width="2.032cm" svg:height="1.016cm" svg:x="17.128cm" svg:y="14.836cm">
          <text:p text:style-name="P19"><text:span text:style-name="T31">cur</text:span></text:p>
          <draw:enhanced-geometry svg:viewBox="0 0 21600 21600" draw:type="rectangle" draw:enhanced-path="M 0 0 L 21600 0 21600 21600 0 21600 0 0 Z N"/>
        </draw:custom-shape>
        <draw:connector draw:style-name="gr35" draw:text-style-name="P35" draw:layer="layout" draw:type="line" svg:x1="18.144cm" svg:y1="14.836cm" svg:x2="19.844cm" svg:y2="11.852cm" draw:start-shape="id18" draw:start-glue-point="0" draw:end-shape="id19" draw:end-glue-point="2" svg:d="M18144 14836l1700-2984" svg:viewBox="0 0 1701 2985">
          <text:p text:style-name="P19"><text:span text:style-name="T32">mut</text:span><text:span text:style-name="T33"> borrow</text:span></text:p>
        </draw:connector>
        <draw:line draw:style-name="gr36" draw:text-style-name="P17" draw:layer="layout" svg:x1="22.606cm" svg:y1="13.97cm" svg:x2="20.828cm" svg:y2="11.852cm">
          <text:p/>
        </draw:line>
        <draw:frame draw:style-name="gr37" draw:text-style-name="P36" draw:layer="layout" svg:width="2.032cm" svg:height="1.894cm" draw:transform="rotate (-0.583114503091306) translate (21.918cm 12.052cm)">
          <draw:text-box>
            <text:p><text:span text:style-name="T34">X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33" draw:text-style-name="P8" draw:layer="layout" svg:width="28cm" svg:height="1.678cm" svg:x="0cm" svg:y="0.685cm">
          <draw:text-box>
            <text:p text:style-name="P7"><text:span text:style-name="T30"><text:s/></text:span><text:span text:style-name="T30">依照使用區間判斷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9">let mut</text:span><text:span text:style-name="T27"> cur = &amp;</text:span><text:span text:style-name="T29">mut</text:span><text:span text:style-name="T27"> head;</text:span></text:p>
            <text:p><text:span text:style-name="T24"/></text:p>
            <text:p><text:span text:style-name="T24"/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34" draw:text-style-name="P34" xml:id="id21" draw:id="id21" draw:layer="layout" svg:width="2.032cm" svg:height="1.016cm" svg:x="18.828cm" svg:y="10.836cm">
          <text:p text:style-name="P19"><text:span text:style-name="T31">head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xml:id="id20" draw:id="id20" draw:layer="layout" svg:width="2.032cm" svg:height="1.016cm" svg:x="17.128cm" svg:y="14.836cm">
          <text:p text:style-name="P19"><text:span text:style-name="T31">cur</text:span></text:p>
          <draw:enhanced-geometry svg:viewBox="0 0 21600 21600" draw:type="rectangle" draw:enhanced-path="M 0 0 L 21600 0 21600 21600 0 21600 0 0 Z N"/>
        </draw:custom-shape>
        <draw:connector draw:style-name="gr35" draw:text-style-name="P35" draw:layer="layout" draw:type="line" svg:x1="18.144cm" svg:y1="14.836cm" svg:x2="19.844cm" svg:y2="11.852cm" draw:start-shape="id20" draw:start-glue-point="0" draw:end-shape="id21" draw:end-glue-point="2" svg:d="M18144 14836l1700-2984" svg:viewBox="0 0 1701 2985">
          <text:p text:style-name="P19"><text:span text:style-name="T32">mut</text:span><text:span text:style-name="T33"> borrow</text:span></text:p>
        </draw:connector>
        <draw:line draw:style-name="gr38" draw:text-style-name="P17" draw:layer="layout" svg:x1="18.288cm" svg:y1="17.88cm" svg:x2="18.288cm" svg:y2="15.844cm">
          <text:p/>
        </draw:lin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33" draw:text-style-name="P8" draw:layer="layout" svg:width="28cm" svg:height="1.678cm" svg:x="0cm" svg:y="0.685cm">
          <draw:text-box>
            <text:p text:style-name="P7"><text:span text:style-name="T30"><text:s/></text:span><text:span text:style-name="T30">依照使用區間判斷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9">let mut</text:span><text:span text:style-name="T27"> cur = &amp;</text:span><text:span text:style-name="T29">mut</text:span><text:span text:style-name="T27"> head;</text:span></text:p>
            <text:p><text:span text:style-name="T24"/></text:p>
            <text:p><text:span text:style-name="T24"/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34" draw:text-style-name="P34" xml:id="id23" draw:id="id23" draw:layer="layout" svg:width="2.032cm" svg:height="1.016cm" svg:x="18.828cm" svg:y="10.836cm">
          <text:p text:style-name="P19"><text:span text:style-name="T31">head</text:span></text:p>
          <draw:enhanced-geometry svg:viewBox="0 0 21600 21600" draw:type="rectangle" draw:enhanced-path="M 0 0 L 21600 0 21600 21600 0 21600 0 0 Z N"/>
        </draw:custom-shape>
        <draw:custom-shape draw:style-name="gr39" draw:text-style-name="P37" xml:id="id22" draw:id="id22" draw:layer="layout" svg:width="2.032cm" svg:height="1.016cm" svg:x="17.128cm" svg:y="14.836cm">
          <text:p text:style-name="P19"><text:span text:style-name="T31">cur</text:span></text:p>
          <draw:enhanced-geometry svg:viewBox="0 0 21600 21600" draw:type="rectangle" draw:enhanced-path="M 0 0 L 21600 0 21600 21600 0 21600 0 0 Z N"/>
        </draw:custom-shape>
        <draw:connector draw:style-name="gr35" draw:text-style-name="P35" draw:layer="layout" draw:type="line" svg:x1="18.144cm" svg:y1="14.836cm" svg:x2="19.844cm" svg:y2="11.852cm" draw:start-shape="id22" draw:start-glue-point="0" draw:end-shape="id23" draw:end-glue-point="2" svg:d="M18144 14836l1700-2984" svg:viewBox="0 0 1701 2985">
          <text:p text:style-name="P19"><text:span text:style-name="T32">mut</text:span><text:span text:style-name="T33"> borrow</text:span></text:p>
        </draw:connector>
        <draw:frame draw:style-name="gr40" draw:text-style-name="P38" draw:layer="layout" svg:width="6.096cm" svg:height="1.479cm" svg:x="16.248cm" svg:y="15.756cm">
          <draw:text-box>
            <text:p><text:span text:style-name="T35">不再使用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33" draw:text-style-name="P8" draw:layer="layout" svg:width="28cm" svg:height="1.678cm" svg:x="0cm" svg:y="0.685cm">
          <draw:text-box>
            <text:p text:style-name="P7"><text:span text:style-name="T30"><text:s/></text:span><text:span text:style-name="T30">依照使用區間判斷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9">let mut</text:span><text:span text:style-name="T27"> cur = &amp;</text:span><text:span text:style-name="T29">mut</text:span><text:span text:style-name="T27"> head;</text:span></text:p>
            <text:p><text:span text:style-name="T24"/></text:p>
            <text:p><text:span text:style-name="T24"/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24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34" draw:text-style-name="P34" xml:id="id25" draw:id="id25" draw:layer="layout" svg:width="2.032cm" svg:height="1.016cm" svg:x="18.828cm" svg:y="10.836cm">
          <text:p text:style-name="P19"><text:span text:style-name="T31">head</text:span></text:p>
          <draw:enhanced-geometry svg:viewBox="0 0 21600 21600" draw:type="rectangle" draw:enhanced-path="M 0 0 L 21600 0 21600 21600 0 21600 0 0 Z N"/>
        </draw:custom-shape>
        <draw:custom-shape draw:style-name="gr39" draw:text-style-name="P37" xml:id="id24" draw:id="id24" draw:layer="layout" svg:width="2.032cm" svg:height="1.016cm" svg:x="17.128cm" svg:y="14.836cm">
          <text:p text:style-name="P19"><text:span text:style-name="T31">cur</text:span></text:p>
          <draw:enhanced-geometry svg:viewBox="0 0 21600 21600" draw:type="rectangle" draw:enhanced-path="M 0 0 L 21600 0 21600 21600 0 21600 0 0 Z N"/>
        </draw:custom-shape>
        <draw:connector draw:style-name="gr35" draw:text-style-name="P35" draw:layer="layout" draw:type="line" svg:x1="18.144cm" svg:y1="14.836cm" svg:x2="19.844cm" svg:y2="11.852cm" draw:start-shape="id24" draw:start-glue-point="0" draw:end-shape="id25" draw:end-glue-point="2" svg:d="M18144 14836l1700-2984" svg:viewBox="0 0 1701 2985">
          <text:p text:style-name="P19"><text:span text:style-name="T32">mut</text:span><text:span text:style-name="T33"> borrow</text:span></text:p>
        </draw:connector>
        <draw:line draw:style-name="gr38" draw:text-style-name="P17" draw:layer="layout" svg:x1="22.606cm" svg:y1="13.97cm" svg:x2="20.828cm" svg:y2="11.852cm">
          <text:p/>
        </draw:line>
        <draw:frame draw:style-name="gr40" draw:text-style-name="P38" draw:layer="layout" svg:width="6.096cm" svg:height="1.479cm" svg:x="16.248cm" svg:y="15.756cm">
          <draw:text-box>
            <text:p><text:span text:style-name="T35">不再使用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1</text:span></text:p>
          </draw:text-box>
        </draw:frame>
        <draw:frame draw:style-name="gr33" draw:text-style-name="P8" draw:layer="layout" svg:width="28cm" svg:height="1.678cm" svg:x="0cm" svg:y="0.685cm">
          <draw:text-box>
            <text:p text:style-name="P7"><text:span text:style-name="T30"><text:s/></text:span><text:span text:style-name="T30">依照使用區間判斷</text:span></text:p>
          </draw:text-box>
        </draw:frame>
        <draw:frame draw:style-name="gr21" draw:text-style-name="P29" draw:layer="layout" svg:width="25.432cm" svg:height="13.943cm" svg:x="2cm" svg:y="4.146cm">
          <draw:text-box>
            <text:p><text:span text:style-name="T23">fn</text:span><text:span text:style-name="T24"> list_not(</text:span><text:span text:style-name="T23">mut</text:span><text:span text:style-name="T24"> head: Option&lt;Box&lt;ListNode&gt;&gt;) -&gt; Option&lt;Box&lt;ListNode&gt;&gt; </text:span></text:p>
            <text:p><text:span text:style-name="T24"/></text:p>
            <text:p><text:span text:style-name="T24">{</text:span></text:p>
            <text:p><text:span text:style-name="T24"><text:s text:c="4"/></text:span><text:span text:style-name="T29">let mut</text:span><text:span text:style-name="T27"> cur = &amp;</text:span><text:span text:style-name="T29">mut</text:span><text:span text:style-name="T27"> head;</text:span></text:p>
            <text:p><text:span text:style-name="T24"/></text:p>
            <text:p><text:span text:style-name="T24"/></text:p>
            <text:p><text:span text:style-name="T24"><text:s text:c="4"/></text:span><text:span text:style-name="T23">while</text:span><text:span text:style-name="T24"> </text:span><text:span text:style-name="T23">let</text:span><text:span text:style-name="T24"> Some(nodeBox) = cur.as_mut() {</text:span></text:p>
            <text:p><text:span text:style-name="T24"><text:s text:c="12"/></text:span></text:p>
            <text:p><text:span text:style-name="T24"><text:tab/></text:span><text:span text:style-name="T24"><text:tab/></text:span><text:span text:style-name="T24">nodeBox.val = !nodeBox.val;</text:span></text:p>
            <text:p><text:span text:style-name="T24"><text:s text:c="8"/></text:span></text:p>
            <text:p><text:span text:style-name="T24"><text:s text:c="4"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><text:tab/></text:span><text:span text:style-name="T24">}</text:span></text:p>
            <text:p><text:span text:style-name="T24"><text:s text:c="4"/></text:span></text:p>
            <text:p><text:span text:style-name="T24"/></text:p>
            <text:p><text:span text:style-name="T24"><text:tab/></text:span><text:span text:style-name="T36">head</text:span></text:p>
            <text:p><text:span text:style-name="T24"/></text:p>
            <text:p><text:span text:style-name="T24"/></text:p>
            <text:p><text:span text:style-name="T24">}</text:span></text:p>
          </draw:text-box>
        </draw:frame>
        <draw:custom-shape draw:style-name="gr34" draw:text-style-name="P34" xml:id="id27" draw:id="id27" draw:layer="layout" svg:width="2.032cm" svg:height="1.016cm" svg:x="18.828cm" svg:y="10.836cm">
          <text:p text:style-name="P19"><text:span text:style-name="T31">head</text:span></text:p>
          <draw:enhanced-geometry svg:viewBox="0 0 21600 21600" draw:type="rectangle" draw:enhanced-path="M 0 0 L 21600 0 21600 21600 0 21600 0 0 Z N"/>
        </draw:custom-shape>
        <draw:custom-shape draw:style-name="gr39" draw:text-style-name="P37" xml:id="id26" draw:id="id26" draw:layer="layout" svg:width="2.032cm" svg:height="1.016cm" svg:x="17.128cm" svg:y="14.836cm">
          <text:p text:style-name="P19"><text:span text:style-name="T31">cur</text:span></text:p>
          <draw:enhanced-geometry svg:viewBox="0 0 21600 21600" draw:type="rectangle" draw:enhanced-path="M 0 0 L 21600 0 21600 21600 0 21600 0 0 Z N"/>
        </draw:custom-shape>
        <draw:connector draw:style-name="gr35" draw:text-style-name="P35" draw:layer="layout" draw:type="line" svg:x1="18.144cm" svg:y1="14.836cm" svg:x2="19.844cm" svg:y2="11.852cm" draw:start-shape="id26" draw:start-glue-point="0" draw:end-shape="id27" draw:end-glue-point="2" svg:d="M18144 14836l1700-2984" svg:viewBox="0 0 1701 2985">
          <text:p text:style-name="P19"><text:span text:style-name="T32">mut</text:span><text:span text:style-name="T33"> borrow</text:span></text:p>
        </draw:connector>
        <draw:line draw:style-name="gr38" draw:text-style-name="P17" draw:layer="layout" svg:x1="22.606cm" svg:y1="13.97cm" svg:x2="20.828cm" svg:y2="11.852cm">
          <text:p/>
        </draw:line>
        <draw:frame draw:style-name="gr40" draw:text-style-name="P38" draw:layer="layout" svg:width="6.096cm" svg:height="1.479cm" svg:x="16.248cm" svg:y="15.756cm">
          <draw:text-box>
            <text:p><text:span text:style-name="T35">不再使用</text:span></text:p>
          </draw:text-box>
        </draw:frame>
        <draw:custom-shape draw:style-name="gr41" draw:text-style-name="P39" draw:layer="layout" svg:width="14.477cm" svg:height="4.572cm" svg:x="3.049cm" svg:y="7.87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3" draw:layer="layout" svg:width="9.652cm" svg:height="0.954cm" svg:x="15.202cm" svg:y="6.704cm">
          <draw:text-box>
            <text:p><text:span text:style-name="T37">`cur'</text:span> only used here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Basic Lifetimes Concept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Borrow</text:span></text:p>
          </draw:text-box>
        </draw:frame>
        <draw:frame draw:style-name="gr43" draw:text-style-name="P40" draw:layer="layout" svg:width="9.582cm" svg:height="3.115cm" svg:x="11.29cm" svg:y="4.447cm">
          <draw:text-box>
            <text:p text:style-name="P7"><text:span text:style-name="T38">P</text:span><text:span text:style-name="T39">0 </text:span><text:span text:style-name="T38">: </text:span><text:span text:style-name="T40">let</text:span><text:span text:style-name="T41"> r: &amp;T</text:span></text:p>
            <text:p text:style-name="P7"><text:span text:style-name="T38">P</text:span><text:span text:style-name="T39">1 </text:span><text:span text:style-name="T41">: r = &amp;x;</text:span></text:p>
          </draw:text-box>
        </draw:frame>
        <draw:custom-shape draw:style-name="gr44" draw:text-style-name="P41" draw:layer="layout" svg:width="3.556cm" svg:height="1.27cm" svg:x="11.938cm" svg:y="6.502cm">
          <text:p text:style-name="P19">Borrow Exp</text:p>
          <draw:enhanced-geometry svg:viewBox="0 0 21600 21600" draw:type="rectangle" draw:enhanced-path="M 0 0 L 21600 0 21600 21600 0 21600 0 0 Z N"/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Basic Lifetimes Concept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Borrow</text:span></text:p>
          </draw:text-box>
        </draw:frame>
        <draw:custom-shape draw:style-name="gr45" draw:text-style-name="P42" draw:layer="layout" svg:width="5.212cm" svg:height="0.762cm" svg:x="11.29cm" svg:y="5.334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9.582cm" svg:height="3.115cm" svg:x="11.29cm" svg:y="4.447cm">
          <draw:text-box>
            <text:p text:style-name="P7"><text:span text:style-name="T38">P</text:span><text:span text:style-name="T39">0 </text:span><text:span text:style-name="T38">: </text:span><text:span text:style-name="T40">let</text:span><text:span text:style-name="T41"> r: &amp;</text:span><text:span text:style-name="T42">'0</text:span><text:span text:style-name="T41"> T</text:span></text:p>
            <text:p text:style-name="P7"><text:span text:style-name="T38">P</text:span><text:span text:style-name="T39">1 </text:span><text:span text:style-name="T41">: r = &amp;</text:span><text:span text:style-name="T42">'1</text:span><text:span text:style-name="T41"> x;</text:span></text:p>
          </draw:text-box>
        </draw:frame>
        <draw:custom-shape draw:style-name="gr44" draw:text-style-name="P41" xml:id="id28" draw:id="id28" draw:layer="layout" svg:width="3.556cm" svg:height="1.27cm" svg:x="11.938cm" svg:y="6.502cm">
          <text:p text:style-name="P19">Borrow Exp</text:p>
          <draw:enhanced-geometry svg:viewBox="0 0 21600 21600" draw:type="rectangle" draw:enhanced-path="M 0 0 L 21600 0 21600 21600 0 21600 0 0 Z N"/>
        </draw:custom-shape>
        <draw:custom-shape draw:style-name="gr46" draw:text-style-name="P21" xml:id="id29" draw:id="id29" draw:layer="layout" svg:width="4.064cm" svg:height="1.524cm" svg:x="20.272cm" svg:y="9.966cm">
          <text:p text:style-name="P19">Subtyping</text:p>
          <text:p text:style-name="P19">Rules</text:p>
          <draw:enhanced-geometry svg:viewBox="0 0 21600 21600" draw:type="rectangle" draw:enhanced-path="M 0 0 L 21600 0 21600 21600 0 21600 0 0 Z N"/>
        </draw:custom-shape>
        <draw:custom-shape draw:style-name="gr47" draw:text-style-name="P21" xml:id="id30" draw:id="id30" draw:layer="layout" svg:width="4.318cm" svg:height="1.27cm" svg:x="11.682cm" svg:y="13.206cm">
          <text:p text:style-name="P19">Region Infer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curve" svg:x1="13.716cm" svg:y1="7.772cm" svg:x2="22.304cm" svg:y2="9.966cm" draw:start-shape="id28" draw:start-glue-point="2" draw:end-shape="id29" draw:end-glue-point="0" svg:d="M13716 7772c0 1645 8588 549 8588 2194" svg:viewBox="0 0 8589 2195">
          <text:p/>
        </draw:connector>
        <draw:connector draw:style-name="gr29" draw:text-style-name="P17" draw:layer="layout" draw:type="curve" svg:x1="13.716cm" svg:y1="7.772cm" svg:x2="13.841cm" svg:y2="13.206cm" draw:start-shape="id28" draw:start-glue-point="2" draw:end-shape="id30" draw:end-glue-point="0" svg:d="M13716 7772c0 4075 125 1359 125 5434" svg:viewBox="0 0 126 5435">
          <text:p/>
        </draw:connector>
        <draw:connector draw:style-name="gr48" draw:text-style-name="P17" draw:layer="layout" draw:type="curve" svg:x1="22.314cm" svg:y1="11.481cm" svg:x2="13.851cm" svg:y2="13.197cm" svg:d="M22314 11481c0 1287-8463 429-8463 1716" svg:viewBox="0 0 8464 1717">
          <text:p/>
        </draw:connector>
        <draw:custom-shape draw:style-name="gr49" draw:text-style-name="P21" xml:id="id31" draw:id="id31" draw:layer="layout" svg:width="3.556cm" svg:height="1.016cm" svg:x="15.24cm" svg:y="10.16cm">
          <text:p text:style-name="P19">Liveness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curve" svg:x1="13.716cm" svg:y1="7.772cm" svg:x2="17.018cm" svg:y2="10.16cm" draw:start-shape="id28" draw:start-glue-point="2" draw:end-shape="id31" draw:end-glue-point="0" svg:d="M13716 7772c0 1791 3302 597 3302 2388" svg:viewBox="0 0 3303 2389">
          <text:p/>
        </draw:connector>
        <draw:connector draw:style-name="gr48" draw:text-style-name="P17" draw:layer="layout" draw:type="curve" svg:x1="17.018cm" svg:y1="11.176cm" svg:x2="13.841cm" svg:y2="13.206cm" draw:start-shape="id31" draw:start-glue-point="2" draw:end-shape="id30" svg:d="M17018 11176c0 1522-3177 508-3177 2030" svg:viewBox="0 0 3178 2031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Basic Lifetimes Concept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Borrow</text:span></text:p>
          </draw:text-box>
        </draw:frame>
        <draw:custom-shape draw:style-name="gr45" draw:text-style-name="P42" draw:layer="layout" svg:width="5.212cm" svg:height="0.762cm" svg:x="11.29cm" svg:y="5.334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9.582cm" svg:height="3.115cm" svg:x="11.29cm" svg:y="4.447cm">
          <draw:text-box>
            <text:p text:style-name="P7"><text:span text:style-name="T38">P</text:span><text:span text:style-name="T39">0 </text:span><text:span text:style-name="T38">: </text:span><text:span text:style-name="T40">let</text:span><text:span text:style-name="T41"> r: &amp;</text:span><text:span text:style-name="T42">'0</text:span><text:span text:style-name="T41"> T</text:span></text:p>
            <text:p text:style-name="P7"><text:span text:style-name="T38">P</text:span><text:span text:style-name="T39">1 </text:span><text:span text:style-name="T41">: r = &amp;</text:span><text:span text:style-name="T42">'1</text:span><text:span text:style-name="T41"> x;</text:span></text:p>
          </draw:text-box>
        </draw:frame>
        <draw:custom-shape draw:style-name="gr44" draw:text-style-name="P41" xml:id="id32" draw:id="id32" draw:layer="layout" svg:width="3.556cm" svg:height="1.27cm" svg:x="11.938cm" svg:y="6.502cm">
          <text:p text:style-name="P19">Borrow Exp</text:p>
          <draw:enhanced-geometry svg:viewBox="0 0 21600 21600" draw:type="rectangle" draw:enhanced-path="M 0 0 L 21600 0 21600 21600 0 21600 0 0 Z N"/>
        </draw:custom-shape>
        <draw:custom-shape draw:style-name="gr46" draw:text-style-name="P21" xml:id="id33" draw:id="id33" draw:layer="layout" svg:width="4.064cm" svg:height="1.524cm" svg:x="20.272cm" svg:y="9.966cm">
          <text:p text:style-name="P19">Subtyping</text:p>
          <text:p text:style-name="P19">Rules</text:p>
          <draw:enhanced-geometry svg:viewBox="0 0 21600 21600" draw:type="rectangle" draw:enhanced-path="M 0 0 L 21600 0 21600 21600 0 21600 0 0 Z N"/>
        </draw:custom-shape>
        <draw:custom-shape draw:style-name="gr47" draw:text-style-name="P21" xml:id="id34" draw:id="id34" draw:layer="layout" svg:width="4.318cm" svg:height="1.27cm" svg:x="11.682cm" svg:y="13.206cm">
          <text:p text:style-name="P19">Region Infer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curve" svg:x1="13.716cm" svg:y1="7.772cm" svg:x2="22.304cm" svg:y2="9.966cm" draw:start-shape="id32" draw:start-glue-point="2" draw:end-shape="id33" draw:end-glue-point="0" svg:d="M13716 7772c0 1645 8588 549 8588 2194" svg:viewBox="0 0 8589 2195">
          <text:p/>
        </draw:connector>
        <draw:frame draw:style-name="gr50" draw:text-style-name="P43" draw:layer="layout" svg:width="7.366cm" svg:height="1.815cm" svg:x="11.294cm" svg:y="14.957cm">
          <draw:text-box>
            <text:p text:style-name="P7"><text:span text:style-name="T42">'0</text:span><text:span text:style-name="T41"> : { P</text:span><text:span text:style-name="T43">1</text:span><text:span text:style-name="T41"> , P</text:span><text:span text:style-name="T43">2</text:span><text:span text:style-name="T41"> … }</text:span></text:p>
            <text:p text:style-name="P7"><text:span text:style-name="T44">'1</text:span><text:span text:style-name="T45"> : { </text:span><text:span text:style-name="T41">P</text:span><text:span text:style-name="T43">1</text:span><text:span text:style-name="T41"> , … }</text:span></text:p>
          </draw:text-box>
        </draw:frame>
        <draw:connector draw:style-name="gr29" draw:text-style-name="P17" draw:layer="layout" draw:type="curve" svg:x1="13.716cm" svg:y1="7.772cm" svg:x2="13.841cm" svg:y2="13.206cm" draw:start-shape="id32" draw:start-glue-point="2" draw:end-shape="id34" draw:end-glue-point="0" svg:d="M13716 7772c0 4075 125 1359 125 5434" svg:viewBox="0 0 126 5435">
          <text:p/>
        </draw:connector>
        <draw:connector draw:style-name="gr48" draw:text-style-name="P17" draw:layer="layout" draw:type="curve" svg:x1="22.304cm" svg:y1="11.49cm" svg:x2="13.841cm" svg:y2="13.206cm" draw:start-shape="id33" draw:start-glue-point="2" draw:end-shape="id34" draw:end-glue-point="0" svg:d="M22304 11490c0 1287-8463 429-8463 1716" svg:viewBox="0 0 8464 1717">
          <text:p/>
        </draw:connector>
        <draw:frame draw:style-name="gr51" draw:text-style-name="P44" draw:layer="layout" svg:width="5.304cm" svg:height="1.524cm" svg:x="20.072cm" svg:y="12.476cm">
          <draw:text-box>
            <text:p text:style-name="P7"><text:span text:style-name="T45">(</text:span><text:span text:style-name="T44">'1</text:span><text:span text:style-name="T45"> : </text:span><text:span text:style-name="T46">'0</text:span><text:span text:style-name="T38">) @ P</text:span><text:span text:style-name="T39">1</text:span></text:p>
          </draw:text-box>
        </draw:frame>
        <draw:custom-shape draw:style-name="gr49" draw:text-style-name="P21" xml:id="id35" draw:id="id35" draw:layer="layout" svg:width="3.556cm" svg:height="1.016cm" svg:x="15.264cm" svg:y="10.16cm">
          <text:p text:style-name="P19">Liveness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curve" svg:x1="13.716cm" svg:y1="7.772cm" svg:x2="17.042cm" svg:y2="10.16cm" draw:start-shape="id32" draw:start-glue-point="2" draw:end-shape="id35" draw:end-glue-point="0" svg:d="M13716 7772c0 1791 3326 597 3326 2388" svg:viewBox="0 0 3327 2389">
          <text:p/>
        </draw:connector>
        <draw:connector draw:style-name="gr48" draw:text-style-name="P17" draw:layer="layout" draw:type="curve" svg:x1="17.042cm" svg:y1="11.176cm" svg:x2="13.841cm" svg:y2="13.206cm" draw:start-shape="id35" draw:start-glue-point="2" draw:end-shape="id34" draw:end-glue-point="0" svg:d="M17042 11176c0 1522-3201 508-3201 2030" svg:viewBox="0 0 3202 2031">
          <text:p/>
        </draw:connector>
        <draw:frame draw:style-name="gr50" draw:text-style-name="P13" draw:layer="layout" svg:width="6.356cm" svg:height="1.815cm" svg:x="13.841cm" svg:y="11.39cm">
          <draw:text-box>
            <text:p><text:span text:style-name="T42">'0</text:span><text:span text:style-name="T41"> : { P</text:span><text:span text:style-name="T43">1</text:span><text:span text:style-name="T41"> , P</text:span><text:span text:style-name="T43">2</text:span><text:span text:style-name="T41"> … 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Basic Lifetimes Concept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Borrow</text:span></text:p>
          </draw:text-box>
        </draw:frame>
        <draw:custom-shape draw:style-name="gr45" draw:text-style-name="P42" draw:layer="layout" svg:width="5.212cm" svg:height="0.762cm" svg:x="11.29cm" svg:y="5.334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9.582cm" svg:height="3.115cm" svg:x="11.29cm" svg:y="4.447cm">
          <draw:text-box>
            <text:p text:style-name="P7"><text:span text:style-name="T38">P</text:span><text:span text:style-name="T39">0 </text:span><text:span text:style-name="T38">: </text:span><text:span text:style-name="T40">let</text:span><text:span text:style-name="T41"> r: &amp;</text:span><text:span text:style-name="T42">'0</text:span><text:span text:style-name="T41"> T</text:span></text:p>
            <text:p text:style-name="P7"><text:span text:style-name="T38">P</text:span><text:span text:style-name="T39">1 </text:span><text:span text:style-name="T41">: r = &amp;</text:span><text:span text:style-name="T42">'1</text:span><text:span text:style-name="T41"> x;</text:span></text:p>
          </draw:text-box>
        </draw:frame>
        <draw:custom-shape draw:style-name="gr44" draw:text-style-name="P41" xml:id="id36" draw:id="id36" draw:layer="layout" svg:width="3.556cm" svg:height="1.27cm" svg:x="11.938cm" svg:y="6.502cm">
          <text:p text:style-name="P19">Borrow Exp</text:p>
          <draw:enhanced-geometry svg:viewBox="0 0 21600 21600" draw:type="rectangle" draw:enhanced-path="M 0 0 L 21600 0 21600 21600 0 21600 0 0 Z N"/>
        </draw:custom-shape>
        <draw:custom-shape draw:style-name="gr46" draw:text-style-name="P21" xml:id="id37" draw:id="id37" draw:layer="layout" svg:width="4.064cm" svg:height="1.524cm" svg:x="20.272cm" svg:y="9.966cm">
          <text:p text:style-name="P19">Subtyping</text:p>
          <text:p text:style-name="P19">Rules</text:p>
          <draw:enhanced-geometry svg:viewBox="0 0 21600 21600" draw:type="rectangle" draw:enhanced-path="M 0 0 L 21600 0 21600 21600 0 21600 0 0 Z N"/>
        </draw:custom-shape>
        <draw:custom-shape draw:style-name="gr47" draw:text-style-name="P21" xml:id="id38" draw:id="id38" draw:layer="layout" svg:width="4.318cm" svg:height="1.27cm" svg:x="11.682cm" svg:y="13.206cm">
          <text:p text:style-name="P19">Region Infer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curve" svg:x1="13.716cm" svg:y1="7.772cm" svg:x2="22.304cm" svg:y2="9.966cm" draw:start-shape="id36" draw:start-glue-point="2" draw:end-shape="id37" draw:end-glue-point="0" svg:d="M13716 7772c0 1645 8588 549 8588 2194" svg:viewBox="0 0 8589 2195">
          <text:p/>
        </draw:connector>
        <draw:frame draw:style-name="gr50" draw:text-style-name="P43" draw:layer="layout" svg:width="7.366cm" svg:height="1.815cm" svg:x="11.294cm" svg:y="14.957cm">
          <draw:text-box>
            <text:p text:style-name="P7"><text:span text:style-name="T42">'0</text:span><text:span text:style-name="T41"> : { P</text:span><text:span text:style-name="T43">1</text:span><text:span text:style-name="T41"> , P</text:span><text:span text:style-name="T43">2</text:span><text:span text:style-name="T41"> … }</text:span></text:p>
            <text:p text:style-name="P7"><text:span text:style-name="T44">'1</text:span><text:span text:style-name="T45"> : { </text:span><text:span text:style-name="T41">P</text:span><text:span text:style-name="T43">1</text:span><text:span text:style-name="T41"> , … }</text:span></text:p>
          </draw:text-box>
        </draw:frame>
        <draw:connector draw:style-name="gr29" draw:text-style-name="P17" draw:layer="layout" draw:type="curve" svg:x1="13.716cm" svg:y1="7.772cm" svg:x2="13.841cm" svg:y2="13.206cm" draw:start-shape="id36" draw:start-glue-point="2" draw:end-shape="id38" draw:end-glue-point="0" svg:d="M13716 7772c0 4075 125 1359 125 5434" svg:viewBox="0 0 126 5435">
          <text:p/>
        </draw:connector>
        <draw:connector draw:style-name="gr48" draw:text-style-name="P17" draw:layer="layout" draw:type="curve" svg:x1="22.304cm" svg:y1="11.49cm" svg:x2="13.841cm" svg:y2="13.206cm" draw:start-shape="id37" draw:start-glue-point="2" draw:end-shape="id38" draw:end-glue-point="0" svg:d="M22304 11490c0 1287-8463 429-8463 1716" svg:viewBox="0 0 8464 1717">
          <text:p/>
        </draw:connector>
        <draw:frame draw:style-name="gr51" draw:text-style-name="P44" draw:layer="layout" svg:width="5.304cm" svg:height="1.524cm" svg:x="20.072cm" svg:y="12.476cm">
          <draw:text-box>
            <text:p text:style-name="P7"><text:span text:style-name="T45">(</text:span><text:span text:style-name="T44">'1</text:span><text:span text:style-name="T45"> : </text:span><text:span text:style-name="T46">'0</text:span><text:span text:style-name="T38">) @ P</text:span><text:span text:style-name="T39">1</text:span></text:p>
          </draw:text-box>
        </draw:frame>
        <draw:custom-shape draw:style-name="gr52" draw:text-style-name="P46" draw:layer="layout" svg:width="7.12cm" svg:height="5.588cm" svg:x="2.786cm" svg:y="7.366cm">
          <text:p text:style-name="P45"><text:span text:style-name="T47">Loan L0</text:span><text:span text:style-name="T48"> </text:span><text:span text:style-name="T49">{</text:span></text:p>
          <text:p text:style-name="P45"><text:span text:style-name="T49"><text:tab/></text:span><text:span text:style-name="T49">point: P</text:span><text:span text:style-name="T50">1</text:span><text:span text:style-name="T49">, </text:span></text:p>
          <text:p text:style-name="P45"><text:span text:style-name="T49"><text:tab/></text:span><text:span text:style-name="T49">path: <text:s/>x,</text:span></text:p>
          <text:p text:style-name="P45"><text:span text:style-name="T49"><text:tab/></text:span><text:span text:style-name="T49">kind: <text:s/>shared</text:span></text:p>
          <text:p text:style-name="P45"><text:span text:style-name="T49"><text:tab/></text:span><text:span text:style-name="T49">region: </text:span><text:span text:style-name="T51">'1</text:span><text:span text:style-name="T49"> {</text:span></text:p>
          <text:p text:style-name="P45"><text:span text:style-name="T49"><text:tab/></text:span><text:span text:style-name="T49"><text:tab/></text:span><text:span text:style-name="T49">P</text:span><text:span text:style-name="T50">1</text:span><text:span text:style-name="T52"> … <text:s/></text:span></text:p>
          <text:p text:style-name="P45"><text:span text:style-name="T49"><text:tab/></text:span><text:span text:style-name="T49">}</text:span><text:span text:style-name="T51"> </text:span></text:p>
          <text:p text:style-name="P7"><text:span text:style-name="T49">}</text:span></text:p>
          <draw:enhanced-geometry svg:viewBox="0 0 21600 21600" draw:type="rectangle" draw:enhanced-path="M 0 0 L 21600 0 21600 21600 0 21600 0 0 Z N"/>
        </draw:custom-shape>
        <draw:line draw:style-name="gr53" draw:text-style-name="P17" draw:layer="layout" svg:x1="11.938cm" svg:y1="7.112cm" svg:x2="9.136cm" svg:y2="7.62cm">
          <text:p/>
        </draw:line>
        <draw:line draw:style-name="gr53" draw:text-style-name="P17" draw:layer="layout" svg:x1="11.422cm" svg:y1="16.002cm" svg:x2="6.342cm" svg:y2="11.684cm">
          <text:p/>
        </draw:line>
        <draw:frame draw:style-name="gr54" draw:text-style-name="P47" draw:layer="layout" svg:width="8.382cm" svg:height="1.657cm" svg:x="2.024cm" svg:y="5.026cm">
          <draw:text-box>
            <text:p><text:span text:style-name="T53">Each Borrow expression will corresponding to each Loan</text:span></text:p>
          </draw:text-box>
        </draw:frame>
        <draw:custom-shape draw:style-name="gr49" draw:text-style-name="P21" xml:id="id39" draw:id="id39" draw:layer="layout" svg:width="3.556cm" svg:height="1.016cm" svg:x="15.264cm" svg:y="10.16cm">
          <text:p text:style-name="P19">Liveness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curve" svg:x1="13.716cm" svg:y1="7.772cm" svg:x2="17.042cm" svg:y2="10.16cm" draw:start-shape="id36" draw:start-glue-point="2" draw:end-shape="id39" draw:end-glue-point="0" svg:d="M13716 7772c0 1791 3326 597 3326 2388" svg:viewBox="0 0 3327 2389">
          <text:p/>
        </draw:connector>
        <draw:connector draw:style-name="gr48" draw:text-style-name="P17" draw:layer="layout" draw:type="curve" svg:x1="17.042cm" svg:y1="11.176cm" svg:x2="13.841cm" svg:y2="13.206cm" draw:start-shape="id39" draw:start-glue-point="2" draw:end-shape="id38" draw:end-glue-point="0" svg:d="M17042 11176c0 1522-3201 508-3201 2030" svg:viewBox="0 0 3202 2031">
          <text:p/>
        </draw:connector>
        <draw:frame draw:style-name="gr50" draw:text-style-name="P13" draw:layer="layout" svg:width="6.356cm" svg:height="1.815cm" svg:x="13.841cm" svg:y="11.391cm">
          <draw:text-box>
            <text:p><text:span text:style-name="T42">'0</text:span><text:span text:style-name="T41"> : { P</text:span><text:span text:style-name="T43">1</text:span><text:span text:style-name="T41"> , P</text:span><text:span text:style-name="T43">2</text:span><text:span text:style-name="T41"> … 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5" draw:text-style-name="P20" xml:id="id40" draw:id="id40" draw:layer="layout" svg:width="1.27cm" svg:height="1.27cm" svg:x="11.2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41" draw:id="id41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42" draw:id="id42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40" draw:start-glue-point="8" draw:end-shape="id41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41" draw:start-glue-point="7" draw:end-shape="id42" draw:end-glue-point="4" svg:d="M11446 7424l-1667 1974" svg:viewBox="0 0 1668 1975">
          <text:p/>
        </draw:connector>
        <draw:custom-shape draw:style-name="gr56" draw:text-style-name="P20" xml:id="id43" draw:id="id43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41" draw:start-glue-point="9" draw:end-shape="id43" draw:end-glue-point="4" svg:d="M12344 7424l1651 2016" svg:viewBox="0 0 1652 2017">
          <text:p/>
        </draw:connector>
        <draw:custom-shape draw:style-name="gr56" draw:text-style-name="P20" xml:id="id44" draw:id="id44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42" draw:start-glue-point="8" draw:end-shape="id44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43" draw:start-glue-point="8" draw:end-shape="id44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44" draw:start-glue-point="8" draw:end-shape="id41" draw:end-glue-point="4" svg:d="M11895 14310c0 790-4275 527-4275-3985s4275-4775 4275-3985" svg:viewBox="0 0 4276 8665">
          <text:p/>
        </draw:connector>
        <draw:custom-shape draw:style-name="gr56" draw:text-style-name="P20" xml:id="id45" draw:id="id45" draw:layer="layout" svg:width="1.27cm" svg:height="1.27cm" svg:x="11.26cm" svg:y="16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44" draw:start-glue-point="8" draw:end-shape="id45" svg:d="M11895 14310v1830" svg:viewBox="0 0 1 1831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6" draw:text-style-name="P20" xml:id="id46" draw:id="id46" draw:layer="layout" svg:width="1.27cm" svg:height="1.27cm" svg:x="11.2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47" draw:id="id47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48" draw:id="id48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46" draw:start-glue-point="8" draw:end-shape="id47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47" draw:start-glue-point="7" draw:end-shape="id48" draw:end-glue-point="4" svg:d="M11446 7424l-1667 1974" svg:viewBox="0 0 1668 1975">
          <text:p/>
        </draw:connector>
        <draw:custom-shape draw:style-name="gr56" draw:text-style-name="P20" xml:id="id49" draw:id="id49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47" draw:start-glue-point="9" draw:end-shape="id49" draw:end-glue-point="4" svg:d="M12344 7424l1651 2016" svg:viewBox="0 0 1652 2017">
          <text:p/>
        </draw:connector>
        <draw:custom-shape draw:style-name="gr56" draw:text-style-name="P20" xml:id="id50" draw:id="id50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48" draw:start-glue-point="8" draw:end-shape="id50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49" draw:start-glue-point="8" draw:end-shape="id50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50" draw:start-glue-point="8" draw:end-shape="id47" draw:end-glue-point="4" svg:d="M11895 14310c0 790-4275 527-4275-3985s4275-4775 4275-3985" svg:viewBox="0 0 4276 8665">
          <text:p/>
        </draw:connector>
        <draw:custom-shape draw:style-name="gr56" draw:text-style-name="P20" xml:id="id51" draw:id="id51" draw:layer="layout" svg:width="1.27cm" svg:height="1.27cm" svg:x="11.26cm" svg:y="16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50" draw:start-glue-point="8" draw:end-shape="id51" svg:d="M11895 14310v1830" svg:viewBox="0 0 1 1831">
          <text:p/>
        </draw:connector>
        <draw:frame draw:style-name="gr57" draw:text-style-name="P48" draw:layer="layout" svg:width="3.726cm" svg:height="0.988cm" svg:x="12.63cm" svg:y="6.504cm">
          <draw:text-box>
            <text:p><text:span text:style-name="T54">Gen L0</text:span></text:p>
          </draw:text-box>
        </draw:frame>
        <draw:frame draw:style-name="gr57" draw:text-style-name="P48" draw:layer="layout" svg:width="3.726cm" svg:height="0.988cm" svg:x="6.558cm" svg:y="9.552cm">
          <draw:text-box>
            <text:p><text:span text:style-name="T54">Gen L1</text:span></text:p>
          </draw:text-box>
        </draw:frame>
        <draw:frame draw:style-name="gr57" draw:text-style-name="P48" draw:layer="layout" svg:width="3.726cm" svg:height="0.988cm" svg:x="12.838cm" svg:y="13.408cm">
          <draw:text-box>
            <text:p><text:span text:style-name="T54">Kill L0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8" draw:text-style-name="P49" xml:id="id52" draw:id="id52" draw:layer="layout" svg:width="1.27cm" svg:height="1.27cm" svg:x="11.26cm" svg:y="3.54cm">
          <text:p text:style-name="P19"><text:tab/><text:tab/> <text:s text:c="2"/>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53" draw:id="id53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54" draw:id="id54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52" draw:start-glue-point="8" draw:end-shape="id53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53" draw:start-glue-point="7" draw:end-shape="id54" draw:end-glue-point="4" svg:d="M11446 7424l-1667 1974" svg:viewBox="0 0 1668 1975">
          <text:p/>
        </draw:connector>
        <draw:custom-shape draw:style-name="gr56" draw:text-style-name="P20" xml:id="id55" draw:id="id55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53" draw:start-glue-point="9" draw:end-shape="id55" draw:end-glue-point="4" svg:d="M12344 7424l1651 2016" svg:viewBox="0 0 1652 2017">
          <text:p/>
        </draw:connector>
        <draw:custom-shape draw:style-name="gr56" draw:text-style-name="P20" xml:id="id56" draw:id="id56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54" draw:start-glue-point="8" draw:end-shape="id56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55" draw:start-glue-point="8" draw:end-shape="id56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56" draw:start-glue-point="8" draw:end-shape="id53" draw:end-glue-point="4" svg:d="M11895 14310c0 790-4275 527-4275-3985s4275-4775 4275-3985" svg:viewBox="0 0 4276 8665">
          <text:p/>
        </draw:connector>
        <draw:custom-shape draw:style-name="gr58" draw:text-style-name="P49" xml:id="id57" draw:id="id57" draw:layer="layout" svg:width="1.27cm" svg:height="1.27cm" svg:x="11.26cm" svg:y="16.14cm">
          <text:p text:style-name="P19"><text:tab/><text:tab/> 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56" draw:start-glue-point="8" draw:end-shape="id57" svg:d="M11895 14310v1830" svg:viewBox="0 0 1 1831">
          <text:p/>
        </draw:connector>
        <draw:frame draw:style-name="gr57" draw:text-style-name="P48" draw:layer="layout" svg:width="3.726cm" svg:height="0.988cm" svg:x="12.63cm" svg:y="6.504cm">
          <draw:text-box>
            <text:p><text:span text:style-name="T54">Gen L0</text:span></text:p>
          </draw:text-box>
        </draw:frame>
        <draw:frame draw:style-name="gr57" draw:text-style-name="P48" draw:layer="layout" svg:width="3.726cm" svg:height="0.988cm" svg:x="6.558cm" svg:y="9.552cm">
          <draw:text-box>
            <text:p><text:span text:style-name="T54">Gen L1</text:span></text:p>
          </draw:text-box>
        </draw:frame>
        <draw:frame draw:style-name="gr57" draw:text-style-name="P48" draw:layer="layout" svg:width="3.726cm" svg:height="0.988cm" svg:x="12.838cm" svg:y="13.408cm">
          <draw:text-box>
            <text:p><text:span text:style-name="T54">Kill L0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8" draw:text-style-name="P49" xml:id="id58" draw:id="id58" draw:layer="layout" svg:width="1.27cm" svg:height="1.27cm" svg:x="11.26cm" svg:y="3.54cm">
          <text:p text:style-name="P19"><text:tab/><text:tab/> <text:s text:c="2"/>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59" draw:id="id59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60" draw:id="id60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58" draw:start-glue-point="8" draw:end-shape="id59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59" draw:start-glue-point="7" draw:end-shape="id60" draw:end-glue-point="4" svg:d="M11446 7424l-1667 1974" svg:viewBox="0 0 1668 1975">
          <text:p/>
        </draw:connector>
        <draw:custom-shape draw:style-name="gr56" draw:text-style-name="P20" xml:id="id61" draw:id="id61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59" draw:start-glue-point="9" draw:end-shape="id61" draw:end-glue-point="4" svg:d="M12344 7424l1651 2016" svg:viewBox="0 0 1652 2017">
          <text:p/>
        </draw:connector>
        <draw:custom-shape draw:style-name="gr56" draw:text-style-name="P20" xml:id="id62" draw:id="id62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60" draw:start-glue-point="8" draw:end-shape="id62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61" draw:start-glue-point="8" draw:end-shape="id62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62" draw:start-glue-point="8" draw:end-shape="id59" draw:end-glue-point="4" svg:d="M11895 14310c0 790-4275 527-4275-3985s4275-4775 4275-3985" svg:viewBox="0 0 4276 8665">
          <text:p/>
        </draw:connector>
        <draw:custom-shape draw:style-name="gr58" draw:text-style-name="P49" xml:id="id63" draw:id="id63" draw:layer="layout" svg:width="1.27cm" svg:height="1.27cm" svg:x="11.26cm" svg:y="16.14cm">
          <text:p text:style-name="P19"><text:tab/><text:tab/> 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62" draw:start-glue-point="8" draw:end-shape="id63" svg:d="M11895 14310v1830" svg:viewBox="0 0 1 1831">
          <text:p/>
        </draw:connector>
        <draw:frame draw:style-name="gr57" draw:text-style-name="P48" draw:layer="layout" svg:width="3.726cm" svg:height="0.988cm" svg:x="12.63cm" svg:y="6.504cm">
          <draw:text-box>
            <text:p><text:span text:style-name="T54">Gen L0</text:span></text:p>
          </draw:text-box>
        </draw:frame>
        <draw:frame draw:style-name="gr57" draw:text-style-name="P48" draw:layer="layout" svg:width="3.726cm" svg:height="0.988cm" svg:x="6.558cm" svg:y="9.552cm">
          <draw:text-box>
            <text:p><text:span text:style-name="T54">Gen L1</text:span></text:p>
          </draw:text-box>
        </draw:frame>
        <draw:frame draw:style-name="gr57" draw:text-style-name="P48" draw:layer="layout" svg:width="3.726cm" svg:height="0.988cm" svg:x="12.838cm" svg:y="13.408cm">
          <draw:text-box>
            <text:p><text:span text:style-name="T54">Kill L0</text:span></text:p>
          </draw:text-box>
        </draw:frame>
        <draw:line draw:style-name="gr59" draw:text-style-name="P17" draw:layer="layout" svg:x1="8.336cm" svg:y1="5.334cm" svg:x2="15.956cm" svg:y2="5.334cm">
          <text:p/>
        </draw:line>
        <draw:frame draw:style-name="gr60" draw:text-style-name="P50" draw:layer="layout" svg:width="4.064cm" svg:height="1.568cm" svg:x="16.256cm" svg:y="4.526cm">
          <draw:text-box>
            <text:p><text:span text:style-name="T55">∅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2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8" draw:text-style-name="P49" xml:id="id64" draw:id="id64" draw:layer="layout" svg:width="1.27cm" svg:height="1.27cm" svg:x="11.26cm" svg:y="3.54cm">
          <text:p text:style-name="P19"><text:tab/><text:tab/> <text:s text:c="2"/>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65" draw:id="id65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66" draw:id="id66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64" draw:start-glue-point="8" draw:end-shape="id65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65" draw:start-glue-point="7" draw:end-shape="id66" draw:end-glue-point="4" svg:d="M11446 7424l-1667 1974" svg:viewBox="0 0 1668 1975">
          <text:p/>
        </draw:connector>
        <draw:custom-shape draw:style-name="gr56" draw:text-style-name="P20" xml:id="id67" draw:id="id67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65" draw:start-glue-point="9" draw:end-shape="id67" draw:end-glue-point="4" svg:d="M12344 7424l1651 2016" svg:viewBox="0 0 1652 2017">
          <text:p/>
        </draw:connector>
        <draw:custom-shape draw:style-name="gr56" draw:text-style-name="P20" xml:id="id68" draw:id="id68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66" draw:start-glue-point="8" draw:end-shape="id68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67" draw:start-glue-point="8" draw:end-shape="id68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68" draw:start-glue-point="8" draw:end-shape="id65" draw:end-glue-point="4" svg:d="M11895 14310c0 790-4275 527-4275-3985s4275-4775 4275-3985" svg:viewBox="0 0 4276 8665">
          <text:p/>
        </draw:connector>
        <draw:custom-shape draw:style-name="gr58" draw:text-style-name="P49" xml:id="id69" draw:id="id69" draw:layer="layout" svg:width="1.27cm" svg:height="1.27cm" svg:x="11.26cm" svg:y="16.14cm">
          <text:p text:style-name="P19"><text:tab/><text:tab/> 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68" draw:start-glue-point="8" draw:end-shape="id69" svg:d="M11895 14310v1830" svg:viewBox="0 0 1 1831">
          <text:p/>
        </draw:connector>
        <draw:frame draw:style-name="gr57" draw:text-style-name="P48" draw:layer="layout" svg:width="3.726cm" svg:height="0.988cm" svg:x="12.63cm" svg:y="6.504cm">
          <draw:text-box>
            <text:p><text:span text:style-name="T54">Gen L0</text:span></text:p>
          </draw:text-box>
        </draw:frame>
        <draw:frame draw:style-name="gr57" draw:text-style-name="P48" draw:layer="layout" svg:width="3.726cm" svg:height="0.988cm" svg:x="6.558cm" svg:y="9.552cm">
          <draw:text-box>
            <text:p><text:span text:style-name="T54">Gen L1</text:span></text:p>
          </draw:text-box>
        </draw:frame>
        <draw:frame draw:style-name="gr57" draw:text-style-name="P48" draw:layer="layout" svg:width="3.726cm" svg:height="0.988cm" svg:x="12.838cm" svg:y="13.408cm">
          <draw:text-box>
            <text:p><text:span text:style-name="T54">Kill L0</text:span></text:p>
          </draw:text-box>
        </draw:frame>
        <draw:line draw:style-name="gr59" draw:text-style-name="P17" draw:layer="layout" svg:x1="8.336cm" svg:y1="5.334cm" svg:x2="15.956cm" svg:y2="5.334cm">
          <text:p/>
        </draw:line>
        <draw:frame draw:style-name="gr60" draw:text-style-name="P50" draw:layer="layout" svg:width="4.064cm" svg:height="1.568cm" svg:x="16.256cm" svg:y="4.526cm">
          <draw:text-box>
            <text:p><text:span text:style-name="T55">∅</text:span></text:p>
          </draw:text-box>
        </draw:frame>
        <draw:custom-shape draw:style-name="gr61" draw:text-style-name="P21" draw:layer="layout" svg:width="2.286cm" svg:height="0.762cm" svg:x="12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7.874cm">
          <text:p text:style-name="P19">L0</text:p>
          <draw:enhanced-geometry svg:viewBox="0 0 21600 21600" draw:type="rectangle" draw:enhanced-path="M 0 0 L 21600 0 21600 21600 0 21600 0 0 Z N"/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8" draw:text-style-name="P49" xml:id="id70" draw:id="id70" draw:layer="layout" svg:width="1.27cm" svg:height="1.27cm" svg:x="11.26cm" svg:y="3.54cm">
          <text:p text:style-name="P19"><text:tab/><text:tab/> <text:s text:c="2"/>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71" draw:id="id71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72" draw:id="id72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70" draw:start-glue-point="8" draw:end-shape="id71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71" draw:start-glue-point="7" draw:end-shape="id72" draw:end-glue-point="4" svg:d="M11446 7424l-1667 1974" svg:viewBox="0 0 1668 1975">
          <text:p/>
        </draw:connector>
        <draw:custom-shape draw:style-name="gr56" draw:text-style-name="P20" xml:id="id73" draw:id="id73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71" draw:start-glue-point="9" draw:end-shape="id73" draw:end-glue-point="4" svg:d="M12344 7424l1651 2016" svg:viewBox="0 0 1652 2017">
          <text:p/>
        </draw:connector>
        <draw:custom-shape draw:style-name="gr56" draw:text-style-name="P20" xml:id="id74" draw:id="id74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72" draw:start-glue-point="8" draw:end-shape="id74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73" draw:start-glue-point="8" draw:end-shape="id74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74" draw:start-glue-point="8" draw:end-shape="id71" draw:end-glue-point="4" svg:d="M11895 14310c0 790-4275 527-4275-3985s4275-4775 4275-3985" svg:viewBox="0 0 4276 8665">
          <text:p/>
        </draw:connector>
        <draw:custom-shape draw:style-name="gr58" draw:text-style-name="P49" xml:id="id75" draw:id="id75" draw:layer="layout" svg:width="1.27cm" svg:height="1.27cm" svg:x="11.26cm" svg:y="16.14cm">
          <text:p text:style-name="P19"><text:tab/><text:tab/> 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74" draw:start-glue-point="8" draw:end-shape="id75" svg:d="M11895 14310v1830" svg:viewBox="0 0 1 1831">
          <text:p/>
        </draw:connector>
        <draw:frame draw:style-name="gr57" draw:text-style-name="P48" draw:layer="layout" svg:width="3.726cm" svg:height="0.988cm" svg:x="12.63cm" svg:y="6.504cm">
          <draw:text-box>
            <text:p><text:span text:style-name="T54">Gen L0</text:span></text:p>
          </draw:text-box>
        </draw:frame>
        <draw:frame draw:style-name="gr57" draw:text-style-name="P48" draw:layer="layout" svg:width="3.726cm" svg:height="0.988cm" svg:x="6.558cm" svg:y="9.552cm">
          <draw:text-box>
            <text:p><text:span text:style-name="T54">Gen L1</text:span></text:p>
          </draw:text-box>
        </draw:frame>
        <draw:frame draw:style-name="gr57" draw:text-style-name="P48" draw:layer="layout" svg:width="3.726cm" svg:height="0.988cm" svg:x="12.838cm" svg:y="13.408cm">
          <draw:text-box>
            <text:p><text:span text:style-name="T54">Kill L0</text:span></text:p>
          </draw:text-box>
        </draw:frame>
        <draw:line draw:style-name="gr59" draw:text-style-name="P17" draw:layer="layout" svg:x1="8.336cm" svg:y1="5.334cm" svg:x2="15.956cm" svg:y2="5.334cm">
          <text:p/>
        </draw:line>
        <draw:frame draw:style-name="gr60" draw:text-style-name="P50" draw:layer="layout" svg:width="4.064cm" svg:height="1.568cm" svg:x="16.256cm" svg:y="4.526cm">
          <draw:text-box>
            <text:p><text:span text:style-name="T55">∅</text:span></text:p>
          </draw:text-box>
        </draw:frame>
        <draw:custom-shape draw:style-name="gr61" draw:text-style-name="P21" draw:layer="layout" svg:width="2.286cm" svg:height="0.762cm" svg:x="12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11.3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8cm" svg:y="10.87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12.7cm" svg:y="11.374cm">
          <text:p text:style-name="P19">L0</text:p>
          <draw:enhanced-geometry svg:viewBox="0 0 21600 21600" draw:type="rectangle" draw:enhanced-path="M 0 0 L 21600 0 21600 21600 0 21600 0 0 Z N"/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8" draw:text-style-name="P49" xml:id="id76" draw:id="id76" draw:layer="layout" svg:width="1.27cm" svg:height="1.27cm" svg:x="11.26cm" svg:y="3.54cm">
          <text:p text:style-name="P19"><text:tab/><text:tab/> <text:s text:c="2"/>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77" draw:id="id77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78" draw:id="id78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76" draw:start-glue-point="8" draw:end-shape="id77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77" draw:start-glue-point="7" draw:end-shape="id78" draw:end-glue-point="4" svg:d="M11446 7424l-1667 1974" svg:viewBox="0 0 1668 1975">
          <text:p/>
        </draw:connector>
        <draw:custom-shape draw:style-name="gr56" draw:text-style-name="P20" xml:id="id79" draw:id="id79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77" draw:start-glue-point="9" draw:end-shape="id79" draw:end-glue-point="4" svg:d="M12344 7424l1651 2016" svg:viewBox="0 0 1652 2017">
          <text:p/>
        </draw:connector>
        <draw:custom-shape draw:style-name="gr56" draw:text-style-name="P20" xml:id="id80" draw:id="id80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78" draw:start-glue-point="8" draw:end-shape="id80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79" draw:start-glue-point="8" draw:end-shape="id80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80" draw:start-glue-point="8" draw:end-shape="id77" draw:end-glue-point="4" svg:d="M11895 14310c0 790-4275 527-4275-3985s4275-4775 4275-3985" svg:viewBox="0 0 4276 8665">
          <text:p/>
        </draw:connector>
        <draw:custom-shape draw:style-name="gr58" draw:text-style-name="P49" xml:id="id81" draw:id="id81" draw:layer="layout" svg:width="1.27cm" svg:height="1.27cm" svg:x="11.26cm" svg:y="16.14cm">
          <text:p text:style-name="P19"><text:tab/><text:tab/> 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80" draw:start-glue-point="8" draw:end-shape="id81" svg:d="M11895 14310v1830" svg:viewBox="0 0 1 1831">
          <text:p/>
        </draw:connector>
        <draw:frame draw:style-name="gr57" draw:text-style-name="P48" draw:layer="layout" svg:width="3.726cm" svg:height="0.988cm" svg:x="12.63cm" svg:y="6.504cm">
          <draw:text-box>
            <text:p><text:span text:style-name="T54">Gen L0</text:span></text:p>
          </draw:text-box>
        </draw:frame>
        <draw:frame draw:style-name="gr57" draw:text-style-name="P48" draw:layer="layout" svg:width="3.726cm" svg:height="0.988cm" svg:x="6.558cm" svg:y="9.552cm">
          <draw:text-box>
            <text:p><text:span text:style-name="T54">Gen L1</text:span></text:p>
          </draw:text-box>
        </draw:frame>
        <draw:frame draw:style-name="gr57" draw:text-style-name="P48" draw:layer="layout" svg:width="3.726cm" svg:height="0.988cm" svg:x="12.838cm" svg:y="13.408cm">
          <draw:text-box>
            <text:p><text:span text:style-name="T54">Kill L0</text:span></text:p>
          </draw:text-box>
        </draw:frame>
        <draw:line draw:style-name="gr59" draw:text-style-name="P17" draw:layer="layout" svg:x1="8.336cm" svg:y1="5.334cm" svg:x2="15.956cm" svg:y2="5.334cm">
          <text:p/>
        </draw:line>
        <draw:frame draw:style-name="gr60" draw:text-style-name="P50" draw:layer="layout" svg:width="4.064cm" svg:height="1.568cm" svg:x="16.256cm" svg:y="4.526cm">
          <draw:text-box>
            <text:p><text:span text:style-name="T55">∅</text:span></text:p>
          </draw:text-box>
        </draw:frame>
        <draw:custom-shape draw:style-name="gr61" draw:text-style-name="P21" draw:layer="layout" svg:width="2.286cm" svg:height="0.762cm" svg:x="12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11.3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8cm" svg:y="10.87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12.7cm" svg:y="11.3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10.668cm" svg:y="14.732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7.366cm" svg:y="13.208cm">
          <text:p text:style-name="P19">L1</text:p>
          <draw:enhanced-geometry svg:viewBox="0 0 21600 21600" draw:type="rectangle" draw:enhanced-path="M 0 0 L 21600 0 21600 21600 0 21600 0 0 Z N"/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8" draw:text-style-name="P49" xml:id="id82" draw:id="id82" draw:layer="layout" svg:width="1.27cm" svg:height="1.27cm" svg:x="11.26cm" svg:y="3.54cm">
          <text:p text:style-name="P19"><text:tab/><text:tab/> <text:s text:c="2"/>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83" draw:id="id83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84" draw:id="id84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82" draw:start-glue-point="8" draw:end-shape="id83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83" draw:start-glue-point="7" draw:end-shape="id84" draw:end-glue-point="4" svg:d="M11446 7424l-1667 1974" svg:viewBox="0 0 1668 1975">
          <text:p/>
        </draw:connector>
        <draw:custom-shape draw:style-name="gr56" draw:text-style-name="P20" xml:id="id85" draw:id="id85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83" draw:start-glue-point="9" draw:end-shape="id85" draw:end-glue-point="4" svg:d="M12344 7424l1651 2016" svg:viewBox="0 0 1652 2017">
          <text:p/>
        </draw:connector>
        <draw:custom-shape draw:style-name="gr56" draw:text-style-name="P20" xml:id="id86" draw:id="id86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84" draw:start-glue-point="8" draw:end-shape="id86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85" draw:start-glue-point="8" draw:end-shape="id86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86" draw:start-glue-point="8" draw:end-shape="id83" draw:end-glue-point="4" svg:d="M11895 14310c0 790-4275 527-4275-3985s4275-4775 4275-3985" svg:viewBox="0 0 4276 8665">
          <text:p/>
        </draw:connector>
        <draw:custom-shape draw:style-name="gr58" draw:text-style-name="P49" xml:id="id87" draw:id="id87" draw:layer="layout" svg:width="1.27cm" svg:height="1.27cm" svg:x="11.26cm" svg:y="16.14cm">
          <text:p text:style-name="P19"><text:tab/><text:tab/> 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86" draw:start-glue-point="8" draw:end-shape="id87" svg:d="M11895 14310v1830" svg:viewBox="0 0 1 1831">
          <text:p/>
        </draw:connector>
        <draw:frame draw:style-name="gr57" draw:text-style-name="P48" draw:layer="layout" svg:width="3.726cm" svg:height="0.988cm" svg:x="12.63cm" svg:y="6.504cm">
          <draw:text-box>
            <text:p><text:span text:style-name="T54">Gen L0</text:span></text:p>
          </draw:text-box>
        </draw:frame>
        <draw:frame draw:style-name="gr57" draw:text-style-name="P48" draw:layer="layout" svg:width="3.726cm" svg:height="0.988cm" svg:x="6.558cm" svg:y="9.552cm">
          <draw:text-box>
            <text:p><text:span text:style-name="T54">Gen L1</text:span></text:p>
          </draw:text-box>
        </draw:frame>
        <draw:frame draw:style-name="gr57" draw:text-style-name="P48" draw:layer="layout" svg:width="3.726cm" svg:height="0.988cm" svg:x="12.838cm" svg:y="13.408cm">
          <draw:text-box>
            <text:p><text:span text:style-name="T54">Kill L0</text:span></text:p>
          </draw:text-box>
        </draw:frame>
        <draw:line draw:style-name="gr59" draw:text-style-name="P17" draw:layer="layout" svg:x1="8.336cm" svg:y1="5.334cm" svg:x2="15.956cm" svg:y2="5.334cm">
          <text:p/>
        </draw:line>
        <draw:frame draw:style-name="gr60" draw:text-style-name="P50" draw:layer="layout" svg:width="4.064cm" svg:height="1.568cm" svg:x="16.256cm" svg:y="4.526cm">
          <draw:text-box>
            <text:p><text:span text:style-name="T55">∅</text:span></text:p>
          </draw:text-box>
        </draw:frame>
        <draw:custom-shape draw:style-name="gr61" draw:text-style-name="P21" draw:layer="layout" svg:width="2.286cm" svg:height="0.762cm" svg:x="12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11.3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8cm" svg:y="10.87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12.7cm" svg:y="11.3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10.668cm" svg:y="14.732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7.366cm" svg:y="13.208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8.128cm" svg:y="7.42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11.938cm" svg:y="7.42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11.938cm" svg:y="7.424cm">
          <text:p text:style-name="P19">L1</text:p>
          <draw:enhanced-geometry svg:viewBox="0 0 21600 21600" draw:type="rectangle" draw:enhanced-path="M 0 0 L 21600 0 21600 21600 0 21600 0 0 Z N"/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8" draw:text-style-name="P49" xml:id="id88" draw:id="id88" draw:layer="layout" svg:width="1.27cm" svg:height="1.27cm" svg:x="11.26cm" svg:y="3.54cm">
          <text:p text:style-name="P19"><text:tab/><text:tab/> <text:s text:c="2"/>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89" draw:id="id89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90" draw:id="id90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88" draw:start-glue-point="8" draw:end-shape="id89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89" draw:start-glue-point="7" draw:end-shape="id90" draw:end-glue-point="4" svg:d="M11446 7424l-1667 1974" svg:viewBox="0 0 1668 1975">
          <text:p/>
        </draw:connector>
        <draw:custom-shape draw:style-name="gr56" draw:text-style-name="P20" xml:id="id91" draw:id="id91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89" draw:start-glue-point="9" draw:end-shape="id91" draw:end-glue-point="4" svg:d="M12344 7424l1651 2016" svg:viewBox="0 0 1652 2017">
          <text:p/>
        </draw:connector>
        <draw:custom-shape draw:style-name="gr56" draw:text-style-name="P20" xml:id="id92" draw:id="id92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90" draw:start-glue-point="8" draw:end-shape="id92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91" draw:start-glue-point="8" draw:end-shape="id92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92" draw:start-glue-point="8" draw:end-shape="id89" draw:end-glue-point="4" svg:d="M11895 14310c0 790-4275 527-4275-3985s4275-4775 4275-3985" svg:viewBox="0 0 4276 8665">
          <text:p/>
        </draw:connector>
        <draw:custom-shape draw:style-name="gr58" draw:text-style-name="P49" xml:id="id93" draw:id="id93" draw:layer="layout" svg:width="1.27cm" svg:height="1.27cm" svg:x="11.26cm" svg:y="16.14cm">
          <text:p text:style-name="P19"><text:tab/><text:tab/> 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92" draw:start-glue-point="8" draw:end-shape="id93" svg:d="M11895 14310v1830" svg:viewBox="0 0 1 1831">
          <text:p/>
        </draw:connector>
        <draw:frame draw:style-name="gr57" draw:text-style-name="P48" draw:layer="layout" svg:width="3.726cm" svg:height="0.988cm" svg:x="12.63cm" svg:y="6.504cm">
          <draw:text-box>
            <text:p><text:span text:style-name="T54">Gen L0</text:span></text:p>
          </draw:text-box>
        </draw:frame>
        <draw:frame draw:style-name="gr57" draw:text-style-name="P48" draw:layer="layout" svg:width="3.726cm" svg:height="0.988cm" svg:x="6.558cm" svg:y="9.552cm">
          <draw:text-box>
            <text:p><text:span text:style-name="T54">Gen L1</text:span></text:p>
          </draw:text-box>
        </draw:frame>
        <draw:frame draw:style-name="gr57" draw:text-style-name="P48" draw:layer="layout" svg:width="3.726cm" svg:height="0.988cm" svg:x="12.838cm" svg:y="13.408cm">
          <draw:text-box>
            <text:p><text:span text:style-name="T54">Kill L0</text:span></text:p>
          </draw:text-box>
        </draw:frame>
        <draw:line draw:style-name="gr59" draw:text-style-name="P17" draw:layer="layout" svg:x1="8.336cm" svg:y1="5.334cm" svg:x2="15.956cm" svg:y2="5.334cm">
          <text:p/>
        </draw:line>
        <draw:frame draw:style-name="gr60" draw:text-style-name="P50" draw:layer="layout" svg:width="4.064cm" svg:height="1.568cm" svg:x="16.256cm" svg:y="4.526cm">
          <draw:text-box>
            <text:p><text:span text:style-name="T55">∅</text:span></text:p>
          </draw:text-box>
        </draw:frame>
        <draw:custom-shape draw:style-name="gr61" draw:text-style-name="P21" draw:layer="layout" svg:width="2.286cm" svg:height="0.762cm" svg:x="12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11.3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8cm" svg:y="10.87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12.7cm" svg:y="11.3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10.668cm" svg:y="14.732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7.366cm" svg:y="13.208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8.128cm" svg:y="7.42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11.938cm" svg:y="7.42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11.938cm" svg:y="7.42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11.938cm" svg:y="10.924cm">
          <text:p text:style-name="P19">L1</text:p>
          <draw:enhanced-geometry svg:viewBox="0 0 21600 21600" draw:type="rectangle" draw:enhanced-path="M 0 0 L 21600 0 21600 21600 0 21600 0 0 Z N"/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The Data Flow of the Loan</text:span></text:p>
          </draw:text-box>
        </draw:frame>
        <draw:custom-shape draw:style-name="gr58" draw:text-style-name="P49" xml:id="id94" draw:id="id94" draw:layer="layout" svg:width="1.27cm" svg:height="1.27cm" svg:x="11.26cm" svg:y="3.54cm">
          <text:p text:style-name="P19"><text:tab/><text:tab/> <text:s text:c="2"/>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95" draw:id="id95" draw:layer="layout" svg:width="1.27cm" svg:height="1.27cm" svg:x="11.26cm" svg:y="6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0" xml:id="id96" draw:id="id96" draw:layer="layout" svg:width="1.27cm" svg:height="1.27cm" svg:x="9.14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4.81cm" svg:x2="11.895cm" svg:y2="6.34cm" draw:start-shape="id94" draw:start-glue-point="8" draw:end-shape="id95" draw:end-glue-point="4" svg:d="M11895 4810v1530" svg:viewBox="0 0 1 1531">
          <text:p/>
        </draw:connector>
        <draw:connector draw:style-name="gr5" draw:text-style-name="P17" draw:layer="layout" draw:type="line" svg:x1="11.446cm" svg:y1="7.424cm" svg:x2="9.779cm" svg:y2="9.398cm" draw:start-shape="id95" draw:start-glue-point="7" draw:end-shape="id96" draw:end-glue-point="4" svg:d="M11446 7424l-1667 1974" svg:viewBox="0 0 1668 1975">
          <text:p/>
        </draw:connector>
        <draw:custom-shape draw:style-name="gr56" draw:text-style-name="P20" xml:id="id97" draw:id="id97" draw:layer="layout" svg:width="1.27cm" svg:height="1.27cm" svg:x="13.36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2.344cm" svg:y1="7.424cm" svg:x2="13.995cm" svg:y2="9.44cm" draw:start-shape="id95" draw:start-glue-point="9" draw:end-shape="id97" draw:end-glue-point="4" svg:d="M12344 7424l1651 2016" svg:viewBox="0 0 1652 2017">
          <text:p/>
        </draw:connector>
        <draw:custom-shape draw:style-name="gr56" draw:text-style-name="P20" xml:id="id98" draw:id="id98" draw:layer="layout" svg:width="1.27cm" svg:height="1.27cm" svg:x="11.26cm" svg:y="1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9.779cm" svg:y1="10.668cm" svg:x2="11.446cm" svg:y2="13.226cm" draw:start-shape="id96" draw:start-glue-point="8" draw:end-shape="id98" draw:end-glue-point="5" svg:d="M9779 10668l1667 2558" svg:viewBox="0 0 1668 2559">
          <text:p/>
        </draw:connector>
        <draw:connector draw:style-name="gr5" draw:text-style-name="P17" draw:layer="layout" draw:type="line" svg:x1="13.995cm" svg:y1="10.71cm" svg:x2="12.344cm" svg:y2="13.226cm" draw:start-shape="id97" draw:start-glue-point="8" draw:end-shape="id98" draw:end-glue-point="11" svg:d="M13995 10710l-1651 2516" svg:viewBox="0 0 1652 2517">
          <text:p/>
        </draw:connector>
        <draw:connector draw:style-name="gr5" draw:text-style-name="P17" draw:layer="layout" draw:type="curve" draw:line-skew="0cm -3.113cm" svg:x1="11.895cm" svg:y1="14.31cm" svg:x2="11.895cm" svg:y2="6.34cm" draw:start-shape="id98" draw:start-glue-point="8" draw:end-shape="id95" draw:end-glue-point="4" svg:d="M11895 14310c0 790-4275 527-4275-3985s4275-4775 4275-3985" svg:viewBox="0 0 4276 8665">
          <text:p/>
        </draw:connector>
        <draw:custom-shape draw:style-name="gr58" draw:text-style-name="P49" xml:id="id99" draw:id="id99" draw:layer="layout" svg:width="1.27cm" svg:height="1.27cm" svg:x="11.26cm" svg:y="16.14cm">
          <text:p text:style-name="P19"><text:tab/><text:tab/> 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1.895cm" svg:y1="14.31cm" svg:x2="11.895cm" svg:y2="16.14cm" draw:start-shape="id98" draw:start-glue-point="8" draw:end-shape="id99" svg:d="M11895 14310v1830" svg:viewBox="0 0 1 1831">
          <text:p/>
        </draw:connector>
        <draw:frame draw:style-name="gr57" draw:text-style-name="P48" draw:layer="layout" svg:width="3.726cm" svg:height="0.988cm" svg:x="12.63cm" svg:y="6.504cm">
          <draw:text-box>
            <text:p><text:span text:style-name="T54">Gen L0</text:span></text:p>
          </draw:text-box>
        </draw:frame>
        <draw:frame draw:style-name="gr57" draw:text-style-name="P48" draw:layer="layout" svg:width="3.726cm" svg:height="0.988cm" svg:x="6.558cm" svg:y="9.552cm">
          <draw:text-box>
            <text:p><text:span text:style-name="T54">Gen L1</text:span></text:p>
          </draw:text-box>
        </draw:frame>
        <draw:frame draw:style-name="gr57" draw:text-style-name="P48" draw:layer="layout" svg:width="3.726cm" svg:height="0.988cm" svg:x="12.838cm" svg:y="13.408cm">
          <draw:text-box>
            <text:p><text:span text:style-name="T54">Kill L0</text:span></text:p>
          </draw:text-box>
        </draw:frame>
        <draw:line draw:style-name="gr59" draw:text-style-name="P17" draw:layer="layout" svg:x1="8.336cm" svg:y1="5.334cm" svg:x2="15.956cm" svg:y2="5.334cm">
          <text:p/>
        </draw:line>
        <draw:frame draw:style-name="gr60" draw:text-style-name="P50" draw:layer="layout" svg:width="4.064cm" svg:height="1.568cm" svg:x="16.256cm" svg:y="4.526cm">
          <draw:text-box>
            <text:p><text:span text:style-name="T55">∅</text:span></text:p>
          </draw:text-box>
        </draw:frame>
        <draw:custom-shape draw:style-name="gr61" draw:text-style-name="P21" draw:layer="layout" svg:width="2.286cm" svg:height="0.762cm" svg:x="12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7.8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8.7cm" svg:y="11.3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8cm" svg:y="10.87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12.7cm" svg:y="11.374cm">
          <text:p text:style-name="P19">L0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10.668cm" svg:y="14.732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7.366cm" svg:y="13.208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8.128cm" svg:y="7.42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1" draw:text-style-name="P21" draw:layer="layout" svg:width="2.286cm" svg:height="0.762cm" svg:x="11.938cm" svg:y="7.42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11.938cm" svg:y="7.424cm">
          <text:p text:style-name="P19">L1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2.286cm" svg:height="0.762cm" svg:x="11.938cm" svg:y="10.924cm">
          <text:p text:style-name="P19">L1</text:p>
          <draw:enhanced-geometry svg:viewBox="0 0 21600 21600" draw:type="rectangle" draw:enhanced-path="M 0 0 L 21600 0 21600 21600 0 21600 0 0 Z N"/>
        </draw:custom-shape>
        <draw:frame draw:style-name="gr63" draw:text-style-name="P51" draw:layer="layout" svg:width="10.414cm" svg:height="4.546cm" svg:x="17.272cm" svg:y="6.727cm">
          <draw:text-box>
            <text:p><text:span text:style-name="T56">When all the sets are stable, that’s mean</text:span><text:span text:style-name="T57"> the state is not changed anymore</text:span><text:span text:style-name="T56">, then the data flow computation is complete.</text:span></text:p>
          </draw:text-box>
        </draw:frame>
        <draw:frame draw:style-name="gr64" draw:text-style-name="P51" draw:layer="layout" svg:width="21.59cm" svg:height="1.11cm" svg:x="15.494cm" svg:y="2.54cm">
          <draw:text-box>
            <text:p><text:span text:style-name="T57">Key</text:span><text:span text:style-name="T56">: which loan live at which points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Collaborate with Data Flow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When to Gen, Kill</text:span></text:p>
          </draw:text-box>
        </draw:frame>
        <draw:frame draw:style-name="gr65" draw:text-style-name="P52" draw:layer="layout" svg:width="23.368cm" svg:height="9.524cm" svg:x="1.778cm" svg:y="4.383cm">
          <draw:text-box>
            <text:p><text:span text:style-name="T58">Gen Loan :</text:span></text:p>
            <text:p><text:span text:style-name="T58"><text:s/></text:span></text:p>
            <text:p><text:span text:style-name="T59">If it’s a borrow expression, then gen a Loan</text:span></text:p>
            <text:p><text:span text:style-name="T60"/></text:p>
            <text:p><text:span text:style-name="T60"/></text:p>
            <text:p><text:span text:style-name="T58">Kill Loan : </text:span></text:p>
            <text:p><text:span text:style-name="T61"/></text:p>
            <text:list text:style-name="L5">
              <text:list-item>
                <text:p><text:span text:style-name="T62"><text:s text:c="2"/></text:span><text:span text:style-name="T63">LV</text:span><text:span text:style-name="T62"> <text:s/></text:span><text:span text:style-name="T63">= Loan</text:span><text:span text:style-name="T64">i </text:span><text:span text:style-name="T65">. path</text:span></text:p>
              </text:list-item>
              <text:list-item>
                <text:p><text:span text:style-name="T66"><text:s text:c="2"/></text:span><text:span text:style-name="T65">point ∉ Loan</text:span><text:span text:style-name="T64">i </text:span><text:span text:style-name="T65">. region</text:span><text:span text:style-name="T66"> </text:span>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3">if</text:span><text:span text:style-name="T24"> </text:span><text:span text:style-name="T23">let</text:span><text:span text:style-name="T24"> Some(nodeBox) = cur.as_mut()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3">if</text:span><text:span text:style-name="T24"> </text:span><text:span text:style-name="T23">let</text:span><text:span text:style-name="T24"> Some(nodeBox) = cur.as_mut()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draw:custom-shape draw:style-name="gr22" draw:text-style-name="P30" xml:id="id103" draw:id="id103" draw:layer="layout" svg:width="2.519cm" svg:height="3.429cm" svg:x="7.712cm" svg:y="14.8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7.555cm" svg:y="14.249cm">
          <draw:text-box>
            <text:p><text:span text:style-name="T25">Some</text:span></text:p>
          </draw:text-box>
        </draw:frame>
        <draw:custom-shape draw:style-name="gr24" draw:text-style-name="P32" draw:layer="layout" svg:width="1.58cm" svg:height="1.776cm" svg:x="8.181cm" svg:y="15.752cm">
          <text:p text:style-name="P19"><text:span text:style-name="T67">1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8.048cm" svg:y="15.137cm">
          <draw:text-box>
            <text:p><text:span text:style-name="T25">Box</text:span></text:p>
          </draw:text-box>
        </draw:frame>
        <draw:custom-shape draw:style-name="gr25" draw:text-style-name="P30" xml:id="id101" draw:id="id101" draw:layer="layout" svg:width="2.519cm" svg:height="3.428cm" svg:x="12.904cm" svg:y="14.859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13.374cm" svg:y="15.76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00" draw:id="id100" draw:layer="layout" svg:width="0.469cm" svg:height="0.451cm" svg:x="9.093cm" svg:y="16.8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14.276cm" svg:y="16.835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9.562cm" svg:y1="17.06cm" svg:x2="12.904cm" svg:y2="16.573cm" draw:start-shape="id100" draw:start-glue-point="1" draw:end-shape="id101" draw:end-glue-point="3" svg:d="M9562 17060c2485 0 815-487 3342-487" svg:viewBox="0 0 3343 488">
          <text:p/>
        </draw:connector>
        <draw:custom-shape draw:style-name="gr28" draw:text-style-name="P33" xml:id="id102" draw:id="id102" draw:layer="layout" svg:width="1.252cm" svg:height="0.601cm" svg:x="8.34cm" svg:y="11.667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line" svg:x1="8.966cm" svg:y1="12.268cm" svg:x2="8.971cm" svg:y2="14.85cm" draw:start-shape="id102" draw:start-glue-point="2" draw:end-shape="id103" draw:end-glue-point="0" svg:d="M8966 12268l5 2582" svg:viewBox="0 0 6 2583">
          <text:p/>
        </draw:connector>
        <draw:connector draw:style-name="gr5" draw:text-style-name="P17" draw:layer="layout" draw:type="curve" svg:x1="14.762cm" svg:y1="17.096cm" svg:x2="18.004cm" svg:y2="16.574cm" svg:d="M14762 17096c2431 0 811-522 3242-522" svg:viewBox="0 0 3243 523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9">if</text:span><text:span text:style-name="T27"> </text:span><text:span text:style-name="T29">let</text:span><text:span text:style-name="T27"> Some(nodeBox) = cur.as_mut()</text:span><text:span text:style-name="T24">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draw:custom-shape draw:style-name="gr22" draw:text-style-name="P30" xml:id="id107" draw:id="id107" draw:layer="layout" svg:width="2.519cm" svg:height="3.429cm" svg:x="7.712cm" svg:y="14.8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7.555cm" svg:y="14.249cm">
          <draw:text-box>
            <text:p><text:span text:style-name="T25">Some</text:span></text:p>
          </draw:text-box>
        </draw:frame>
        <draw:custom-shape draw:style-name="gr30" draw:text-style-name="P32" draw:layer="layout" svg:width="1.58cm" svg:height="1.776cm" svg:x="8.181cm" svg:y="15.752cm">
          <text:p text:style-name="P19"><text:span text:style-name="T67">1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8.048cm" svg:y="15.137cm">
          <draw:text-box>
            <text:p><text:span text:style-name="T25">Box</text:span></text:p>
          </draw:text-box>
        </draw:frame>
        <draw:custom-shape draw:style-name="gr25" draw:text-style-name="P30" xml:id="id105" draw:id="id105" draw:layer="layout" svg:width="2.519cm" svg:height="3.428cm" svg:x="12.904cm" svg:y="14.859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13.374cm" svg:y="15.76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04" draw:id="id104" draw:layer="layout" svg:width="0.469cm" svg:height="0.451cm" svg:x="9.093cm" svg:y="16.8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14.276cm" svg:y="16.835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9.562cm" svg:y1="17.06cm" svg:x2="12.904cm" svg:y2="16.573cm" draw:start-shape="id104" draw:start-glue-point="1" draw:end-shape="id105" draw:end-glue-point="3" svg:d="M9562 17060c2485 0 815-487 3342-487" svg:viewBox="0 0 3343 488">
          <text:p/>
        </draw:connector>
        <draw:custom-shape draw:style-name="gr28" draw:text-style-name="P33" xml:id="id106" draw:id="id106" draw:layer="layout" svg:width="1.252cm" svg:height="0.601cm" svg:x="8.34cm" svg:y="11.667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line" svg:x1="8.966cm" svg:y1="12.268cm" svg:x2="8.971cm" svg:y2="14.85cm" draw:start-shape="id106" draw:start-glue-point="2" draw:end-shape="id107" draw:end-glue-point="0" svg:d="M8966 12268l5 2582" svg:viewBox="0 0 6 2583">
          <text:p/>
        </draw:connector>
        <draw:connector draw:style-name="gr5" draw:text-style-name="P17" draw:layer="layout" draw:type="curve" svg:x1="14.762cm" svg:y1="17.096cm" svg:x2="18.004cm" svg:y2="16.574cm" svg:d="M14762 17096c2431 0 811-522 3242-522" svg:viewBox="0 0 3243 523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3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3">if</text:span><text:span text:style-name="T24"> </text:span><text:span text:style-name="T23">let</text:span><text:span text:style-name="T24"> Some(nodeBox) = cur.as_mut()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7">cur = &amp;</text:span><text:span text:style-name="T29">mut</text:span><text:span text:style-name="T27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draw:custom-shape draw:style-name="gr22" draw:text-style-name="P30" draw:layer="layout" svg:width="2.519cm" svg:height="3.429cm" svg:x="7.712cm" svg:y="14.8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7.555cm" svg:y="14.249cm">
          <draw:text-box>
            <text:p><text:span text:style-name="T25">Some</text:span></text:p>
          </draw:text-box>
        </draw:frame>
        <draw:custom-shape draw:style-name="gr24" draw:text-style-name="P32" draw:layer="layout" svg:width="1.58cm" svg:height="1.776cm" svg:x="8.181cm" svg:y="15.752cm">
          <text:p text:style-name="P19"><text:span text:style-name="T67">1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8.048cm" svg:y="15.137cm">
          <draw:text-box>
            <text:p><text:span text:style-name="T25">Box</text:span></text:p>
          </draw:text-box>
        </draw:frame>
        <draw:custom-shape draw:style-name="gr25" draw:text-style-name="P30" xml:id="id109" draw:id="id109" draw:layer="layout" svg:width="2.519cm" svg:height="3.428cm" svg:x="12.904cm" svg:y="14.859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13.374cm" svg:y="15.76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08" draw:id="id108" draw:layer="layout" svg:width="0.469cm" svg:height="0.451cm" svg:x="9.093cm" svg:y="16.8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14.276cm" svg:y="16.835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9.562cm" svg:y1="17.06cm" svg:x2="12.904cm" svg:y2="16.573cm" draw:start-shape="id108" draw:start-glue-point="1" draw:end-shape="id109" draw:end-glue-point="3" svg:d="M9562 17060c2485 0 815-487 3342-487" svg:viewBox="0 0 3343 488">
          <text:p/>
        </draw:connector>
        <draw:connector draw:style-name="gr5" draw:text-style-name="P17" draw:layer="layout" draw:type="curve" svg:x1="14.762cm" svg:y1="17.096cm" svg:x2="18.004cm" svg:y2="16.574cm" svg:d="M14762 17096c2431 0 811-522 3242-522" svg:viewBox="0 0 3243 523">
          <text:p/>
        </draw:connector>
        <draw:custom-shape draw:style-name="gr31" draw:text-style-name="P33" xml:id="id110" draw:id="id110" draw:layer="layout" svg:width="1.252cm" svg:height="0.601cm" svg:x="13.54cm" svg:y="11.647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32" draw:text-style-name="P17" draw:layer="layout" draw:type="line" svg:x1="14.166cm" svg:y1="12.248cm" svg:x2="14.171cm" svg:y2="14.83cm" draw:start-shape="id110" draw:start-glue-point="2" svg:d="M14166 12248l5 2582" svg:viewBox="0 0 6 2583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4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custom-shape draw:style-name="gr67" draw:text-style-name="P53" draw:layer="layout" svg:width="9.652cm" svg:height="0.762cm" svg:x="4.318cm" svg:y="9.398cm">
          <text:p/>
          <draw:enhanced-geometry svg:viewBox="0 0 21600 21600" draw:type="rectangle" draw:enhanced-path="M 0 0 L 21600 0 21600 21600 0 21600 0 0 Z N"/>
        </draw:custom-shap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3">if</text:span><text:span text:style-name="T24"> </text:span><text:span text:style-name="T23">let</text:span><text:span text:style-name="T24"> Some(nodeBox) = cur.as_mut()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draw:custom-shape draw:style-name="gr22" draw:text-style-name="P30" draw:layer="layout" svg:width="2.519cm" svg:height="3.429cm" svg:x="7.712cm" svg:y="14.8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7.555cm" svg:y="14.249cm">
          <draw:text-box>
            <text:p><text:span text:style-name="T25">Some</text:span></text:p>
          </draw:text-box>
        </draw:frame>
        <draw:custom-shape draw:style-name="gr24" draw:text-style-name="P32" draw:layer="layout" svg:width="1.58cm" svg:height="1.776cm" svg:x="8.181cm" svg:y="15.752cm">
          <text:p text:style-name="P19"><text:span text:style-name="T67">1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8.048cm" svg:y="15.137cm">
          <draw:text-box>
            <text:p><text:span text:style-name="T25">Box</text:span></text:p>
          </draw:text-box>
        </draw:frame>
        <draw:custom-shape draw:style-name="gr25" draw:text-style-name="P30" xml:id="id112" draw:id="id112" draw:layer="layout" svg:width="2.519cm" svg:height="3.428cm" svg:x="12.904cm" svg:y="14.859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13.374cm" svg:y="15.76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11" draw:id="id111" draw:layer="layout" svg:width="0.469cm" svg:height="0.451cm" svg:x="9.093cm" svg:y="16.8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14.276cm" svg:y="16.835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9.562cm" svg:y1="17.06cm" svg:x2="12.904cm" svg:y2="16.573cm" draw:start-shape="id111" draw:start-glue-point="1" draw:end-shape="id112" draw:end-glue-point="3" svg:d="M9562 17060c2485 0 815-487 3342-487" svg:viewBox="0 0 3343 488">
          <text:p/>
        </draw:connector>
        <draw:connector draw:style-name="gr5" draw:text-style-name="P17" draw:layer="layout" draw:type="curve" svg:x1="14.762cm" svg:y1="17.096cm" svg:x2="18.004cm" svg:y2="16.574cm" svg:d="M14762 17096c2431 0 811-522 3242-522" svg:viewBox="0 0 3243 523">
          <text:p/>
        </draw:connector>
        <draw:custom-shape draw:style-name="gr28" draw:text-style-name="P33" xml:id="id113" draw:id="id113" draw:layer="layout" svg:width="1.252cm" svg:height="0.601cm" svg:x="13.54cm" svg:y="11.647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line" svg:x1="14.166cm" svg:y1="12.248cm" svg:x2="14.171cm" svg:y2="14.83cm" draw:start-shape="id113" draw:start-glue-point="2" svg:d="M14166 12248l5 2582" svg:viewBox="0 0 6 2583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4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custom-shape draw:style-name="gr68" draw:text-style-name="P54" draw:layer="layout" svg:width="9.652cm" svg:height="0.762cm" svg:x="4.318cm" svg:y="8.12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draw:custom-shape draw:style-name="gr22" draw:text-style-name="P30" draw:layer="layout" svg:width="2.519cm" svg:height="3.429cm" svg:x="7.712cm" svg:y="14.8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7.555cm" svg:y="14.249cm">
          <draw:text-box>
            <text:p><text:span text:style-name="T25">Some</text:span></text:p>
          </draw:text-box>
        </draw:frame>
        <draw:custom-shape draw:style-name="gr24" draw:text-style-name="P32" draw:layer="layout" svg:width="1.58cm" svg:height="1.776cm" svg:x="8.181cm" svg:y="15.752cm">
          <text:p text:style-name="P19"><text:span text:style-name="T67">1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8.048cm" svg:y="15.137cm">
          <draw:text-box>
            <text:p><text:span text:style-name="T25">Box</text:span></text:p>
          </draw:text-box>
        </draw:frame>
        <draw:custom-shape draw:style-name="gr25" draw:text-style-name="P30" xml:id="id115" draw:id="id115" draw:layer="layout" svg:width="2.519cm" svg:height="3.428cm" svg:x="12.904cm" svg:y="14.859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13.374cm" svg:y="15.76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14" draw:id="id114" draw:layer="layout" svg:width="0.469cm" svg:height="0.451cm" svg:x="9.093cm" svg:y="16.8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14.276cm" svg:y="16.835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9.562cm" svg:y1="17.06cm" svg:x2="12.904cm" svg:y2="16.573cm" draw:start-shape="id114" draw:start-glue-point="1" draw:end-shape="id115" draw:end-glue-point="3" svg:d="M9562 17060c2485 0 815-487 3342-487" svg:viewBox="0 0 3343 488">
          <text:p/>
        </draw:connector>
        <draw:connector draw:style-name="gr5" draw:text-style-name="P17" draw:layer="layout" draw:type="curve" svg:x1="14.762cm" svg:y1="17.096cm" svg:x2="18.004cm" svg:y2="16.574cm" svg:d="M14762 17096c2431 0 811-522 3242-522" svg:viewBox="0 0 3243 523">
          <text:p/>
        </draw:connector>
        <draw:custom-shape draw:style-name="gr28" draw:text-style-name="P33" xml:id="id116" draw:id="id116" draw:layer="layout" svg:width="1.252cm" svg:height="0.601cm" svg:x="13.54cm" svg:y="11.647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line" svg:x1="14.166cm" svg:y1="12.248cm" svg:x2="14.171cm" svg:y2="14.83cm" draw:start-shape="id116" draw:start-glue-point="2" svg:d="M14166 12248l5 2582" svg:viewBox="0 0 6 2583">
          <text:p/>
        </draw:connector>
        <draw:line draw:style-name="gr69" draw:text-style-name="P17" draw:layer="layout" svg:x1="13.716cm" svg:y1="8.636cm" svg:x2="18.288cm" svg:y2="8.89cm">
          <text:p/>
        </draw:line>
        <draw:custom-shape draw:style-name="gr61" draw:text-style-name="P21" draw:layer="layout" svg:width="2.286cm" svg:height="0.762cm" svg:x="18.288cm" svg:y="8.436cm">
          <text:p text:style-name="P19">L2</text:p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9.652cm" svg:height="0.762cm" svg:x="4.318cm" svg:y="9.398cm">
          <text:p/>
          <draw:enhanced-geometry svg:viewBox="0 0 21600 21600" draw:type="rectangle" draw:enhanced-path="M 0 0 L 21600 0 21600 21600 0 21600 0 0 Z N"/>
        </draw:custom-shap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3">if</text:span><text:span text:style-name="T24"> </text:span><text:span text:style-name="T23">let</text:span><text:span text:style-name="T24"> Some(nodeBox) = cur.as_mut()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4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custom-shape draw:style-name="gr68" draw:text-style-name="P54" draw:layer="layout" svg:width="9.652cm" svg:height="0.762cm" svg:x="4.318cm" svg:y="8.12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draw:custom-shape draw:style-name="gr22" draw:text-style-name="P30" draw:layer="layout" svg:width="2.519cm" svg:height="3.429cm" svg:x="7.712cm" svg:y="14.85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31" draw:layer="layout" svg:width="1.566cm" svg:height="0.64cm" svg:x="7.555cm" svg:y="14.249cm">
          <draw:text-box>
            <text:p><text:span text:style-name="T25">Some</text:span></text:p>
          </draw:text-box>
        </draw:frame>
        <draw:custom-shape draw:style-name="gr24" draw:text-style-name="P32" draw:layer="layout" svg:width="1.58cm" svg:height="1.776cm" svg:x="8.181cm" svg:y="15.752cm">
          <text:p text:style-name="P19"><text:span text:style-name="T67">1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1.566cm" svg:height="0.64cm" svg:x="8.048cm" svg:y="15.137cm">
          <draw:text-box>
            <text:p><text:span text:style-name="T25">Box</text:span></text:p>
          </draw:text-box>
        </draw:frame>
        <draw:custom-shape draw:style-name="gr25" draw:text-style-name="P30" xml:id="id118" draw:id="id118" draw:layer="layout" svg:width="2.519cm" svg:height="3.428cm" svg:x="12.904cm" svg:y="14.859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2" draw:layer="layout" svg:width="1.579cm" svg:height="1.776cm" svg:x="13.374cm" svg:y="15.76cm">
          <text:p text:style-name="P19"><text:span text:style-name="T26">2</text:span></text:p>
          <text:p text:style-name="P19"><text:span text:style-name="T26"/></text:p>
          <text:p text:style-name="P19"><text:span text:style-name="T26">next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17" draw:id="id117" draw:layer="layout" svg:width="0.469cm" svg:height="0.451cm" svg:x="9.093cm" svg:y="16.8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7cm" svg:height="0.451cm" svg:x="14.276cm" svg:y="16.835cm">
          <text:p/>
          <draw:enhanced-geometry svg:viewBox="0 0 21600 21600" draw:type="rectangle" draw:enhanced-path="M 0 0 L 21600 0 21600 21600 0 21600 0 0 Z N"/>
        </draw:custom-shape>
        <draw:connector draw:style-name="gr5" draw:text-style-name="P17" draw:layer="layout" draw:type="curve" svg:x1="9.562cm" svg:y1="17.06cm" svg:x2="12.904cm" svg:y2="16.573cm" draw:start-shape="id117" draw:start-glue-point="1" draw:end-shape="id118" draw:end-glue-point="3" svg:d="M9562 17060c2485 0 815-487 3342-487" svg:viewBox="0 0 3343 488">
          <text:p/>
        </draw:connector>
        <draw:connector draw:style-name="gr5" draw:text-style-name="P17" draw:layer="layout" draw:type="curve" svg:x1="14.762cm" svg:y1="17.096cm" svg:x2="18.004cm" svg:y2="16.574cm" svg:d="M14762 17096c2431 0 811-522 3242-522" svg:viewBox="0 0 3243 523">
          <text:p/>
        </draw:connector>
        <draw:custom-shape draw:style-name="gr28" draw:text-style-name="P33" xml:id="id119" draw:id="id119" draw:layer="layout" svg:width="1.252cm" svg:height="0.601cm" svg:x="13.54cm" svg:y="11.647cm">
          <text:p text:style-name="P19"><text:span text:style-name="T26">cur</text:span></text:p>
          <draw:enhanced-geometry svg:viewBox="0 0 21600 21600" draw:type="rectangle" draw:enhanced-path="M 0 0 L 21600 0 21600 21600 0 21600 0 0 Z N"/>
        </draw:custom-shape>
        <draw:connector draw:style-name="gr29" draw:text-style-name="P17" draw:layer="layout" draw:type="line" svg:x1="14.166cm" svg:y1="12.248cm" svg:x2="14.171cm" svg:y2="14.83cm" draw:start-shape="id119" draw:start-glue-point="2" svg:d="M14166 12248l5 2582" svg:viewBox="0 0 6 2583">
          <text:p/>
        </draw:connector>
        <draw:line draw:style-name="gr69" draw:text-style-name="P17" draw:layer="layout" svg:x1="13.716cm" svg:y1="8.636cm" svg:x2="18.288cm" svg:y2="8.89cm">
          <text:p/>
        </draw:line>
        <draw:custom-shape draw:style-name="gr61" draw:text-style-name="P21" draw:layer="layout" svg:width="2.286cm" svg:height="0.762cm" svg:x="18.288cm" svg:y="8.436cm">
          <text:p text:style-name="P19">L2</text:p>
          <draw:enhanced-geometry svg:viewBox="0 0 21600 21600" draw:type="rectangle" draw:enhanced-path="M 0 0 L 21600 0 21600 21600 0 21600 0 0 Z N"/>
        </draw:custom-shape>
        <draw:line draw:style-name="gr69" draw:text-style-name="P17" draw:layer="layout" svg:x1="18.288cm" svg:y1="9.198cm" svg:x2="13.97cm" svg:y2="10.414cm">
          <text:p/>
        </draw:line>
        <draw:custom-shape draw:style-name="gr67" draw:text-style-name="P53" draw:layer="layout" svg:width="9.652cm" svg:height="0.762cm" svg:x="4.318cm" svg:y="9.398cm">
          <text:p/>
          <draw:enhanced-geometry svg:viewBox="0 0 21600 21600" draw:type="rectangle" draw:enhanced-path="M 0 0 L 21600 0 21600 21600 0 21600 0 0 Z N"/>
        </draw:custom-shap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3">if</text:span><text:span text:style-name="T24"> </text:span><text:span text:style-name="T23">let</text:span><text:span text:style-name="T24"> Some(nodeBox) = cur.as_mut()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4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custom-shape draw:style-name="gr68" draw:text-style-name="P54" draw:layer="layout" svg:width="9.652cm" svg:height="0.762cm" svg:x="4.318cm" svg:y="8.12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draw:line draw:style-name="gr69" draw:text-style-name="P17" draw:layer="layout" svg:x1="13.716cm" svg:y1="8.636cm" svg:x2="18.288cm" svg:y2="8.89cm">
          <text:p/>
        </draw:line>
        <draw:custom-shape draw:style-name="gr61" draw:text-style-name="P21" draw:layer="layout" svg:width="2.286cm" svg:height="0.762cm" svg:x="18.288cm" svg:y="8.436cm">
          <text:p text:style-name="P19">L2</text:p>
          <draw:enhanced-geometry svg:viewBox="0 0 21600 21600" draw:type="rectangle" draw:enhanced-path="M 0 0 L 21600 0 21600 21600 0 21600 0 0 Z N"/>
        </draw:custom-shape>
        <draw:line draw:style-name="gr69" draw:text-style-name="P17" draw:layer="layout" svg:x1="18.288cm" svg:y1="9.198cm" svg:x2="13.97cm" svg:y2="10.414cm">
          <text:p/>
        </draw:line>
        <draw:frame draw:style-name="gr70" draw:text-style-name="P55" draw:layer="layout" svg:width="18.034cm" svg:height="7.366cm" svg:x="8.128cm" svg:y="12.192cm">
          <draw:text-box>
            <text:p><text:span text:style-name="T68">Why </text:span><text:span text:style-name="T69">`L2' </text:span><text:span text:style-name="T68">live at this point ?</text:span></text:p>
            <text:p><text:span text:style-name="T68"/></text:p>
          </draw:text-box>
        </draw:frame>
        <draw:custom-shape draw:style-name="gr67" draw:text-style-name="P53" draw:layer="layout" svg:width="9.652cm" svg:height="0.762cm" svg:x="4.318cm" svg:y="9.398cm">
          <text:p/>
          <draw:enhanced-geometry svg:viewBox="0 0 21600 21600" draw:type="rectangle" draw:enhanced-path="M 0 0 L 21600 0 21600 21600 0 21600 0 0 Z N"/>
        </draw:custom-shap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3">if</text:span><text:span text:style-name="T24"> </text:span><text:span text:style-name="T23">let</text:span><text:span text:style-name="T24"> Some(nodeBox) = cur.as_mut()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4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custom-shape draw:style-name="gr68" draw:text-style-name="P54" draw:layer="layout" svg:width="9.652cm" svg:height="0.762cm" svg:x="4.318cm" svg:y="8.12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draw:line draw:style-name="gr69" draw:text-style-name="P17" draw:layer="layout" svg:x1="13.716cm" svg:y1="8.636cm" svg:x2="18.288cm" svg:y2="8.89cm">
          <text:p/>
        </draw:line>
        <draw:custom-shape draw:style-name="gr61" draw:text-style-name="P21" draw:layer="layout" svg:width="2.286cm" svg:height="0.762cm" svg:x="18.288cm" svg:y="8.436cm">
          <text:p text:style-name="P19">L2</text:p>
          <draw:enhanced-geometry svg:viewBox="0 0 21600 21600" draw:type="rectangle" draw:enhanced-path="M 0 0 L 21600 0 21600 21600 0 21600 0 0 Z N"/>
        </draw:custom-shape>
        <draw:line draw:style-name="gr69" draw:text-style-name="P17" draw:layer="layout" svg:x1="18.288cm" svg:y1="9.198cm" svg:x2="13.97cm" svg:y2="10.414cm">
          <text:p/>
        </draw:line>
        <draw:frame draw:style-name="gr71" draw:text-style-name="P55" draw:layer="layout" svg:width="18.034cm" svg:height="3.927cm" svg:x="8.128cm" svg:y="12.192cm">
          <draw:text-box>
            <text:p><text:span text:style-name="T68">Why </text:span><text:span text:style-name="T69">`L2' </text:span><text:span text:style-name="T68">live at this point ?</text:span></text:p>
            <text:p><text:span text:style-name="T68"/></text:p>
            <text:p><text:span text:style-name="T68">1. no assignment to { nodeBox, nodeBox.next }</text:span></text:p>
            <text:p><text:span text:style-name="T70">2. </text:span><text:span text:style-name="T71">`cur</text:span><text:span text:style-name="T69">'</text:span><text:span text:style-name="T68"> will be used later</text:span></text:p>
          </draw:text-box>
        </draw:frame>
        <draw:custom-shape draw:style-name="gr67" draw:text-style-name="P53" draw:layer="layout" svg:width="9.652cm" svg:height="0.762cm" svg:x="4.318cm" svg:y="9.398cm">
          <text:p/>
          <draw:enhanced-geometry svg:viewBox="0 0 21600 21600" draw:type="rectangle" draw:enhanced-path="M 0 0 L 21600 0 21600 21600 0 21600 0 0 Z N"/>
        </draw:custom-shap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3">if</text:span><text:span text:style-name="T24"> </text:span><text:span text:style-name="T23">let</text:span><text:span text:style-name="T24"> Some(nodeBox) = cur.as_mut()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4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Borrow Checker</text:p>
          </draw:text-box>
        </draw:frame>
        <draw:frame draw:style-name="gr2" draw:text-style-name="P8" draw:layer="layout" svg:width="28cm" svg:height="1.524cm" svg:x="0cm" svg:y="0.762cm">
          <draw:text-box>
            <text:p text:style-name="P7"><text:span text:style-name="T9"><text:s/></text:span><text:span text:style-name="T9">Example</text:span></text:p>
          </draw:text-box>
        </draw:frame>
        <draw:custom-shape draw:style-name="gr68" draw:text-style-name="P54" draw:layer="layout" svg:width="9.652cm" svg:height="0.762cm" svg:x="4.318cm" svg:y="8.12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Example 2</text:span></text:p>
          </draw:text-box>
        </draw:frame>
        <draw:line draw:style-name="gr69" draw:text-style-name="P17" draw:layer="layout" svg:x1="13.716cm" svg:y1="8.636cm" svg:x2="18.288cm" svg:y2="8.89cm">
          <text:p/>
        </draw:line>
        <draw:custom-shape draw:style-name="gr61" draw:text-style-name="P21" draw:layer="layout" svg:width="2.286cm" svg:height="0.762cm" svg:x="18.288cm" svg:y="8.436cm">
          <text:p text:style-name="P19">L2</text:p>
          <draw:enhanced-geometry svg:viewBox="0 0 21600 21600" draw:type="rectangle" draw:enhanced-path="M 0 0 L 21600 0 21600 21600 0 21600 0 0 Z N"/>
        </draw:custom-shape>
        <draw:line draw:style-name="gr69" draw:text-style-name="P17" draw:layer="layout" svg:x1="18.288cm" svg:y1="9.198cm" svg:x2="13.97cm" svg:y2="10.414cm">
          <text:p/>
        </draw:line>
        <draw:frame draw:style-name="gr71" draw:text-style-name="P55" draw:layer="layout" svg:width="18.034cm" svg:height="3.927cm" svg:x="8.128cm" svg:y="12.192cm">
          <draw:text-box>
            <text:p><text:span text:style-name="T68">Why </text:span><text:span text:style-name="T69">`L2' </text:span><text:span text:style-name="T68">live at this point ?</text:span></text:p>
            <text:p><text:span text:style-name="T68"/></text:p>
            <text:p><text:span text:style-name="T68">1. no assignment to { nodeBox, nodeBox.next }</text:span></text:p>
            <text:p><text:span text:style-name="T70">2. </text:span><text:span text:style-name="T71">`cur</text:span><text:span text:style-name="T69">'</text:span><text:span text:style-name="T68"> will be used later</text:span></text:p>
          </draw:text-box>
        </draw:frame>
        <draw:custom-shape draw:style-name="gr67" draw:text-style-name="P53" draw:layer="layout" svg:width="9.652cm" svg:height="0.762cm" svg:x="4.318cm" svg:y="9.398cm">
          <text:p/>
          <draw:enhanced-geometry svg:viewBox="0 0 21600 21600" draw:type="rectangle" draw:enhanced-path="M 0 0 L 21600 0 21600 21600 0 21600 0 0 Z N"/>
        </draw:custom-shape>
        <draw:frame draw:style-name="gr66" draw:text-style-name="P29" draw:layer="layout" svg:width="24.4cm" svg:height="13.657cm" svg:x="2cm" svg:y="4.145cm">
          <draw:text-box>
            <text:p><text:span text:style-name="T23">fn</text:span><text:span text:style-name="T24"> do_something(</text:span><text:span text:style-name="T23">mut</text:span><text:span text:style-name="T24"> head: Option&lt;Box&lt;ListNode&gt;&gt;)</text:span></text:p>
            <text:p><text:span text:style-name="T24">{</text:span></text:p>
            <text:p><text:span text:style-name="T24"><text:s text:c="4"/></text:span><text:span text:style-name="T23">let mut</text:span><text:span text:style-name="T24"> cur = &amp;</text:span><text:span text:style-name="T23">mut</text:span><text:span text:style-name="T24"> head;</text:span></text:p>
            <text:p><text:span text:style-name="T24"/></text:p>
            <text:p><text:span text:style-name="T24"><text:tab/></text:span><text:span text:style-name="T23">if</text:span><text:span text:style-name="T24"> </text:span><text:span text:style-name="T23">let</text:span><text:span text:style-name="T24"> Some(nodeBox) = cur.as_mut() {</text:span><text:span text:style-name="T24"><text:tab/></text:span></text:p>
            <text:p><text:span text:style-name="T24"/></text:p>
            <text:p><text:span text:style-name="T24"><text:tab/></text:span><text:span text:style-name="T24"><text:tab/></text:span><text:span text:style-name="T24">cur = &amp;</text:span><text:span text:style-name="T23">mut</text:span><text:span text:style-name="T24"> nodeBox.next;</text:span></text:p>
            <text:p><text:span text:style-name="T24"/></text:p>
            <text:p><text:span text:style-name="T24"><text:tab/></text:span><text:span text:style-name="T24"><text:tab/></text:span><text:span text:style-name="T24">println!("{:?}", nodeBox);</text:span></text:p>
            <text:p><text:span text:style-name="T24"><text:tab/></text:span><text:span text:style-name="T24">}</text:span><text:span text:style-name="T24"><text:tab/></text:span></text:p>
            <text:p><text:span text:style-name="T24"/></text:p>
            <text:p><text:span text:style-name="T24">}</text:span></text:p>
          </draw:text-box>
        </draw:frame>
        <draw:frame draw:style-name="gr72" draw:text-style-name="P56" draw:layer="layout" svg:width="21.082cm" svg:height="1.817cm" svg:x="3.348cm" svg:y="17.272cm">
          <draw:text-box>
            <text:p><text:span text:style-name="T72">It is rejected in the current borow checker, but it is accepted by the Polonius borrow checker in the future.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4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1T1">
        <draw:frame presentation:style-name="pr7" draw:text-style-name="P19" draw:layer="layout" svg:width="25.199cm" svg:height="7.545cm" svg:x="1.4cm" svg:y="0.837cm" presentation:class="title" presentation:user-transformed="true">
          <draw:text-box>
            <text:p text:style-name="P19"><text:span text:style-name="T73">參考題目</text:span><text:line-break/><text:line-break/><text:span text:style-name="T74"> </text:span><text:span text:style-name="T74">Leetcode : remove linked list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1T1">
        <draw:frame presentation:style-name="pr9" draw:text-style-name="P19" draw:layer="layout" svg:width="25.199cm" svg:height="16.943cm" svg:x="1.4cm" svg:y="0.837cm" presentation:class="title" presentation:user-transformed="true">
          <draw:text-box>
            <text:p text:style-name="P19">Datafrog<text:line-break/><text:line-break/><text:span text:style-name="T74"> The tool used in Rust’s new borrow checker called Poloni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1T1">
        <draw:frame presentation:style-name="pr10" draw:text-style-name="P57" draw:layer="layout" svg:width="25.199cm" svg:height="5.334cm" svg:x="1.524cm" svg:y="5.08cm" presentation:class="outline" presentation:user-transformed="true">
          <draw:text-box>
            <text:list text:style-name="L6">
              <text:list-item>
                <text:p><text:span text:style-name="T59">每次都往前推論一步，直到每個節點都達到穩態即推論完畢</text:span></text:p>
              </text:list-item>
            </text:list>
          </draw:text-box>
        </draw:frame>
        <draw:frame presentation:style-name="pr11" draw:text-style-name="P58" draw:layer="layout" svg:width="25.199cm" svg:height="1.733cm" svg:x="1.401cm" svg:y="0.822cm" presentation:class="title" presentation:user-transformed="true">
          <draw:text-box>
            <text:p text:style-name="P19"><text:span text:style-name="T75">Ide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1T1">
        <draw:frame presentation:style-name="pr10" draw:text-style-name="P57" draw:layer="layout" svg:width="25.199cm" svg:height="5.334cm" svg:x="1.524cm" svg:y="5.08cm" presentation:class="outline" presentation:user-transformed="true">
          <draw:text-box>
            <text:list text:style-name="L6">
              <text:list-item>
                <text:p><text:span text:style-name="T59">每次都</text:span><text:span text:style-name="T76">往前推論一步</text:span><text:span text:style-name="T59">，直到每個節點都達到</text:span><text:span text:style-name="T76">穩態</text:span><text:span text:style-name="T59">即推論完畢</text:span></text:p>
                <text:p><text:span text:style-name="T59"/></text:p>
              </text:list-item>
            </text:list>
          </draw:text-box>
        </draw:frame>
        <draw:frame presentation:style-name="pr11" draw:text-style-name="P58" draw:layer="layout" svg:width="25.199cm" svg:height="1.733cm" svg:x="1.401cm" svg:y="0.822cm" presentation:class="title" presentation:user-transformed="true">
          <draw:text-box>
            <text:p text:style-name="P19"><text:span text:style-name="T75">Ide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1T1">
        <draw:frame presentation:style-name="pr10" draw:text-style-name="P57" draw:layer="layout" svg:width="25.199cm" svg:height="5.334cm" svg:x="1.524cm" svg:y="5.08cm" presentation:class="outline" presentation:user-transformed="true">
          <draw:text-box>
            <text:list text:style-name="L6">
              <text:list-item>
                <text:p><text:span text:style-name="T59">每次都</text:span><text:span text:style-name="T76">往前推論一步</text:span><text:span text:style-name="T59">，直到每個節點都達到</text:span><text:span text:style-name="T76">穩態</text:span><text:span text:style-name="T59">即推論完畢</text:span></text:p>
                <text:p><text:span text:style-name="T59"/></text:p>
              </text:list-item>
              <text:list-item>
                <text:p><text:span text:style-name="T59">抽出每次推論的一小步</text:span><text:span text:style-name="T59">(Induction)</text:span></text:p>
              </text:list-item>
            </text:list>
          </draw:text-box>
        </draw:frame>
        <draw:frame presentation:style-name="pr11" draw:text-style-name="P58" draw:layer="layout" svg:width="25.199cm" svg:height="1.733cm" svg:x="1.401cm" svg:y="0.822cm" presentation:class="title" presentation:user-transformed="true">
          <draw:text-box>
            <text:p text:style-name="P19"><text:span text:style-name="T75">Ide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1T1">
        <draw:frame presentation:style-name="pr10" draw:text-style-name="P57" draw:layer="layout" svg:width="25.199cm" svg:height="5.334cm" svg:x="1.524cm" svg:y="5.08cm" presentation:class="outline" presentation:user-transformed="true">
          <draw:text-box>
            <text:list text:style-name="L6">
              <text:list-item>
                <text:p><text:span text:style-name="T59">每次都</text:span><text:span text:style-name="T76">往前推論一步</text:span><text:span text:style-name="T59">，直到每個節點都達到</text:span><text:span text:style-name="T76">穩態</text:span><text:span text:style-name="T59">即推論完畢</text:span></text:p>
                <text:p><text:span text:style-name="T59"/></text:p>
              </text:list-item>
              <text:list-item>
                <text:p><text:span text:style-name="T59">抽出每次推論的一小步</text:span><text:span text:style-name="T59">(Induction)</text:span></text:p>
              </text:list-item>
            </text:list>
          </draw:text-box>
        </draw:frame>
        <draw:frame presentation:style-name="pr11" draw:text-style-name="P58" draw:layer="layout" svg:width="25.199cm" svg:height="1.733cm" svg:x="1.401cm" svg:y="0.822cm" presentation:class="title" presentation:user-transformed="true">
          <draw:text-box>
            <text:p text:style-name="P19"><text:span text:style-name="T75">Idea</text:span></text:p>
          </draw:text-box>
        </draw:frame>
        <draw:frame draw:style-name="gr73" draw:text-style-name="P19" draw:layer="layout" svg:width="4.01cm" svg:height="4.287cm" svg:x="3.302cm" svg:y="11.2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74" draw:text-style-name="P59" xml:id="id120" draw:id="id120" draw:layer="layout" svg:width="1.283cm" svg:height="1.283cm" svg:x="14.121cm" svg:y="12.767cm">
          <text:p text:style-name="P19">n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9" xml:id="id121" draw:id="id121" draw:layer="layout" svg:width="1.283cm" svg:height="1.283cm" svg:x="17.621cm" svg:y="12.767cm">
          <text:p text:style-name="P19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9" xml:id="id122" draw:id="id122" draw:layer="layout" svg:width="1.283cm" svg:height="1.283cm" svg:x="21.021cm" svg:y="12.767cm">
          <text:p text:style-name="P19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5.404cm" svg:y1="13.409cm" svg:x2="17.621cm" svg:y2="13.409cm" draw:start-shape="id120" draw:start-glue-point="10" draw:end-shape="id121" draw:end-glue-point="6" svg:d="M15404 13409h2217" svg:viewBox="0 0 2218 1">
          <text:p/>
        </draw:connector>
        <draw:connector draw:style-name="gr5" draw:text-style-name="P17" draw:layer="layout" draw:type="line" svg:x1="18.904cm" svg:y1="13.409cm" svg:x2="21.021cm" svg:y2="13.409cm" draw:start-shape="id121" draw:start-glue-point="10" draw:end-shape="id122" draw:end-glue-point="6" svg:d="M18904 13409h2117" svg:viewBox="0 0 2118 1">
          <text:p/>
        </draw:connector>
        <draw:frame draw:style-name="gr75" draw:text-style-name="P13" draw:layer="layout" svg:width="2.132cm" svg:height="1.083cm" svg:x="13.716cm" svg:y="11.684cm">
          <draw:text-box>
            <text:p>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1T1">
        <draw:frame presentation:style-name="pr10" draw:text-style-name="P57" draw:layer="layout" svg:width="25.199cm" svg:height="5.334cm" svg:x="1.524cm" svg:y="5.08cm" presentation:class="outline" presentation:user-transformed="true">
          <draw:text-box>
            <text:list text:style-name="L6">
              <text:list-item>
                <text:p><text:span text:style-name="T59">每次都</text:span><text:span text:style-name="T76">往前推論一步</text:span><text:span text:style-name="T59">，直到每個節點都達到</text:span><text:span text:style-name="T76">穩態</text:span><text:span text:style-name="T59">即推論完畢</text:span></text:p>
                <text:p><text:span text:style-name="T59"/></text:p>
              </text:list-item>
              <text:list-item>
                <text:p><text:span text:style-name="T59">抽出每次推論的一小步</text:span><text:span text:style-name="T59">(Induction)</text:span></text:p>
              </text:list-item>
            </text:list>
          </draw:text-box>
        </draw:frame>
        <draw:frame presentation:style-name="pr11" draw:text-style-name="P58" draw:layer="layout" svg:width="25.199cm" svg:height="1.733cm" svg:x="1.401cm" svg:y="0.822cm" presentation:class="title" presentation:user-transformed="true">
          <draw:text-box>
            <text:p text:style-name="P19"><text:span text:style-name="T75">Idea</text:span></text:p>
          </draw:text-box>
        </draw:frame>
        <draw:frame draw:style-name="gr73" draw:text-style-name="P19" draw:layer="layout" svg:width="4.01cm" svg:height="4.287cm" svg:x="3.302cm" svg:y="11.2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4" draw:text-style-name="P59" xml:id="id123" draw:id="id123" draw:layer="layout" svg:width="1.283cm" svg:height="1.283cm" svg:x="14.121cm" svg:y="12.767cm">
          <text:p text:style-name="P19">n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9" xml:id="id124" draw:id="id124" draw:layer="layout" svg:width="1.283cm" svg:height="1.283cm" svg:x="17.621cm" svg:y="12.767cm">
          <text:p text:style-name="P19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9" xml:id="id125" draw:id="id125" draw:layer="layout" svg:width="1.283cm" svg:height="1.283cm" svg:x="21.021cm" svg:y="12.767cm">
          <text:p text:style-name="P19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5.404cm" svg:y1="13.409cm" svg:x2="17.621cm" svg:y2="13.409cm" draw:start-shape="id123" draw:start-glue-point="10" draw:end-shape="id124" draw:end-glue-point="6" svg:d="M15404 13409h2217" svg:viewBox="0 0 2218 1">
          <text:p/>
        </draw:connector>
        <draw:connector draw:style-name="gr5" draw:text-style-name="P17" draw:layer="layout" draw:type="line" svg:x1="18.904cm" svg:y1="13.409cm" svg:x2="21.021cm" svg:y2="13.409cm" draw:start-shape="id124" draw:start-glue-point="10" draw:end-shape="id125" draw:end-glue-point="6" svg:d="M18904 13409h2117" svg:viewBox="0 0 2118 1">
          <text:p/>
        </draw:connector>
        <draw:frame draw:style-name="gr75" draw:text-style-name="P13" draw:layer="layout" svg:width="2.132cm" svg:height="1.083cm" svg:x="13.716cm" svg:y="11.684cm">
          <draw:text-box>
            <text:p>data</text:p>
          </draw:text-box>
        </draw:frame>
        <draw:frame draw:style-name="gr75" draw:text-style-name="P60" draw:layer="layout" svg:width="2.132cm" svg:height="1.083cm" svg:x="17.316cm" svg:y="11.685cm">
          <draw:text-box>
            <text:p><text:span text:style-name="T77">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1T1">
        <draw:frame presentation:style-name="pr10" draw:text-style-name="P57" draw:layer="layout" svg:width="25.199cm" svg:height="5.334cm" svg:x="1.524cm" svg:y="5.08cm" presentation:class="outline" presentation:user-transformed="true">
          <draw:text-box>
            <text:list text:style-name="L6">
              <text:list-item>
                <text:p><text:span text:style-name="T59">每次都</text:span><text:span text:style-name="T76">往前推論一步</text:span><text:span text:style-name="T59">，直到每個節點都達到</text:span><text:span text:style-name="T76">穩態</text:span><text:span text:style-name="T59">即推論完畢</text:span></text:p>
                <text:p><text:span text:style-name="T59"/></text:p>
              </text:list-item>
              <text:list-item>
                <text:p><text:span text:style-name="T59">抽出每次推論的一小步</text:span><text:span text:style-name="T59">(Induction)</text:span></text:p>
              </text:list-item>
            </text:list>
          </draw:text-box>
        </draw:frame>
        <draw:frame presentation:style-name="pr11" draw:text-style-name="P58" draw:layer="layout" svg:width="25.199cm" svg:height="1.733cm" svg:x="1.401cm" svg:y="0.822cm" presentation:class="title" presentation:user-transformed="true">
          <draw:text-box>
            <text:p text:style-name="P19"><text:span text:style-name="T75">Idea</text:span></text:p>
          </draw:text-box>
        </draw:frame>
        <draw:frame draw:style-name="gr73" draw:text-style-name="P19" draw:layer="layout" svg:width="4.01cm" svg:height="4.287cm" svg:x="3.302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74" draw:text-style-name="P59" xml:id="id126" draw:id="id126" draw:layer="layout" svg:width="1.283cm" svg:height="1.283cm" svg:x="14.121cm" svg:y="12.767cm">
          <text:p text:style-name="P19">n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9" xml:id="id127" draw:id="id127" draw:layer="layout" svg:width="1.283cm" svg:height="1.283cm" svg:x="17.621cm" svg:y="12.767cm">
          <text:p text:style-name="P19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9" xml:id="id128" draw:id="id128" draw:layer="layout" svg:width="1.283cm" svg:height="1.283cm" svg:x="21.021cm" svg:y="12.767cm">
          <text:p text:style-name="P19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5.404cm" svg:y1="13.409cm" svg:x2="17.621cm" svg:y2="13.409cm" draw:start-shape="id126" draw:start-glue-point="10" draw:end-shape="id127" draw:end-glue-point="6" svg:d="M15404 13409h2217" svg:viewBox="0 0 2218 1">
          <text:p/>
        </draw:connector>
        <draw:connector draw:style-name="gr5" draw:text-style-name="P17" draw:layer="layout" draw:type="line" svg:x1="18.904cm" svg:y1="13.409cm" svg:x2="21.021cm" svg:y2="13.409cm" draw:start-shape="id127" draw:start-glue-point="10" draw:end-shape="id128" draw:end-glue-point="6" svg:d="M18904 13409h2117" svg:viewBox="0 0 2118 1">
          <text:p/>
        </draw:connector>
        <draw:frame draw:style-name="gr75" draw:text-style-name="P13" draw:layer="layout" svg:width="2.132cm" svg:height="1.083cm" svg:x="13.716cm" svg:y="11.684cm">
          <draw:text-box>
            <text:p>data</text:p>
          </draw:text-box>
        </draw:frame>
        <draw:frame draw:style-name="gr75" draw:text-style-name="P13" draw:layer="layout" svg:width="2.132cm" svg:height="1.083cm" svg:x="17.316cm" svg:y="11.685cm">
          <draw:text-box>
            <text:p>data</text:p>
          </draw:text-box>
        </draw:frame>
        <draw:frame draw:style-name="gr75" draw:text-style-name="P60" draw:layer="layout" svg:width="2.132cm" svg:height="1.083cm" svg:x="20.616cm" svg:y="11.686cm">
          <draw:text-box>
            <text:p><text:span text:style-name="T77">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1T1">
        <draw:frame presentation:style-name="pr12" draw:text-style-name="P61" draw:layer="layout" svg:width="25.199cm" svg:height="1.703cm" svg:x="1.217cm" svg:y="0.837cm" presentation:class="title" presentation:user-transformed="true">
          <draw:text-box>
            <text:p text:style-name="P7"><text:span text:style-name="T78">Example . Transitive Closure</text:span></text:p>
          </draw:text-box>
        </draw:frame>
        <draw:custom-shape draw:style-name="gr74" draw:text-style-name="P62" xml:id="id129" draw:id="id129" draw:layer="layout" svg:width="1.283cm" svg:height="1.283cm" svg:x="3.008cm" svg:y="5.142cm">
          <text:p text:style-name="P19"><text:span text:style-name="T7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2" xml:id="id130" draw:id="id130" draw:layer="layout" svg:width="1.283cm" svg:height="1.283cm" svg:x="6.508cm" svg:y="5.142cm">
          <text:p text:style-name="P19"><text:span text:style-name="T7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62" xml:id="id132" draw:id="id132" draw:layer="layout" svg:width="1.283cm" svg:height="1.283cm" svg:x="9.908cm" svg:y="5.142cm">
          <text:p text:style-name="P19"><text:span text:style-name="T7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4.291cm" svg:y1="5.784cm" svg:x2="6.508cm" svg:y2="5.784cm" draw:start-shape="id129" draw:start-glue-point="10" draw:end-shape="id130" draw:end-glue-point="6" svg:d="M4291 5784h2217" svg:viewBox="0 0 2218 1">
          <text:p/>
        </draw:connector>
        <draw:custom-shape draw:style-name="gr74" draw:text-style-name="P62" xml:id="id131" draw:id="id131" draw:layer="layout" svg:width="1.283cm" svg:height="1.283cm" svg:x="6.564cm" svg:y="9.206cm">
          <text:p text:style-name="P19"><text:span text:style-name="T7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7.15cm" svg:y1="6.425cm" svg:x2="7.206cm" svg:y2="9.206cm" draw:start-shape="id130" draw:start-glue-point="8" draw:end-shape="id131" draw:end-glue-point="4" svg:d="M7150 6425l56 2781" svg:viewBox="0 0 57 2782">
          <text:p/>
        </draw:connector>
        <draw:connector draw:style-name="gr5" draw:text-style-name="P17" draw:layer="layout" draw:type="line" svg:x1="10.55cm" svg:y1="6.425cm" svg:x2="7.659cm" svg:y2="9.394cm" draw:start-shape="id132" draw:start-glue-point="8" draw:end-shape="id131" draw:end-glue-point="11" svg:d="M10550 6425l-2891 2969" svg:viewBox="0 0 2892 2970">
          <text:p/>
        </draw:connector>
        <draw:connector draw:style-name="gr5" draw:text-style-name="P17" draw:layer="layout" draw:type="line" svg:x1="6.564cm" svg:y1="9.848cm" svg:x2="3.65cm" svg:y2="6.425cm" draw:start-shape="id131" draw:start-glue-point="6" draw:end-shape="id129" draw:end-glue-point="8" svg:d="M6564 9848l-2914-3423" svg:viewBox="0 0 2915 3424">
          <text:p/>
        </draw:connecto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1T1">
        <draw:frame presentation:style-name="pr12" draw:text-style-name="P61" draw:layer="layout" svg:width="25.199cm" svg:height="1.703cm" svg:x="1.217cm" svg:y="0.837cm" presentation:class="title" presentation:user-transformed="true">
          <draw:text-box>
            <text:p text:style-name="P7"><text:span text:style-name="T78">Example . Transitive Closure</text:span></text:p>
          </draw:text-box>
        </draw:frame>
        <draw:frame draw:style-name="gr73" draw:text-style-name="P19" draw:layer="layout" svg:width="3.621cm" svg:height="4.287cm" svg:x="11.684cm" svg:y="9.9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76" draw:text-style-name="P59" xml:id="id133" draw:id="id133" draw:layer="layout" svg:width="1.283cm" svg:height="1.283cm" svg:x="3.008cm" svg:y="5.142cm">
          <text:p text:style-name="P1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9" xml:id="id134" draw:id="id134" draw:layer="layout" svg:width="1.283cm" svg:height="1.283cm" svg:x="6.508cm" svg:y="5.142cm">
          <text:p text:style-name="P1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9" xml:id="id136" draw:id="id136" draw:layer="layout" svg:width="1.283cm" svg:height="1.283cm" svg:x="9.908cm" svg:y="5.142cm">
          <text:p text:style-name="P1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4.291cm" svg:y1="5.784cm" svg:x2="6.508cm" svg:y2="5.784cm" draw:start-shape="id133" draw:start-glue-point="10" draw:end-shape="id134" draw:end-glue-point="6" svg:d="M4291 5784h2217" svg:viewBox="0 0 2218 1">
          <text:p/>
        </draw:connector>
        <draw:custom-shape draw:style-name="gr76" draw:text-style-name="P59" xml:id="id135" draw:id="id135" draw:layer="layout" svg:width="1.283cm" svg:height="1.283cm" svg:x="6.564cm" svg:y="9.206cm">
          <text:p text:style-name="P19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7.15cm" svg:y1="6.425cm" svg:x2="7.206cm" svg:y2="9.206cm" draw:start-shape="id134" draw:start-glue-point="8" draw:end-shape="id135" draw:end-glue-point="4" svg:d="M7150 6425l56 2781" svg:viewBox="0 0 57 2782">
          <text:p/>
        </draw:connector>
        <draw:connector draw:style-name="gr5" draw:text-style-name="P17" draw:layer="layout" draw:type="line" svg:x1="10.55cm" svg:y1="6.425cm" svg:x2="7.659cm" svg:y2="9.394cm" draw:start-shape="id136" draw:start-glue-point="8" draw:end-shape="id135" draw:end-glue-point="11" svg:d="M10550 6425l-2891 2969" svg:viewBox="0 0 2892 2970">
          <text:p/>
        </draw:connector>
        <draw:connector draw:style-name="gr5" draw:text-style-name="P17" draw:layer="layout" draw:type="line" svg:x1="6.564cm" svg:y1="9.848cm" svg:x2="3.65cm" svg:y2="6.425cm" draw:start-shape="id135" draw:start-glue-point="6" draw:end-shape="id133" draw:end-glue-point="8" svg:d="M6564 9848l-2914-3423" svg:viewBox="0 0 2915 3424">
          <text:p/>
        </draw:connector>
        <draw:custom-shape draw:style-name="gr77" draw:text-style-name="P63" draw:layer="layout" svg:width="1.778cm" svg:height="1.524cm" svg:x="12.808cm" svg:y="7.11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6" draw:text-style-name="P59" xml:id="id137" draw:id="id137" draw:layer="layout" svg:width="1.283cm" svg:height="1.283cm" svg:x="16.208cm" svg:y="5.142cm">
          <text:p text:style-name="P1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9" xml:id="id138" draw:id="id138" draw:layer="layout" svg:width="1.283cm" svg:height="1.283cm" svg:x="19.708cm" svg:y="5.142cm">
          <text:p text:style-name="P1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9" xml:id="id140" draw:id="id140" draw:layer="layout" svg:width="1.283cm" svg:height="1.283cm" svg:x="23.108cm" svg:y="5.142cm">
          <text:p text:style-name="P1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17.491cm" svg:y1="5.784cm" svg:x2="19.708cm" svg:y2="5.784cm" draw:start-shape="id137" draw:start-glue-point="10" draw:end-shape="id138" draw:end-glue-point="6" svg:d="M17491 5784h2217" svg:viewBox="0 0 2218 1">
          <text:p/>
        </draw:connector>
        <draw:custom-shape draw:style-name="gr76" draw:text-style-name="P59" xml:id="id139" draw:id="id139" draw:layer="layout" svg:width="1.283cm" svg:height="1.283cm" svg:x="19.764cm" svg:y="9.206cm">
          <text:p text:style-name="P19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7" draw:layer="layout" draw:type="line" svg:x1="20.35cm" svg:y1="6.425cm" svg:x2="20.406cm" svg:y2="9.206cm" draw:start-shape="id138" draw:start-glue-point="8" draw:end-shape="id139" draw:end-glue-point="4" svg:d="M20350 6425l56 2781" svg:viewBox="0 0 57 2782">
          <text:p/>
        </draw:connector>
        <draw:connector draw:style-name="gr5" draw:text-style-name="P17" draw:layer="layout" draw:type="line" svg:x1="23.75cm" svg:y1="6.425cm" svg:x2="20.859cm" svg:y2="9.394cm" draw:start-shape="id140" draw:start-glue-point="8" draw:end-shape="id139" draw:end-glue-point="11" svg:d="M23750 6425l-2891 2969" svg:viewBox="0 0 2892 2970">
          <text:p/>
        </draw:connector>
        <draw:connector draw:style-name="gr5" draw:text-style-name="P17" draw:layer="layout" draw:type="line" svg:x1="19.764cm" svg:y1="9.848cm" svg:x2="16.85cm" svg:y2="6.425cm" draw:start-shape="id139" draw:start-glue-point="6" draw:end-shape="id137" draw:end-glue-point="8" svg:d="M19764 9848l-2914-3423" svg:viewBox="0 0 2915 3424">
          <text:p/>
        </draw:connector>
        <draw:custom-shape draw:style-name="gr78" draw:text-style-name="P59" draw:layer="layout" svg:width="1.064cm" svg:height="0.984cm" svg:x="16.208cm" svg:y="4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59" draw:layer="layout" svg:width="1.064cm" svg:height="0.984cm" svg:x="19.808cm" svg:y="4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59" draw:layer="layout" svg:width="1.064cm" svg:height="0.984cm" svg:x="19.908cm" svg:y="10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9" draw:text-style-name="P17" draw:layer="layout" draw:type="curve" svg:x1="20.35cm" svg:y1="6.425cm" svg:x2="17.303cm" svg:y2="6.237cm" draw:start-shape="id138" draw:start-glue-point="8" draw:end-shape="id137" draw:end-glue-point="9" svg:d="M20350 6425c0 789-3047 883-3047-188" svg:viewBox="0 0 3048 793">
          <text:p/>
        </draw:connector>
        <draw:connector draw:style-name="gr79" draw:text-style-name="P17" draw:layer="layout" draw:type="curve" svg:x1="20.859cm" svg:y1="9.394cm" svg:x2="20.803cm" svg:y2="6.237cm" draw:start-shape="id139" draw:start-glue-point="11" draw:end-shape="id138" draw:end-glue-point="9" svg:d="M20859 9394c0-2368-56-790-56-3157" svg:viewBox="0 0 57 3158">
          <text:p/>
        </draw:connector>
        <draw:connector draw:style-name="gr79" draw:text-style-name="P17" draw:layer="layout" draw:type="curve" svg:x1="23.108cm" svg:y1="5.784cm" svg:x2="20.991cm" svg:y2="5.784cm" draw:start-shape="id140" draw:start-glue-point="6" draw:end-shape="id138" draw:end-glue-point="10" svg:d="M23108 5784h-2117" svg:viewBox="0 0 2118 1">
          <text:p/>
        </draw:connector>
        <draw:connector draw:style-name="gr79" draw:text-style-name="P17" draw:layer="layout" draw:type="curve" svg:x1="23.75cm" svg:y1="5.142cm" svg:x2="17.303cm" svg:y2="5.33cm" draw:start-shape="id140" draw:start-glue-point="4" draw:end-shape="id137" draw:end-glue-point="11" svg:d="M23750 5142c0-792-6447-886-6447 188" svg:viewBox="0 0 6448 795">
          <text:p/>
        </draw:connecto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1T1">
        <draw:frame presentation:style-name="pr12" draw:text-style-name="P61" draw:layer="layout" svg:width="25.199cm" svg:height="1.703cm" svg:x="1.217cm" svg:y="0.837cm" presentation:class="title" presentation:user-transformed="true">
          <draw:text-box>
            <text:p text:style-name="P7"><text:span text:style-name="T78">Implementation – Initial</text:span></text:p>
          </draw:text-box>
        </draw:frame>
        <draw:frame draw:style-name="gr80" draw:text-style-name="P29" draw:layer="layout" svg:width="25.432cm" svg:height="16.551cm" svg:x="2cm" svg:y="4.147cm">
          <draw:text-box>
            <text:p><text:span text:style-name="T80">// create a iteration context</text:span></text:p>
            <text:p><text:span text:style-name="T81">let mut</text:span><text:span text:style-name="T82"> iteration = Iteration::new();</text:span></text:p>
            <text:p><text:span text:style-name="T80"/></text:p>
            <text:p><text:span text:style-name="T80">// create some variables for later use</text:span></text:p>
            <text:p><text:span text:style-name="T23">let</text:span><text:span text:style-name="T24"> v_edges <text:s/>= iteration.variable::&lt;(u32, u32)&gt;("edges");</text:span></text:p>
            <text:p><text:span text:style-name="T23">let</text:span><text:span text:style-name="T24"> v_redges = iteration.variable::&lt;(u32, u32)&gt;("reverse edges");</text:span></text:p>
            <text:p><text:span text:style-name="T24"/></text:p>
            <text:p><text:span text:style-name="T83">// load the initial variables</text:span></text:p>
            <text:p><text:span text:style-name="T24">v_edges.insert(edges.into());</text:span></text:p>
            <text:p><text:span text:style-name="T23"/></text:p>
            <text:p><text:span text:style-name="T80">// start iteration</text:span></text:p>
            <text:p><text:span text:style-name="T23">while</text:span><text:span text:style-name="T24"> iteartion.changed() {</text:span></text:p>
            <text:p><text:span text:style-name="T24"/></text:p>
            <text:p><text:span text:style-name="T24"><text:tab/></text:span><text:span text:style-name="T24">...</text:span></text:p>
            <text:p><text:span text:style-name="T24"><text:line-break/></text:span><text:span text:style-name="T24"/></text:p>
            <text:p><text:span text:style-name="T24">}</text:span></text:p>
            <text:p><text:span text:style-name="T24"/></text:p>
            <text:p><text:span text:style-name="T24"/></text:p>
            <text:p><text:span text:style-name="T23">let</text:span><text:span text:style-name="T24"> result = v_edges.complete();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1T1">
        <draw:frame presentation:style-name="pr12" draw:text-style-name="P61" draw:layer="layout" svg:width="25.199cm" svg:height="1.703cm" svg:x="1.217cm" svg:y="0.837cm" presentation:class="title" presentation:user-transformed="true">
          <draw:text-box>
            <text:p text:style-name="P7"><text:span text:style-name="T78">Implementation – Initial</text:span></text:p>
          </draw:text-box>
        </draw:frame>
        <draw:frame draw:style-name="gr80" draw:text-style-name="P29" draw:layer="layout" svg:width="25.432cm" svg:height="16.551cm" svg:x="2cm" svg:y="4.147cm">
          <draw:text-box>
            <text:p><text:span text:style-name="T80">// create a iteration context</text:span></text:p>
            <text:p><text:span text:style-name="T81">let mut</text:span><text:span text:style-name="T82"> iteration = Iteration::new();</text:span></text:p>
            <text:p><text:span text:style-name="T80"/></text:p>
            <text:p><text:span text:style-name="T80">// create some variables for later use</text:span></text:p>
            <text:p><text:span text:style-name="T23">let</text:span><text:span text:style-name="T24"> v_edges <text:s/>= iteration.variable::&lt;(u32, u32)&gt;("edges");</text:span></text:p>
            <text:p><text:span text:style-name="T23">let</text:span><text:span text:style-name="T24"> v_redges = iteration.variable::&lt;(u32, u32)&gt;("reverse edges");</text:span></text:p>
            <text:p><text:span text:style-name="T24"/></text:p>
            <text:p><text:span text:style-name="T83">// load the initial variables</text:span></text:p>
            <text:p><text:span text:style-name="T24">v_edges.insert(edges.into());</text:span></text:p>
            <text:p><text:span text:style-name="T23"/></text:p>
            <text:p><text:span text:style-name="T80">// start iteration</text:span></text:p>
            <text:p><text:span text:style-name="T23">while</text:span><text:span text:style-name="T24"> iteartion.changed() {</text:span></text:p>
            <text:p><text:span text:style-name="T24"/></text:p>
            <text:p><text:span text:style-name="T24"><text:tab/></text:span><text:span text:style-name="T24">...</text:span></text:p>
            <text:p><text:span text:style-name="T24"><text:line-break/></text:span><text:span text:style-name="T24"/></text:p>
            <text:p><text:span text:style-name="T24">}</text:span></text:p>
            <text:p><text:span text:style-name="T24"/></text:p>
            <text:p><text:span text:style-name="T24"/></text:p>
            <text:p><text:span text:style-name="T23">let</text:span><text:span text:style-name="T24"> result = v_edges.complete();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draw:custom-shape draw:style-name="gr81" draw:text-style-name="P30" draw:layer="layout" svg:width="6.858cm" svg:height="1.778cm" svg:x="2.794cm" svg:y="12.484cm">
          <text:p/>
          <draw:enhanced-geometry svg:viewBox="0 0 21600 21600" draw:path-stretchpoint-x="10800" draw:path-stretchpoint-y="10800" draw:text-areas="?f3 ?f4 ?f5 ?f6" draw:type="round-rectangle" draw:modifiers="2255.1452671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4" draw:layer="layout" svg:width="9.652cm" svg:height="1.673cm" svg:x="10.16cm" svg:y="12.838cm">
          <draw:text-box>
            <text:p><text:span text:style-name="T84">Writing Rules h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1T1">
        <draw:frame presentation:style-name="pr12" draw:text-style-name="P61" draw:layer="layout" svg:width="25.199cm" svg:height="1.703cm" svg:x="1.217cm" svg:y="0.837cm" presentation:class="title" presentation:user-transformed="true">
          <draw:text-box>
            <text:p text:style-name="P7"><text:span text:style-name="T78">Implementation – Writing Rules</text:span></text:p>
          </draw:text-box>
        </draw:frame>
        <draw:frame draw:style-name="gr21" draw:text-style-name="P65" draw:layer="layout" svg:width="25.432cm" svg:height="13.943cm" svg:x="2cm" svg:y="4.147cm">
          <draw:text-box>
            <text:p><text:span text:style-name="T81">while</text:span><text:span text:style-name="T82"> iteration.changed() {</text:span></text:p>
            <text:p><text:span text:style-name="T82"><text:s text:c="4"/></text:span><text:span text:style-name="T80">// reverse edges for mapping</text:span></text:p>
            <text:p><text:span text:style-name="T82"><text:s text:c="4"/></text:span><text:span text:style-name="T82">v_redges.from_map(&amp;v_edges, |&amp;(a, b)| (b, a));</text:span></text:p>
            <text:p><text:span text:style-name="T82"/></text:p>
            <text:p><text:span text:style-name="T82"><text:s text:c="4"/></text:span><text:span text:style-name="T80">// e(a,c) &lt;- <text:s/>e(a,b), e(b,c)</text:span></text:p>
            <text:p><text:span text:style-name="T82"><text:s text:c="4"/></text:span><text:span text:style-name="T82">v_edges.from_join(&amp;v_redges, &amp;v_edges, |_b, &amp;a, &amp;c| (a, c));</text:span></text:p>
            <text:p><text:span text:style-name="T82">}</text:span></text:p>
            <text:p><text:span text:style-name="T8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1T1">
        <draw:frame presentation:style-name="pr12" draw:text-style-name="P61" draw:layer="layout" svg:width="25.199cm" svg:height="1.703cm" svg:x="1.217cm" svg:y="0.837cm" presentation:class="title" presentation:user-transformed="true">
          <draw:text-box>
            <text:p text:style-name="P7"><text:span text:style-name="T78">Implementation – Writing Rules</text:span></text:p>
          </draw:text-box>
        </draw:frame>
        <draw:frame draw:style-name="gr21" draw:text-style-name="P65" draw:layer="layout" svg:width="25.432cm" svg:height="13.943cm" svg:x="2cm" svg:y="4.147cm">
          <draw:text-box>
            <text:p><text:span text:style-name="T81">while</text:span><text:span text:style-name="T82"> iteration.changed() {</text:span></text:p>
            <text:p><text:span text:style-name="T82"><text:s text:c="4"/></text:span><text:span text:style-name="T80">// reverse edges for mapping</text:span></text:p>
            <text:p><text:span text:style-name="T82"><text:s text:c="4"/></text:span><text:span text:style-name="T82">v_redges.from_map(&amp;v_edges, |&amp;(a, b)| (b, a));</text:span></text:p>
            <text:p><text:span text:style-name="T82"/></text:p>
            <text:p><text:span text:style-name="T82"><text:s text:c="4"/></text:span><text:span text:style-name="T80">// e(a,c) &lt;- <text:s/>e(a,b), e(b,c)</text:span></text:p>
            <text:p><text:span text:style-name="T82"><text:s text:c="4"/></text:span><text:span text:style-name="T82">v_edges.from_join(&amp;v_redges, &amp;v_edges, |_b, &amp;a, &amp;c| (a, c));</text:span></text:p>
            <text:p><text:span text:style-name="T82">}</text:span></text:p>
            <text:p><text:span text:style-name="T82"/></text:p>
          </draw:text-box>
        </draw:frame>
        <draw:frame draw:style-name="gr73" draw:text-style-name="P19" draw:layer="layout" svg:width="3.621cm" svg:height="4.287cm" svg:x="2.475cm" svg:y="11.2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1T1">
        <draw:frame presentation:style-name="pr12" draw:text-style-name="P61" draw:layer="layout" svg:width="25.199cm" svg:height="1.703cm" svg:x="1.217cm" svg:y="0.837cm" presentation:class="title" presentation:user-transformed="true">
          <draw:text-box>
            <text:p text:style-name="P7"><text:span text:style-name="T78">Implementation – Writing Rules</text:span></text:p>
          </draw:text-box>
        </draw:frame>
        <draw:frame draw:style-name="gr21" draw:text-style-name="P65" draw:layer="layout" svg:width="25.432cm" svg:height="13.943cm" svg:x="2cm" svg:y="4.147cm">
          <draw:text-box>
            <text:p><text:span text:style-name="T81">while</text:span><text:span text:style-name="T82"> iteration.changed() {</text:span></text:p>
            <text:p><text:span text:style-name="T82"><text:s text:c="4"/></text:span><text:span text:style-name="T80">// reverse edges for mapping</text:span></text:p>
            <text:p><text:span text:style-name="T82"><text:s text:c="4"/></text:span><text:span text:style-name="T85">v_redges.from_map(&amp;v_edges, |&amp;(a, b)| (b, a));</text:span></text:p>
            <text:p><text:span text:style-name="T82"/></text:p>
            <text:p><text:span text:style-name="T82"><text:s text:c="4"/></text:span><text:span text:style-name="T80">// e(a,c) &lt;- <text:s/>e(a,b), e(b,c)</text:span></text:p>
            <text:p><text:span text:style-name="T82"><text:s text:c="3"/></text:span><text:span text:style-name="T86"><text:s/></text:span><text:span text:style-name="T86">v_edges.from_join(&amp;v_redges, &amp;v_edges, |_b, &amp;a, &amp;c| (a, c));</text:span></text:p>
            <text:p><text:span text:style-name="T82">}</text:span></text:p>
            <text:p><text:span text:style-name="T82"/></text:p>
          </draw:text-box>
        </draw:frame>
        <draw:frame draw:style-name="gr73" draw:text-style-name="P19" draw:layer="layout" svg:width="3.621cm" svg:height="4.287cm" svg:x="2.475cm" svg:y="11.2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3" draw:text-style-name="P66" draw:layer="layout" svg:width="1.778cm" svg:height="1.524cm" svg:x="7.612cm" svg:y="12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3" draw:text-style-name="P19" draw:layer="layout" svg:width="3.621cm" svg:height="2.876cm" svg:x="10.641cm" svg:y="11.94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3" draw:text-style-name="P19" draw:layer="layout" svg:width="3.587cm" svg:height="4.287cm" svg:x="15.64cm" svg:y="11.2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84" draw:text-style-name="P17" draw:layer="layout" svg:width="3.848cm" svg:height="4.318cm" svg:x="10.514cm" svg:y="11.4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7" draw:layer="layout" svg:width="4.826cm" svg:height="5.426cm" svg:x="15.04cm" svg:y="10.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1T1">
        <draw:frame presentation:style-name="pr12" draw:text-style-name="P61" draw:layer="layout" svg:width="25.199cm" svg:height="1.703cm" svg:x="1.217cm" svg:y="0.837cm" presentation:class="title" presentation:user-transformed="true">
          <draw:text-box>
            <text:p text:style-name="P7"><text:span text:style-name="T78">Implementation – Writing Rules</text:span></text:p>
          </draw:text-box>
        </draw:frame>
        <draw:custom-shape draw:style-name="gr86" draw:text-style-name="P67" draw:layer="layout" svg:width="0.762cm" svg:height="1.238cm" svg:x="17.064cm" svg:y="7.20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6" draw:layer="layout" svg:width="0.762cm" svg:height="1.238cm" svg:x="18.464cm" svg:y="7.20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8" draw:layer="layout" svg:width="0.762cm" svg:height="1.238cm" svg:x="19.864cm" svg:y="7.208cm">
          <text:p/>
          <draw:enhanced-geometry svg:viewBox="0 0 21600 21600" draw:type="rectangle" draw:enhanced-path="M 0 0 L 21600 0 21600 21600 0 21600 0 0 Z N"/>
        </draw:custom-shape>
        <draw:frame draw:style-name="gr21" draw:text-style-name="P65" draw:layer="layout" svg:width="25.432cm" svg:height="13.943cm" svg:x="2cm" svg:y="4.147cm">
          <draw:text-box>
            <text:p><text:span text:style-name="T81">while</text:span><text:span text:style-name="T82"> iteration.changed() {</text:span></text:p>
            <text:p><text:span text:style-name="T82"><text:s text:c="4"/></text:span><text:span text:style-name="T80">// reverse edges for mapping</text:span></text:p>
            <text:p><text:span text:style-name="T82"><text:s text:c="4"/></text:span><text:span text:style-name="T82">v_redges.from_map(&amp;v_edges, |&amp;(a, b)| (b, a));</text:span></text:p>
            <text:p><text:span text:style-name="T82"/></text:p>
            <text:p><text:span text:style-name="T82"><text:s text:c="4"/></text:span><text:span text:style-name="T80">// e(a,c) &lt;- <text:s/>e(a,b), e(b,c)</text:span></text:p>
            <text:p><text:span text:style-name="T82"><text:s text:c="4"/></text:span><text:span text:style-name="T82">v_edges.from_join(&amp;v_redges, &amp;v_edges, |_b, &amp;a, &amp;c| (a, c));</text:span></text:p>
            <text:p><text:span text:style-name="T82">}</text:span></text:p>
            <text:p><text:span text:style-name="T82"/></text:p>
          </draw:text-box>
        </draw:frame>
        <draw:frame draw:style-name="gr73" draw:text-style-name="P19" draw:layer="layout" svg:width="3.621cm" svg:height="4.287cm" svg:x="2.475cm" svg:y="11.20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83" draw:text-style-name="P66" draw:layer="layout" svg:width="1.778cm" svg:height="1.524cm" svg:x="7.613cm" svg:y="12.70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3" draw:text-style-name="P19" draw:layer="layout" svg:width="3.621cm" svg:height="2.876cm" svg:x="10.642cm" svg:y="11.94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86" draw:text-style-name="P67" draw:layer="layout" svg:width="0.762cm" svg:height="1.238cm" svg:x="16.764cm" svg:y="11.20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7" draw:layer="layout" svg:width="0.762cm" svg:height="1.238cm" svg:x="16.764cm" svg:y="12.70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6" draw:layer="layout" svg:width="0.762cm" svg:height="1.238cm" svg:x="17.964cm" svg:y="11.20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8" draw:layer="layout" svg:width="0.762cm" svg:height="1.238cm" svg:x="17.964cm" svg:y="12.708cm">
          <text:p/>
          <draw:enhanced-geometry svg:viewBox="0 0 21600 21600" draw:type="rectangle" draw:enhanced-path="M 0 0 L 21600 0 21600 21600 0 21600 0 0 Z N"/>
        </draw:custom-shape>
        <draw:frame draw:style-name="gr73" draw:text-style-name="P19" draw:layer="layout" svg:width="3.587cm" svg:height="4.287cm" svg:x="15.641cm" svg:y="11.20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ourse-template-JJMR1" presentation:presentation-page-layout-name="AL1T1" presentation:use-footer-name="ftr1" presentation:use-date-time-name="dtd1">
        <draw:frame presentation:style-name="pr13" draw:text-style-name="P69" draw:layer="layout" svg:width="28cm" svg:height="2.907cm" svg:x="0cm" svg:y="4.656cm" presentation:class="title">
          <draw:text-box>
            <text:p><text:span text:style-name="T87">QA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0.001cm" svg:height="0.001cm" svg:x="0cm" svg:y="2.123cm" draw:page-number="6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D, V, ∧, F&gt;</text:span></text:p>
          </draw:text-box>
        </draw:frame>
        <draw:connector draw:style-name="gr89" draw:text-style-name="P17" draw:layer="layout" draw:type="line" svg:x1="8.636cm" svg:y1="6.381cm" svg:x2="10.784cm" svg:y2="7.752cm" draw:start-shape="id141" draw:start-glue-point="10" draw:end-shape="id142" draw:end-glue-point="5" svg:d="M8636 6381l2148 1371" svg:viewBox="0 0 2149 1372">
          <text:p/>
        </draw:connector>
        <draw:custom-shape draw:style-name="gr90" draw:text-style-name="P71" xml:id="id141" draw:id="id141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143" draw:start-glue-point="2" draw:end-shape="id141" draw:end-glue-point="4" svg:d="M8328 4934l-15 1124" svg:viewBox="0 0 16 1125">
          <text:p/>
        </draw:connector>
        <draw:custom-shape draw:style-name="gr90" draw:text-style-name="P71" xml:id="id146" draw:id="id146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142" draw:start-glue-point="8" draw:end-shape="id144" draw:end-glue-point="4" svg:d="M11013 8304v1854" svg:viewBox="0 0 1 1855">
          <text:p/>
        </draw:connector>
        <draw:custom-shape draw:style-name="gr90" draw:text-style-name="P71" xml:id="id142" draw:id="id142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44" draw:id="id144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45" draw:id="id145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144" draw:start-glue-point="8" draw:end-shape="id145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145" draw:start-glue-point="7" draw:end-shape="id146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141" draw:start-glue-point="8" draw:end-shape="id146" draw:end-glue-point="4" svg:d="M8313 6704v7854" svg:viewBox="0 0 1 7855">
          <text:p/>
        </draw:connector>
        <draw:custom-shape draw:style-name="gr92" draw:text-style-name="P72" xml:id="id143" draw:id="id143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147" draw:id="id147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146" draw:start-glue-point="8" draw:end-shape="id147" draw:end-glue-point="0" svg:d="M8313 15204l15 1322" svg:viewBox="0 0 16 1323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6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D, </text:span><text:span text:style-name="T90">V</text:span><text:span text:style-name="T89">, ∧, F&gt;</text:span></text:p>
          </draw:text-box>
        </draw:frame>
        <draw:connector draw:style-name="gr89" draw:text-style-name="P17" draw:layer="layout" draw:type="line" svg:x1="8.636cm" svg:y1="6.381cm" svg:x2="10.784cm" svg:y2="7.752cm" draw:start-shape="id148" draw:start-glue-point="10" draw:end-shape="id149" draw:end-glue-point="5" svg:d="M8636 6381l2148 1371" svg:viewBox="0 0 2149 1372">
          <text:p/>
        </draw:connector>
        <draw:custom-shape draw:style-name="gr90" draw:text-style-name="P71" xml:id="id148" draw:id="id148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150" draw:start-glue-point="2" draw:end-shape="id148" draw:end-glue-point="4" svg:d="M8328 4934l-15 1124" svg:viewBox="0 0 16 1125">
          <text:p/>
        </draw:connector>
        <draw:custom-shape draw:style-name="gr90" draw:text-style-name="P71" xml:id="id153" draw:id="id153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149" draw:start-glue-point="8" draw:end-shape="id151" draw:end-glue-point="4" svg:d="M11013 8304v1854" svg:viewBox="0 0 1 1855">
          <text:p/>
        </draw:connector>
        <draw:custom-shape draw:style-name="gr94" draw:text-style-name="P73" xml:id="id149" draw:id="id149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51" draw:id="id151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52" draw:id="id152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151" draw:start-glue-point="8" draw:end-shape="id152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152" draw:start-glue-point="7" draw:end-shape="id153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148" draw:start-glue-point="8" draw:end-shape="id153" draw:end-glue-point="4" svg:d="M8313 6704v7854" svg:viewBox="0 0 1 7855">
          <text:p/>
        </draw:connector>
        <draw:custom-shape draw:style-name="gr92" draw:text-style-name="P72" xml:id="id150" draw:id="id150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154" draw:id="id154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153" draw:start-glue-point="8" draw:end-shape="id154" draw:end-glue-point="0" svg:d="M8313 15204l15 1322" svg:viewBox="0 0 16 1323">
          <text:p/>
        </draw:connector>
        <draw:line draw:style-name="gr95" draw:text-style-name="P74" draw:layer="layout" svg:x1="8.867cm" svg:y1="7.13cm" svg:x2="12.7cm" svg:y2="7.13cm">
          <text:p text:style-name="P19"><text:span text:style-name="T56"><text:tab/></text:span><text:span text:style-name="T56"><text:tab/></text:span><text:span text:style-name="T56"><text:tab/></text:span><text:span text:style-name="T56"><text:tab/></text:span><text:span text:style-name="T56">In</text:span></text:p>
        </draw:line>
        <draw:line draw:style-name="gr95" draw:text-style-name="P74" draw:layer="layout" svg:x1="8.867cm" svg:y1="8.89cm" svg:x2="12.7cm" svg:y2="8.89cm">
          <text:p text:style-name="P19"><text:span text:style-name="T56"><text:tab/></text:span><text:span text:style-name="T56"><text:tab/></text:span><text:span text:style-name="T56"><text:tab/></text:span><text:span text:style-name="T56"> <text:s text:c="2"/></text:span><text:span text:style-name="T56"><text:tab/></text:span><text:span text:style-name="T56"> <text:s text:c="2"/></text:span><text:span text:style-name="T56">Out </text:span></text:p>
        </draw:line>
        <draw:frame draw:style-name="gr96" draw:text-style-name="P75" draw:layer="layout" svg:width="5.234cm" svg:height="1.105cm" svg:x="14.224cm" svg:y="6.604cm">
          <draw:text-box>
            <text:p text:style-name="P7"><text:span text:style-name="T53">{ Data</text:span><text:span text:style-name="T91">1</text:span><text:span text:style-name="T53"> … }</text:span></text:p>
          </draw:text-box>
        </draw:frame>
        <draw:frame draw:style-name="gr96" draw:text-style-name="P75" draw:layer="layout" svg:width="5.234cm" svg:height="1.105cm" svg:x="14.524cm" svg:y="8.305cm">
          <draw:text-box>
            <text:p text:style-name="P7"><text:span text:style-name="T53">{ Data</text:span><text:span text:style-name="T91">2</text:span><text:span text:style-name="T53"> … 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6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</text:span><text:span text:style-name="T90">D</text:span><text:span text:style-name="T89">, V, ∧, F&gt;</text:span></text:p>
          </draw:text-box>
        </draw:frame>
        <draw:connector draw:style-name="gr89" draw:text-style-name="P17" draw:layer="layout" draw:type="line" svg:x1="8.636cm" svg:y1="6.381cm" svg:x2="10.784cm" svg:y2="7.752cm" draw:start-shape="id155" draw:start-glue-point="10" draw:end-shape="id156" draw:end-glue-point="5" svg:d="M8636 6381l2148 1371" svg:viewBox="0 0 2149 1372">
          <text:p/>
        </draw:connector>
        <draw:custom-shape draw:style-name="gr90" draw:text-style-name="P71" xml:id="id155" draw:id="id155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157" draw:start-glue-point="2" draw:end-shape="id155" draw:end-glue-point="4" svg:d="M8328 4934l-15 1124" svg:viewBox="0 0 16 1125">
          <text:p/>
        </draw:connector>
        <draw:custom-shape draw:style-name="gr90" draw:text-style-name="P71" xml:id="id160" draw:id="id160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156" draw:start-glue-point="8" draw:end-shape="id158" draw:end-glue-point="4" svg:d="M11013 8304v1854" svg:viewBox="0 0 1 1855">
          <text:p/>
        </draw:connector>
        <draw:custom-shape draw:style-name="gr94" draw:text-style-name="P73" xml:id="id156" draw:id="id156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58" draw:id="id158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59" draw:id="id159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158" draw:start-glue-point="8" draw:end-shape="id159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159" draw:start-glue-point="7" draw:end-shape="id160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155" draw:start-glue-point="8" draw:end-shape="id160" draw:end-glue-point="4" svg:d="M8313 6704v7854" svg:viewBox="0 0 1 7855">
          <text:p/>
        </draw:connector>
        <draw:custom-shape draw:style-name="gr92" draw:text-style-name="P72" xml:id="id157" draw:id="id157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161" draw:id="id161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160" draw:start-glue-point="8" draw:end-shape="id161" draw:end-glue-point="0" svg:d="M8313 15204l15 1322" svg:viewBox="0 0 16 1323">
          <text:p/>
        </draw:connector>
        <draw:line draw:style-name="gr95" draw:text-style-name="P74" draw:layer="layout" svg:x1="8.867cm" svg:y1="7.13cm" svg:x2="12.7cm" svg:y2="7.13cm">
          <text:p text:style-name="P19"><text:span text:style-name="T56"><text:tab/></text:span><text:span text:style-name="T56"><text:tab/></text:span><text:span text:style-name="T56"><text:tab/></text:span><text:span text:style-name="T56"><text:tab/></text:span><text:span text:style-name="T56">In</text:span></text:p>
        </draw:line>
        <draw:line draw:style-name="gr95" draw:text-style-name="P74" draw:layer="layout" svg:x1="8.867cm" svg:y1="8.89cm" svg:x2="12.7cm" svg:y2="8.89cm">
          <text:p text:style-name="P19"><text:span text:style-name="T56"><text:tab/></text:span><text:span text:style-name="T56"><text:tab/></text:span><text:span text:style-name="T56"><text:tab/></text:span><text:span text:style-name="T56"> <text:s text:c="2"/></text:span><text:span text:style-name="T56"><text:tab/></text:span><text:span text:style-name="T56"> <text:s text:c="2"/></text:span><text:span text:style-name="T56">Out </text:span></text:p>
        </draw:line>
        <draw:frame draw:style-name="gr96" draw:text-style-name="P75" draw:layer="layout" svg:width="5.234cm" svg:height="1.105cm" svg:x="14.224cm" svg:y="6.604cm">
          <draw:text-box>
            <text:p text:style-name="P7"><text:span text:style-name="T53">{ Data</text:span><text:span text:style-name="T91">1</text:span><text:span text:style-name="T53"> … }</text:span></text:p>
          </draw:text-box>
        </draw:frame>
        <draw:frame draw:style-name="gr96" draw:text-style-name="P75" draw:layer="layout" svg:width="5.234cm" svg:height="1.105cm" svg:x="14.524cm" svg:y="8.305cm">
          <draw:text-box>
            <text:p text:style-name="P7"><text:span text:style-name="T53">{ Data</text:span><text:span text:style-name="T91">2</text:span><text:span text:style-name="T53"> … }</text:span></text:p>
          </draw:text-box>
        </draw:frame>
        <draw:custom-shape draw:style-name="gr97" draw:text-style-name="P76" draw:layer="layout" svg:width="1.015cm" svg:height="11.175cm" svg:x="6.35cm" svg:y="5.443cm">
          <text:p/>
          <draw:enhanced-geometry svg:viewBox="0 0 21600 21600" draw:text-areas="?f0 0 ?f2 ?f5" draw:type="down-arrow" draw:modifiers="18772.4409448819 6101.57480314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6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</text:span><text:span text:style-name="T90">D</text:span><text:span text:style-name="T89">, V, ∧, F&gt;</text:span></text:p>
          </draw:text-box>
        </draw:frame>
        <draw:connector draw:style-name="gr89" draw:text-style-name="P17" draw:layer="layout" draw:type="line" svg:x1="8.636cm" svg:y1="6.381cm" svg:x2="10.784cm" svg:y2="7.752cm" draw:start-shape="id162" draw:start-glue-point="10" draw:end-shape="id163" draw:end-glue-point="5" svg:d="M8636 6381l2148 1371" svg:viewBox="0 0 2149 1372">
          <text:p/>
        </draw:connector>
        <draw:custom-shape draw:style-name="gr90" draw:text-style-name="P71" xml:id="id162" draw:id="id162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164" draw:start-glue-point="2" draw:end-shape="id162" draw:end-glue-point="4" svg:d="M8328 4934l-15 1124" svg:viewBox="0 0 16 1125">
          <text:p/>
        </draw:connector>
        <draw:custom-shape draw:style-name="gr90" draw:text-style-name="P71" xml:id="id167" draw:id="id167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163" draw:start-glue-point="8" draw:end-shape="id165" draw:end-glue-point="4" svg:d="M11013 8304v1854" svg:viewBox="0 0 1 1855">
          <text:p/>
        </draw:connector>
        <draw:custom-shape draw:style-name="gr94" draw:text-style-name="P73" xml:id="id163" draw:id="id163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65" draw:id="id165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66" draw:id="id166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165" draw:start-glue-point="8" draw:end-shape="id166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166" draw:start-glue-point="7" draw:end-shape="id167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162" draw:start-glue-point="8" draw:end-shape="id167" draw:end-glue-point="4" svg:d="M8313 6704v7854" svg:viewBox="0 0 1 7855">
          <text:p/>
        </draw:connector>
        <draw:custom-shape draw:style-name="gr92" draw:text-style-name="P72" xml:id="id164" draw:id="id164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168" draw:id="id168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167" draw:start-glue-point="8" draw:end-shape="id168" draw:end-glue-point="0" svg:d="M8313 15204l15 1322" svg:viewBox="0 0 16 1323">
          <text:p/>
        </draw:connector>
        <draw:line draw:style-name="gr95" draw:text-style-name="P74" draw:layer="layout" svg:x1="8.867cm" svg:y1="7.13cm" svg:x2="12.7cm" svg:y2="7.13cm">
          <text:p text:style-name="P19"><text:span text:style-name="T56"><text:tab/></text:span><text:span text:style-name="T56"><text:tab/></text:span><text:span text:style-name="T56"><text:tab/></text:span><text:span text:style-name="T56"><text:tab/></text:span><text:span text:style-name="T56">In</text:span></text:p>
        </draw:line>
        <draw:line draw:style-name="gr95" draw:text-style-name="P74" draw:layer="layout" svg:x1="8.867cm" svg:y1="8.89cm" svg:x2="12.7cm" svg:y2="8.89cm">
          <text:p text:style-name="P19"><text:span text:style-name="T56"><text:tab/></text:span><text:span text:style-name="T56"><text:tab/></text:span><text:span text:style-name="T56"><text:tab/></text:span><text:span text:style-name="T56"> <text:s text:c="2"/></text:span><text:span text:style-name="T56"><text:tab/></text:span><text:span text:style-name="T56"> <text:s text:c="2"/></text:span><text:span text:style-name="T56">Out </text:span></text:p>
        </draw:line>
        <draw:frame draw:style-name="gr96" draw:text-style-name="P75" draw:layer="layout" svg:width="5.234cm" svg:height="1.105cm" svg:x="14.224cm" svg:y="6.604cm">
          <draw:text-box>
            <text:p text:style-name="P7"><text:span text:style-name="T53">{ Data</text:span><text:span text:style-name="T91">1</text:span><text:span text:style-name="T53"> … }</text:span></text:p>
          </draw:text-box>
        </draw:frame>
        <draw:frame draw:style-name="gr96" draw:text-style-name="P75" draw:layer="layout" svg:width="5.234cm" svg:height="1.105cm" svg:x="14.524cm" svg:y="8.305cm">
          <draw:text-box>
            <text:p text:style-name="P7"><text:span text:style-name="T53">{ Data</text:span><text:span text:style-name="T91">2</text:span><text:span text:style-name="T53"> … }</text:span></text:p>
          </draw:text-box>
        </draw:frame>
        <draw:custom-shape draw:style-name="gr98" draw:text-style-name="P77" draw:layer="layout" svg:width="1.015cm" svg:height="11.175cm" svg:x="6.35cm" svg:y="5.429cm">
          <text:p/>
          <draw:enhanced-geometry svg:viewBox="0 0 21600 21600" draw:mirror-vertical="true" draw:mirror-horizontal="false" draw:text-areas="?f0 0 ?f2 ?f5" draw:type="down-arrow" draw:modifiers="18772.4409448819 6101.57480314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6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7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</text:span><text:span text:style-name="T92">D</text:span><text:span text:style-name="T89">, V, </text:span><text:span text:style-name="T90">∧</text:span><text:span text:style-name="T89">, F&gt;</text:span></text:p>
          </draw:text-box>
        </draw:frame>
        <draw:connector draw:style-name="gr89" draw:text-style-name="P17" draw:layer="layout" draw:type="line" svg:x1="8.636cm" svg:y1="6.381cm" svg:x2="10.784cm" svg:y2="7.752cm" draw:start-shape="id169" draw:start-glue-point="10" draw:end-shape="id170" draw:end-glue-point="5" svg:d="M8636 6381l2148 1371" svg:viewBox="0 0 2149 1372">
          <text:p/>
        </draw:connector>
        <draw:custom-shape draw:style-name="gr90" draw:text-style-name="P71" xml:id="id169" draw:id="id169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171" draw:start-glue-point="2" draw:end-shape="id169" draw:end-glue-point="4" svg:d="M8328 4934l-15 1124" svg:viewBox="0 0 16 1125">
          <text:p/>
        </draw:connector>
        <draw:custom-shape draw:style-name="gr94" draw:text-style-name="P73" xml:id="id174" draw:id="id174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170" draw:start-glue-point="8" draw:end-shape="id172" draw:end-glue-point="4" svg:d="M11013 8304v1854" svg:viewBox="0 0 1 1855">
          <text:p/>
        </draw:connector>
        <draw:custom-shape draw:style-name="gr90" draw:text-style-name="P71" xml:id="id170" draw:id="id170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72" draw:id="id172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73" draw:id="id173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172" draw:start-glue-point="8" draw:end-shape="id173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173" draw:start-glue-point="7" draw:end-shape="id174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169" draw:start-glue-point="8" draw:end-shape="id174" draw:end-glue-point="4" svg:d="M8313 6704v7854" svg:viewBox="0 0 1 7855">
          <text:p/>
        </draw:connector>
        <draw:custom-shape draw:style-name="gr92" draw:text-style-name="P72" xml:id="id171" draw:id="id171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175" draw:id="id175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174" draw:start-glue-point="8" draw:end-shape="id175" draw:end-glue-point="0" svg:d="M8313 15204l15 1322" svg:viewBox="0 0 16 1323">
          <text:p/>
        </draw:connector>
        <draw:line draw:style-name="gr95" draw:text-style-name="P74" draw:layer="layout" svg:x1="7.343cm" svg:y1="13.97cm" svg:x2="11.176cm" svg:y2="13.97cm">
          <text:p text:style-name="P19"><text:span text:style-name="T56"><text:tab/></text:span><text:span text:style-name="T56"><text:tab/></text:span><text:span text:style-name="T56"><text:tab/></text:span><text:span text:style-name="T56"><text:tab/></text:span><text:span text:style-name="T56">? </text:span></text:p>
        </draw:line>
        <draw:frame draw:style-name="gr96" draw:text-style-name="P75" draw:layer="layout" svg:width="5.234cm" svg:height="1.105cm" svg:x="11.938cm" svg:y="12.7cm">
          <draw:text-box>
            <text:p text:style-name="P7"><text:span text:style-name="T53">{ Data</text:span><text:span text:style-name="T91">1</text:span><text:span text:style-name="T53"> … }</text:span></text:p>
          </draw:text-box>
        </draw:frame>
        <draw:frame draw:style-name="gr96" draw:text-style-name="P75" draw:layer="layout" svg:width="5.234cm" svg:height="1.105cm" svg:x="4.164cm" svg:y="11.938cm">
          <draw:text-box>
            <text:p text:style-name="P7"><text:span text:style-name="T53">{ Data</text:span><text:span text:style-name="T91">2</text:span><text:span text:style-name="T53"> … }</text:span></text:p>
          </draw:text-box>
        </draw:frame>
        <draw:frame draw:style-name="gr99" draw:text-style-name="P13" draw:layer="layout" svg:width="13.208cm" svg:height="2.36cm" svg:x="13.754cm" svg:y="8.562cm">
          <draw:text-box>
            <text:p><text:span text:style-name="T93">Meet operator can be union, intersenction, as long as it can make (V, </text:span><text:span text:style-name="T94">∧) semilattice.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6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D, V, ∧, </text:span><text:span text:style-name="T95">F</text:span><text:span text:style-name="T89">&gt;</text:span></text:p>
          </draw:text-box>
        </draw:frame>
        <draw:connector draw:style-name="gr89" draw:text-style-name="P17" draw:layer="layout" draw:type="line" svg:x1="9.22cm" svg:y1="5.68cm" svg:x2="9.22cm" svg:y2="7.89cm" draw:end-shape="id176" draw:end-glue-point="4" svg:d="M9220 5680v2210" svg:viewBox="0 0 1 2211">
          <text:p/>
        </draw:connector>
        <draw:custom-shape draw:style-name="gr100" draw:text-style-name="P79" xml:id="id176" draw:id="id176" draw:layer="layout" svg:width="2.183cm" svg:height="2.184cm" svg:x="8.128cm" svg:y="7.89cm">
          <text:p text:style-name="P19"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 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9.22cm" svg:y1="10.074cm" svg:x2="9.22cm" svg:y2="12.284cm" draw:start-shape="id176" draw:start-glue-point="8" svg:d="M9220 10074v2210" svg:viewBox="0 0 1 2211">
          <text:p/>
        </draw:connector>
        <draw:line draw:style-name="gr95" draw:text-style-name="P17" draw:layer="layout" svg:x1="6.096cm" svg:y1="6.604cm" svg:x2="12.954cm" svg:y2="6.604cm">
          <text:p text:style-name="P19"><text:tab/><text:tab/><text:tab/><text:tab/><text:tab/><text:tab/><text:tab/><text:span text:style-name="T97">IN</text:span></text:p>
        </draw:line>
        <draw:line draw:style-name="gr95" draw:text-style-name="P17" draw:layer="layout" svg:x1="6.044cm" svg:y1="11.412cm" svg:x2="12.902cm" svg:y2="11.412cm">
          <text:p text:style-name="P19"><text:tab/><text:tab/><text:tab/><text:tab/><text:tab/><text:tab/><text:tab/><text:span text:style-name="T97">Out</text:span></text:p>
        </draw:line>
        <draw:frame draw:style-name="gr101" draw:text-style-name="P80" draw:layer="layout" svg:width="10.668cm" svg:height="1.389cm" svg:x="15.086cm" svg:y="5.996cm">
          <draw:text-box>
            <text:p text:style-name="P7"><text:span text:style-name="T97">{ Data</text:span><text:span text:style-name="T98">1</text:span><text:span text:style-name="T97"> … }</text:span></text:p>
          </draw:text-box>
        </draw:frame>
        <draw:frame draw:style-name="gr101" draw:text-style-name="P80" draw:layer="layout" svg:width="10.668cm" svg:height="1.389cm" svg:x="15.086cm" svg:y="10.797cm">
          <draw:text-box>
            <text:p text:style-name="P7"><text:span text:style-name="T97">{ Data</text:span><text:span text:style-name="T98">2</text:span><text:span text:style-name="T97"> … }</text:span></text:p>
          </draw:text-box>
        </draw:frame>
        <draw:custom-shape draw:style-name="gr102" draw:text-style-name="P81" draw:layer="layout" svg:width="1.524cm" svg:height="0.916cm" svg:x="21.428cm" svg:y="6.496cm">
          <text:p text:style-name="P4"><text:span text:style-name="T99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1.128cm" svg:y="6.196cm">
          <text:p text:style-name="P4"><text:span text:style-name="T99">3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728cm" svg:y="5.896cm">
          <text:p text:style-name="P4"><text:span text:style-name="T99">2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328cm" svg:y="5.596cm">
          <text:p text:style-name="P4"><text:span text:style-name="T99">1</text:span></text:p>
          <draw:enhanced-geometry svg:viewBox="0 0 21600 21600" draw:type="rectangle" draw:enhanced-path="M 0 0 L 21600 0 21600 21600 0 21600 0 0 Z N"/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6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D, V, ∧, </text:span><text:span text:style-name="T95">F</text:span><text:span text:style-name="T89">&gt;</text:span></text:p>
          </draw:text-box>
        </draw:frame>
        <draw:connector draw:style-name="gr89" draw:text-style-name="P17" draw:layer="layout" draw:type="line" svg:x1="9.22cm" svg:y1="5.68cm" svg:x2="9.22cm" svg:y2="7.89cm" draw:end-shape="id177" draw:end-glue-point="4" svg:d="M9220 5680v2210" svg:viewBox="0 0 1 2211">
          <text:p/>
        </draw:connector>
        <draw:custom-shape draw:style-name="gr100" draw:text-style-name="P79" xml:id="id177" draw:id="id177" draw:layer="layout" svg:width="2.183cm" svg:height="2.184cm" svg:x="8.128cm" svg:y="7.89cm">
          <text:p text:style-name="P19"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 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9.22cm" svg:y1="10.074cm" svg:x2="9.22cm" svg:y2="12.284cm" draw:start-shape="id177" draw:start-glue-point="8" svg:d="M9220 10074v2210" svg:viewBox="0 0 1 2211">
          <text:p/>
        </draw:connector>
        <draw:line draw:style-name="gr95" draw:text-style-name="P17" draw:layer="layout" svg:x1="6.096cm" svg:y1="6.604cm" svg:x2="12.954cm" svg:y2="6.604cm">
          <text:p text:style-name="P19"><text:tab/><text:tab/><text:tab/><text:tab/><text:tab/><text:tab/><text:tab/><text:span text:style-name="T97">IN</text:span></text:p>
        </draw:line>
        <draw:line draw:style-name="gr95" draw:text-style-name="P17" draw:layer="layout" svg:x1="6.044cm" svg:y1="11.412cm" svg:x2="12.902cm" svg:y2="11.412cm">
          <text:p text:style-name="P19"><text:tab/><text:tab/><text:tab/><text:tab/><text:tab/><text:tab/><text:tab/><text:span text:style-name="T97">Out</text:span></text:p>
        </draw:line>
        <draw:frame draw:style-name="gr101" draw:text-style-name="P80" draw:layer="layout" svg:width="10.668cm" svg:height="1.389cm" svg:x="15.086cm" svg:y="5.996cm">
          <draw:text-box>
            <text:p text:style-name="P7"><text:span text:style-name="T97">{ Data</text:span><text:span text:style-name="T98">1</text:span><text:span text:style-name="T97"> … }</text:span></text:p>
          </draw:text-box>
        </draw:frame>
        <draw:frame draw:style-name="gr101" draw:text-style-name="P80" draw:layer="layout" svg:width="10.668cm" svg:height="1.389cm" svg:x="15.086cm" svg:y="10.797cm">
          <draw:text-box>
            <text:p text:style-name="P7"><text:span text:style-name="T97">{ Data</text:span><text:span text:style-name="T98">2</text:span><text:span text:style-name="T97"> … }</text:span></text:p>
          </draw:text-box>
        </draw:frame>
        <draw:custom-shape draw:style-name="gr102" draw:text-style-name="P81" draw:layer="layout" svg:width="1.524cm" svg:height="0.916cm" svg:x="21.428cm" svg:y="6.496cm">
          <text:p text:style-name="P4"><text:span text:style-name="T99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1.128cm" svg:y="6.196cm">
          <text:p text:style-name="P4"><text:span text:style-name="T99">3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728cm" svg:y="5.896cm">
          <text:p text:style-name="P4"><text:span text:style-name="T99">2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328cm" svg:y="5.596cm">
          <text:p text:style-name="P4"><text:span text:style-name="T99">1</text:span></text:p>
          <draw:enhanced-geometry svg:viewBox="0 0 21600 21600" draw:type="rectangle" draw:enhanced-path="M 0 0 L 21600 0 21600 21600 0 21600 0 0 Z N"/>
        </draw:custom-shape>
        <draw:line draw:style-name="gr18" draw:text-style-name="P17" draw:layer="layout" svg:x1="21.59cm" svg:y1="7.72cm" svg:x2="21.59cm" svg:y2="10.26cm">
          <text:p/>
        </draw:line>
        <draw:custom-shape draw:style-name="gr103" draw:text-style-name="P82" draw:layer="layout" svg:width="1.524cm" svg:height="0.916cm" svg:x="21.844cm" svg:y="11.938cm">
          <text:p text:style-name="P4"><text:span text:style-name="T99">5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1.428cm" svg:y="11.496cm">
          <text:p text:style-name="P4"><text:span text:style-name="T99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328cm" svg:y="10.696cm">
          <text:p text:style-name="P4"><text:span text:style-name="T99">1</text:span></text:p>
          <draw:enhanced-geometry svg:viewBox="0 0 21600 21600" draw:type="rectangle" draw:enhanced-path="M 0 0 L 21600 0 21600 21600 0 21600 0 0 Z N"/>
        </draw:custom-shape>
        <draw:frame draw:style-name="gr104" draw:text-style-name="P83" draw:layer="layout" svg:width="5.334cm" svg:height="2.426cm" svg:x="22.098cm" svg:y="8.496cm">
          <draw:text-box>
            <text:p><text:span text:style-name="T100">Gen &amp; Kill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7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D, V, ∧, F&gt;</text:span></text:p>
          </draw:text-box>
        </draw:frame>
        <draw:connector draw:style-name="gr89" draw:text-style-name="P17" draw:layer="layout" draw:type="line" svg:x1="8.636cm" svg:y1="6.381cm" svg:x2="10.784cm" svg:y2="7.752cm" draw:start-shape="id178" draw:start-glue-point="10" draw:end-shape="id179" draw:end-glue-point="5" svg:d="M8636 6381l2148 1371" svg:viewBox="0 0 2149 1372">
          <text:p/>
        </draw:connector>
        <draw:custom-shape draw:style-name="gr90" draw:text-style-name="P71" xml:id="id178" draw:id="id178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180" draw:start-glue-point="2" draw:end-shape="id178" draw:end-glue-point="4" svg:d="M8328 4934l-15 1124" svg:viewBox="0 0 16 1125">
          <text:p/>
        </draw:connector>
        <draw:custom-shape draw:style-name="gr90" draw:text-style-name="P71" xml:id="id183" draw:id="id183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179" draw:start-glue-point="8" draw:end-shape="id181" draw:end-glue-point="4" svg:d="M11013 8304v1854" svg:viewBox="0 0 1 1855">
          <text:p/>
        </draw:connector>
        <draw:custom-shape draw:style-name="gr90" draw:text-style-name="P71" xml:id="id179" draw:id="id179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81" draw:id="id181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82" draw:id="id182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181" draw:start-glue-point="8" draw:end-shape="id182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182" draw:start-glue-point="7" draw:end-shape="id183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178" draw:start-glue-point="8" draw:end-shape="id183" draw:end-glue-point="4" svg:d="M8313 6704v7854" svg:viewBox="0 0 1 7855">
          <text:p/>
        </draw:connector>
        <draw:custom-shape draw:style-name="gr92" draw:text-style-name="P72" xml:id="id180" draw:id="id180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184" draw:id="id184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183" draw:start-glue-point="8" draw:end-shape="id184" draw:end-glue-point="0" svg:d="M8313 15204l15 1322" svg:viewBox="0 0 16 1323">
          <text:p/>
        </draw:connector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7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D, </text:span><text:span text:style-name="T90">V</text:span><text:span text:style-name="T89">, ∧, F&gt;</text:span></text:p>
          </draw:text-box>
        </draw:frame>
        <draw:connector draw:style-name="gr89" draw:text-style-name="P17" draw:layer="layout" draw:type="line" svg:x1="8.636cm" svg:y1="6.381cm" svg:x2="10.784cm" svg:y2="7.752cm" draw:start-shape="id185" draw:start-glue-point="10" draw:end-shape="id186" draw:end-glue-point="5" svg:d="M8636 6381l2148 1371" svg:viewBox="0 0 2149 1372">
          <text:p/>
        </draw:connector>
        <draw:custom-shape draw:style-name="gr90" draw:text-style-name="P71" xml:id="id185" draw:id="id185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187" draw:start-glue-point="2" draw:end-shape="id185" draw:end-glue-point="4" svg:d="M8328 4934l-15 1124" svg:viewBox="0 0 16 1125">
          <text:p/>
        </draw:connector>
        <draw:custom-shape draw:style-name="gr90" draw:text-style-name="P71" xml:id="id190" draw:id="id190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186" draw:start-glue-point="8" draw:end-shape="id188" draw:end-glue-point="4" svg:d="M11013 8304v1854" svg:viewBox="0 0 1 1855">
          <text:p/>
        </draw:connector>
        <draw:custom-shape draw:style-name="gr94" draw:text-style-name="P73" xml:id="id186" draw:id="id186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88" draw:id="id188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89" draw:id="id189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188" draw:start-glue-point="8" draw:end-shape="id189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189" draw:start-glue-point="7" draw:end-shape="id190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185" draw:start-glue-point="8" draw:end-shape="id190" draw:end-glue-point="4" svg:d="M8313 6704v7854" svg:viewBox="0 0 1 7855">
          <text:p/>
        </draw:connector>
        <draw:custom-shape draw:style-name="gr92" draw:text-style-name="P72" xml:id="id187" draw:id="id187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191" draw:id="id191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190" draw:start-glue-point="8" draw:end-shape="id191" draw:end-glue-point="0" svg:d="M8313 15204l15 1322" svg:viewBox="0 0 16 1323">
          <text:p/>
        </draw:connector>
        <draw:line draw:style-name="gr95" draw:text-style-name="P74" draw:layer="layout" svg:x1="8.867cm" svg:y1="7.13cm" svg:x2="12.7cm" svg:y2="7.13cm">
          <text:p text:style-name="P19"><text:span text:style-name="T56"><text:tab/></text:span><text:span text:style-name="T56"><text:tab/></text:span><text:span text:style-name="T56"><text:tab/></text:span><text:span text:style-name="T56"><text:tab/></text:span><text:span text:style-name="T56">In</text:span></text:p>
        </draw:line>
        <draw:line draw:style-name="gr95" draw:text-style-name="P74" draw:layer="layout" svg:x1="8.867cm" svg:y1="8.89cm" svg:x2="12.7cm" svg:y2="8.89cm">
          <text:p text:style-name="P19"><text:span text:style-name="T56"><text:tab/></text:span><text:span text:style-name="T56"><text:tab/></text:span><text:span text:style-name="T56"><text:tab/></text:span><text:span text:style-name="T56"> <text:s text:c="2"/></text:span><text:span text:style-name="T56"><text:tab/></text:span><text:span text:style-name="T56"> <text:s text:c="2"/></text:span><text:span text:style-name="T56">Out </text:span></text:p>
        </draw:line>
        <draw:frame draw:style-name="gr96" draw:text-style-name="P75" draw:layer="layout" svg:width="5.234cm" svg:height="1.105cm" svg:x="14.224cm" svg:y="6.604cm">
          <draw:text-box>
            <text:p text:style-name="P7"><text:span text:style-name="T53">{ Data</text:span><text:span text:style-name="T91">1</text:span><text:span text:style-name="T53"> … }</text:span></text:p>
          </draw:text-box>
        </draw:frame>
        <draw:frame draw:style-name="gr96" draw:text-style-name="P75" draw:layer="layout" svg:width="5.234cm" svg:height="1.105cm" svg:x="14.524cm" svg:y="8.305cm">
          <draw:text-box>
            <text:p text:style-name="P7"><text:span text:style-name="T53">{ Data</text:span><text:span text:style-name="T91">2</text:span><text:span text:style-name="T53"> … }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7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</text:span><text:span text:style-name="T90">D</text:span><text:span text:style-name="T89">, V, ∧, F&gt;</text:span></text:p>
          </draw:text-box>
        </draw:frame>
        <draw:connector draw:style-name="gr89" draw:text-style-name="P17" draw:layer="layout" draw:type="line" svg:x1="8.636cm" svg:y1="6.381cm" svg:x2="10.784cm" svg:y2="7.752cm" draw:start-shape="id192" draw:start-glue-point="10" draw:end-shape="id193" draw:end-glue-point="5" svg:d="M8636 6381l2148 1371" svg:viewBox="0 0 2149 1372">
          <text:p/>
        </draw:connector>
        <draw:custom-shape draw:style-name="gr90" draw:text-style-name="P71" xml:id="id192" draw:id="id192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194" draw:start-glue-point="2" draw:end-shape="id192" draw:end-glue-point="4" svg:d="M8328 4934l-15 1124" svg:viewBox="0 0 16 1125">
          <text:p/>
        </draw:connector>
        <draw:custom-shape draw:style-name="gr90" draw:text-style-name="P71" xml:id="id197" draw:id="id197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193" draw:start-glue-point="8" draw:end-shape="id195" draw:end-glue-point="4" svg:d="M11013 8304v1854" svg:viewBox="0 0 1 1855">
          <text:p/>
        </draw:connector>
        <draw:custom-shape draw:style-name="gr94" draw:text-style-name="P73" xml:id="id193" draw:id="id193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95" draw:id="id195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196" draw:id="id196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195" draw:start-glue-point="8" draw:end-shape="id196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196" draw:start-glue-point="7" draw:end-shape="id197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192" draw:start-glue-point="8" draw:end-shape="id197" draw:end-glue-point="4" svg:d="M8313 6704v7854" svg:viewBox="0 0 1 7855">
          <text:p/>
        </draw:connector>
        <draw:custom-shape draw:style-name="gr92" draw:text-style-name="P72" xml:id="id194" draw:id="id194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198" draw:id="id198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197" draw:start-glue-point="8" draw:end-shape="id198" draw:end-glue-point="0" svg:d="M8313 15204l15 1322" svg:viewBox="0 0 16 1323">
          <text:p/>
        </draw:connector>
        <draw:line draw:style-name="gr95" draw:text-style-name="P74" draw:layer="layout" svg:x1="8.867cm" svg:y1="7.13cm" svg:x2="12.7cm" svg:y2="7.13cm">
          <text:p text:style-name="P19"><text:span text:style-name="T56"><text:tab/></text:span><text:span text:style-name="T56"><text:tab/></text:span><text:span text:style-name="T56"><text:tab/></text:span><text:span text:style-name="T56"><text:tab/></text:span><text:span text:style-name="T56">In</text:span></text:p>
        </draw:line>
        <draw:line draw:style-name="gr95" draw:text-style-name="P74" draw:layer="layout" svg:x1="8.867cm" svg:y1="8.89cm" svg:x2="12.7cm" svg:y2="8.89cm">
          <text:p text:style-name="P19"><text:span text:style-name="T56"><text:tab/></text:span><text:span text:style-name="T56"><text:tab/></text:span><text:span text:style-name="T56"><text:tab/></text:span><text:span text:style-name="T56"> <text:s text:c="2"/></text:span><text:span text:style-name="T56"><text:tab/></text:span><text:span text:style-name="T56"> <text:s text:c="2"/></text:span><text:span text:style-name="T56">Out </text:span></text:p>
        </draw:line>
        <draw:frame draw:style-name="gr96" draw:text-style-name="P75" draw:layer="layout" svg:width="5.234cm" svg:height="1.105cm" svg:x="14.224cm" svg:y="6.604cm">
          <draw:text-box>
            <text:p text:style-name="P7"><text:span text:style-name="T53">{ Data</text:span><text:span text:style-name="T91">1</text:span><text:span text:style-name="T53"> … }</text:span></text:p>
          </draw:text-box>
        </draw:frame>
        <draw:frame draw:style-name="gr96" draw:text-style-name="P75" draw:layer="layout" svg:width="5.234cm" svg:height="1.105cm" svg:x="14.524cm" svg:y="8.305cm">
          <draw:text-box>
            <text:p text:style-name="P7"><text:span text:style-name="T53">{ Data</text:span><text:span text:style-name="T91">2</text:span><text:span text:style-name="T53"> … }</text:span></text:p>
          </draw:text-box>
        </draw:frame>
        <draw:custom-shape draw:style-name="gr97" draw:text-style-name="P76" draw:layer="layout" svg:width="1.015cm" svg:height="11.175cm" svg:x="6.35cm" svg:y="5.443cm">
          <text:p/>
          <draw:enhanced-geometry svg:viewBox="0 0 21600 21600" draw:text-areas="?f0 0 ?f2 ?f5" draw:type="down-arrow" draw:modifiers="18772.4409448819 6101.57480314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7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</text:span><text:span text:style-name="T90">D</text:span><text:span text:style-name="T89">, V, ∧, F&gt;</text:span></text:p>
          </draw:text-box>
        </draw:frame>
        <draw:connector draw:style-name="gr89" draw:text-style-name="P17" draw:layer="layout" draw:type="line" svg:x1="8.636cm" svg:y1="6.381cm" svg:x2="10.784cm" svg:y2="7.752cm" draw:start-shape="id199" draw:start-glue-point="10" draw:end-shape="id200" draw:end-glue-point="5" svg:d="M8636 6381l2148 1371" svg:viewBox="0 0 2149 1372">
          <text:p/>
        </draw:connector>
        <draw:custom-shape draw:style-name="gr90" draw:text-style-name="P71" xml:id="id199" draw:id="id199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201" draw:start-glue-point="2" draw:end-shape="id199" draw:end-glue-point="4" svg:d="M8328 4934l-15 1124" svg:viewBox="0 0 16 1125">
          <text:p/>
        </draw:connector>
        <draw:custom-shape draw:style-name="gr90" draw:text-style-name="P71" xml:id="id204" draw:id="id204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200" draw:start-glue-point="8" draw:end-shape="id202" draw:end-glue-point="4" svg:d="M11013 8304v1854" svg:viewBox="0 0 1 1855">
          <text:p/>
        </draw:connector>
        <draw:custom-shape draw:style-name="gr94" draw:text-style-name="P73" xml:id="id200" draw:id="id200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202" draw:id="id202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203" draw:id="id203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202" draw:start-glue-point="8" draw:end-shape="id203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203" draw:start-glue-point="7" draw:end-shape="id204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199" draw:start-glue-point="8" draw:end-shape="id204" draw:end-glue-point="4" svg:d="M8313 6704v7854" svg:viewBox="0 0 1 7855">
          <text:p/>
        </draw:connector>
        <draw:custom-shape draw:style-name="gr92" draw:text-style-name="P72" xml:id="id201" draw:id="id201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205" draw:id="id205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204" draw:start-glue-point="8" draw:end-shape="id205" draw:end-glue-point="0" svg:d="M8313 15204l15 1322" svg:viewBox="0 0 16 1323">
          <text:p/>
        </draw:connector>
        <draw:line draw:style-name="gr95" draw:text-style-name="P74" draw:layer="layout" svg:x1="8.867cm" svg:y1="7.13cm" svg:x2="12.7cm" svg:y2="7.13cm">
          <text:p text:style-name="P19"><text:span text:style-name="T56"><text:tab/></text:span><text:span text:style-name="T56"><text:tab/></text:span><text:span text:style-name="T56"><text:tab/></text:span><text:span text:style-name="T56"><text:tab/></text:span><text:span text:style-name="T56">In</text:span></text:p>
        </draw:line>
        <draw:line draw:style-name="gr95" draw:text-style-name="P74" draw:layer="layout" svg:x1="8.867cm" svg:y1="8.89cm" svg:x2="12.7cm" svg:y2="8.89cm">
          <text:p text:style-name="P19"><text:span text:style-name="T56"><text:tab/></text:span><text:span text:style-name="T56"><text:tab/></text:span><text:span text:style-name="T56"><text:tab/></text:span><text:span text:style-name="T56"> <text:s text:c="2"/></text:span><text:span text:style-name="T56"><text:tab/></text:span><text:span text:style-name="T56"> <text:s text:c="2"/></text:span><text:span text:style-name="T56">Out </text:span></text:p>
        </draw:line>
        <draw:frame draw:style-name="gr96" draw:text-style-name="P75" draw:layer="layout" svg:width="5.234cm" svg:height="1.105cm" svg:x="14.224cm" svg:y="6.604cm">
          <draw:text-box>
            <text:p text:style-name="P7"><text:span text:style-name="T53">{ Data</text:span><text:span text:style-name="T91">1</text:span><text:span text:style-name="T53"> … }</text:span></text:p>
          </draw:text-box>
        </draw:frame>
        <draw:frame draw:style-name="gr96" draw:text-style-name="P75" draw:layer="layout" svg:width="5.234cm" svg:height="1.105cm" svg:x="14.524cm" svg:y="8.305cm">
          <draw:text-box>
            <text:p text:style-name="P7"><text:span text:style-name="T53">{ Data</text:span><text:span text:style-name="T91">2</text:span><text:span text:style-name="T53"> … }</text:span></text:p>
          </draw:text-box>
        </draw:frame>
        <draw:custom-shape draw:style-name="gr98" draw:text-style-name="P77" draw:layer="layout" svg:width="1.015cm" svg:height="11.175cm" svg:x="6.35cm" svg:y="5.429cm">
          <text:p/>
          <draw:enhanced-geometry svg:viewBox="0 0 21600 21600" draw:mirror-vertical="true" draw:mirror-horizontal="false" draw:text-areas="?f0 0 ?f2 ?f5" draw:type="down-arrow" draw:modifiers="18772.4409448819 6101.574803149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7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7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</text:span><text:span text:style-name="T92">D</text:span><text:span text:style-name="T89">, V, </text:span><text:span text:style-name="T90">∧</text:span><text:span text:style-name="T89">, F&gt;</text:span></text:p>
          </draw:text-box>
        </draw:frame>
        <draw:connector draw:style-name="gr89" draw:text-style-name="P17" draw:layer="layout" draw:type="line" svg:x1="8.636cm" svg:y1="6.381cm" svg:x2="10.784cm" svg:y2="7.752cm" draw:start-shape="id206" draw:start-glue-point="10" draw:end-shape="id207" draw:end-glue-point="5" svg:d="M8636 6381l2148 1371" svg:viewBox="0 0 2149 1372">
          <text:p/>
        </draw:connector>
        <draw:custom-shape draw:style-name="gr90" draw:text-style-name="P71" xml:id="id206" draw:id="id206" draw:layer="layout" svg:width="0.646cm" svg:height="0.646cm" svg:x="7.99cm" svg:y="6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8.328cm" svg:y1="4.934cm" svg:x2="8.313cm" svg:y2="6.058cm" draw:start-shape="id208" draw:start-glue-point="2" draw:end-shape="id206" draw:end-glue-point="4" svg:d="M8328 4934l-15 1124" svg:viewBox="0 0 16 1125">
          <text:p/>
        </draw:connector>
        <draw:custom-shape draw:style-name="gr94" draw:text-style-name="P73" xml:id="id211" draw:id="id211" draw:layer="layout" svg:width="0.646cm" svg:height="0.646cm" svg:x="7.99cm" svg:y="1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8.304cm" svg:x2="11.013cm" svg:y2="10.158cm" draw:start-shape="id207" draw:start-glue-point="8" draw:end-shape="id209" draw:end-glue-point="4" svg:d="M11013 8304v1854" svg:viewBox="0 0 1 1855">
          <text:p/>
        </draw:connector>
        <draw:custom-shape draw:style-name="gr90" draw:text-style-name="P71" xml:id="id207" draw:id="id207" draw:layer="layout" svg:width="0.646cm" svg:height="0.646cm" svg:x="10.69cm" svg:y="7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209" draw:id="id209" draw:layer="layout" svg:width="0.646cm" svg:height="0.646cm" svg:x="10.69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71" xml:id="id210" draw:id="id210" draw:layer="layout" svg:width="0.646cm" svg:height="0.646cm" svg:x="10.69cm" svg:y="12.6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11.013cm" svg:y1="10.804cm" svg:x2="11.013cm" svg:y2="12.658cm" draw:start-shape="id209" draw:start-glue-point="8" draw:end-shape="id210" draw:end-glue-point="4" svg:d="M11013 10804v1854" svg:viewBox="0 0 1 1855">
          <text:p/>
        </draw:connector>
        <draw:connector draw:style-name="gr91" draw:text-style-name="P17" draw:layer="layout" draw:type="line" svg:x1="10.784cm" svg:y1="13.21cm" svg:x2="8.542cm" svg:y2="14.652cm" draw:start-shape="id210" draw:start-glue-point="7" draw:end-shape="id211" draw:end-glue-point="11" svg:d="M10784 13210l-2242 1442" svg:viewBox="0 0 2243 1443">
          <text:p text:style-name="P19"><text:s/></text:p>
        </draw:connector>
        <draw:connector draw:style-name="gr89" draw:text-style-name="P17" draw:layer="layout" draw:type="line" svg:x1="8.313cm" svg:y1="6.704cm" svg:x2="8.313cm" svg:y2="14.558cm" draw:start-shape="id206" draw:start-glue-point="8" draw:end-shape="id211" draw:end-glue-point="4" svg:d="M8313 6704v7854" svg:viewBox="0 0 1 7855">
          <text:p/>
        </draw:connector>
        <draw:custom-shape draw:style-name="gr92" draw:text-style-name="P72" xml:id="id208" draw:id="id208" draw:layer="layout" svg:width="0.508cm" svg:height="0.508cm" svg:x="8.074cm" svg:y="4.426cm">
          <text:p text:style-name="P19"><text:span text:style-name="T79"><text:tab/></text:span><text:span text:style-name="T79"><text:tab/></text:span><text:span text:style-name="T79">entry</text:span></text:p>
          <draw:enhanced-geometry svg:viewBox="0 0 21600 21600" draw:type="rectangle" draw:enhanced-path="M 0 0 L 21600 0 21600 21600 0 21600 0 0 Z N"/>
        </draw:custom-shape>
        <draw:custom-shape draw:style-name="gr92" draw:text-style-name="P72" xml:id="id212" draw:id="id212" draw:layer="layout" svg:width="0.508cm" svg:height="0.508cm" svg:x="8.074cm" svg:y="16.526cm">
          <text:p text:style-name="P19"><text:span text:style-name="T79"><text:tab/></text:span><text:span text:style-name="T79"> <text:s text:c="4"/></text:span><text:span text:style-name="T79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17" draw:layer="layout" draw:type="line" svg:x1="8.313cm" svg:y1="15.204cm" svg:x2="8.328cm" svg:y2="16.526cm" draw:start-shape="id211" draw:start-glue-point="8" draw:end-shape="id212" draw:end-glue-point="0" svg:d="M8313 15204l15 1322" svg:viewBox="0 0 16 1323">
          <text:p/>
        </draw:connector>
        <draw:line draw:style-name="gr95" draw:text-style-name="P74" draw:layer="layout" svg:x1="7.343cm" svg:y1="13.97cm" svg:x2="11.176cm" svg:y2="13.97cm">
          <text:p text:style-name="P19"><text:span text:style-name="T56"><text:tab/></text:span><text:span text:style-name="T56"><text:tab/></text:span><text:span text:style-name="T56"><text:tab/></text:span><text:span text:style-name="T56"><text:tab/></text:span><text:span text:style-name="T56">? </text:span></text:p>
        </draw:line>
        <draw:frame draw:style-name="gr96" draw:text-style-name="P75" draw:layer="layout" svg:width="5.234cm" svg:height="1.105cm" svg:x="11.938cm" svg:y="12.7cm">
          <draw:text-box>
            <text:p text:style-name="P7"><text:span text:style-name="T53">{ Data</text:span><text:span text:style-name="T91">1</text:span><text:span text:style-name="T53"> … }</text:span></text:p>
          </draw:text-box>
        </draw:frame>
        <draw:frame draw:style-name="gr96" draw:text-style-name="P75" draw:layer="layout" svg:width="5.234cm" svg:height="1.105cm" svg:x="4.164cm" svg:y="11.938cm">
          <draw:text-box>
            <text:p text:style-name="P7"><text:span text:style-name="T53">{ Data</text:span><text:span text:style-name="T91">2</text:span><text:span text:style-name="T53"> … }</text:span></text:p>
          </draw:text-box>
        </draw:frame>
        <draw:frame draw:style-name="gr99" draw:text-style-name="P13" draw:layer="layout" svg:width="13.208cm" svg:height="2.36cm" svg:x="13.754cm" svg:y="8.562cm">
          <draw:text-box>
            <text:p><text:span text:style-name="T93">Meet operator can be union, intersenction, as long as it can make (V, </text:span><text:span text:style-name="T94">∧) semilattice.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7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D, V, ∧, </text:span><text:span text:style-name="T95">F</text:span><text:span text:style-name="T89">&gt;</text:span></text:p>
          </draw:text-box>
        </draw:frame>
        <draw:connector draw:style-name="gr89" draw:text-style-name="P17" draw:layer="layout" draw:type="line" svg:x1="9.22cm" svg:y1="5.68cm" svg:x2="9.22cm" svg:y2="7.89cm" draw:end-shape="id213" draw:end-glue-point="4" svg:d="M9220 5680v2210" svg:viewBox="0 0 1 2211">
          <text:p/>
        </draw:connector>
        <draw:custom-shape draw:style-name="gr100" draw:text-style-name="P79" xml:id="id213" draw:id="id213" draw:layer="layout" svg:width="2.183cm" svg:height="2.184cm" svg:x="8.128cm" svg:y="7.89cm">
          <text:p text:style-name="P19"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 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9.22cm" svg:y1="10.074cm" svg:x2="9.22cm" svg:y2="12.284cm" draw:start-shape="id213" draw:start-glue-point="8" svg:d="M9220 10074v2210" svg:viewBox="0 0 1 2211">
          <text:p/>
        </draw:connector>
        <draw:line draw:style-name="gr95" draw:text-style-name="P17" draw:layer="layout" svg:x1="6.096cm" svg:y1="6.604cm" svg:x2="12.954cm" svg:y2="6.604cm">
          <text:p text:style-name="P19"><text:tab/><text:tab/><text:tab/><text:tab/><text:tab/><text:tab/><text:tab/><text:span text:style-name="T97">IN</text:span></text:p>
        </draw:line>
        <draw:line draw:style-name="gr95" draw:text-style-name="P17" draw:layer="layout" svg:x1="6.044cm" svg:y1="11.412cm" svg:x2="12.902cm" svg:y2="11.412cm">
          <text:p text:style-name="P19"><text:tab/><text:tab/><text:tab/><text:tab/><text:tab/><text:tab/><text:tab/><text:span text:style-name="T97">Out</text:span></text:p>
        </draw:line>
        <draw:frame draw:style-name="gr101" draw:text-style-name="P80" draw:layer="layout" svg:width="10.668cm" svg:height="1.389cm" svg:x="15.086cm" svg:y="5.996cm">
          <draw:text-box>
            <text:p text:style-name="P7"><text:span text:style-name="T97">{ Data</text:span><text:span text:style-name="T98">1</text:span><text:span text:style-name="T97"> … }</text:span></text:p>
          </draw:text-box>
        </draw:frame>
        <draw:frame draw:style-name="gr101" draw:text-style-name="P80" draw:layer="layout" svg:width="10.668cm" svg:height="1.389cm" svg:x="15.086cm" svg:y="10.797cm">
          <draw:text-box>
            <text:p text:style-name="P7"><text:span text:style-name="T97">{ Data</text:span><text:span text:style-name="T98">2</text:span><text:span text:style-name="T97"> … }</text:span></text:p>
          </draw:text-box>
        </draw:frame>
        <draw:custom-shape draw:style-name="gr102" draw:text-style-name="P81" draw:layer="layout" svg:width="1.524cm" svg:height="0.916cm" svg:x="21.428cm" svg:y="6.496cm">
          <text:p text:style-name="P4"><text:span text:style-name="T99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1.128cm" svg:y="6.196cm">
          <text:p text:style-name="P4"><text:span text:style-name="T99">3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728cm" svg:y="5.896cm">
          <text:p text:style-name="P4"><text:span text:style-name="T99">2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328cm" svg:y="5.596cm">
          <text:p text:style-name="P4"><text:span text:style-name="T99">1</text:span></text:p>
          <draw:enhanced-geometry svg:viewBox="0 0 21600 21600" draw:type="rectangle" draw:enhanced-path="M 0 0 L 21600 0 21600 21600 0 21600 0 0 Z N"/>
        </draw:custom-shap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7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course-template-JJMR_5f_" presentation:presentation-page-layout-name="AL1T1" presentation:use-footer-name="ftr1" presentation:use-date-time-name="dtd1">
        <draw:frame presentation:style-name="pr4" draw:text-style-name="P4" draw:layer="layout" svg:width="12.954cm" svg:height="0.762cm" svg:x="0cm" svg:y="0cm" presentation:class="title" presentation:user-transformed="true">
          <draw:text-box>
            <text:p text:style-name="P4">Introduction</text:p>
          </draw:text-box>
        </draw:frame>
        <draw:frame presentation:style-name="pr4" draw:text-style-name="P28" draw:layer="layout" svg:width="14cm" svg:height="0.762cm" svg:x="14cm" svg:y="0cm" presentation:class="title" presentation:user-transformed="true">
          <draw:text-box>
            <text:p text:style-name="P7"><text:span text:style-name="T22"><text:tab/></text:span><text:span text:style-name="T22">Data Flow Analysis</text:span></text:p>
          </draw:text-box>
        </draw:frame>
        <draw:frame draw:style-name="gr2" draw:text-style-name="P8" draw:layer="layout" svg:width="28cm" svg:height="1.524cm" svg:x="0cm" svg:y="0.762cm">
          <draw:text-box>
            <text:p text:style-name="P70"><text:span text:style-name="T88"><text:s/></text:span><text:span text:style-name="T88">Data Flow Concepts </text:span><text:span text:style-name="T89">&lt;D, V, ∧, </text:span><text:span text:style-name="T95">F</text:span><text:span text:style-name="T89">&gt;</text:span></text:p>
          </draw:text-box>
        </draw:frame>
        <draw:connector draw:style-name="gr89" draw:text-style-name="P17" draw:layer="layout" draw:type="line" svg:x1="9.22cm" svg:y1="5.68cm" svg:x2="9.22cm" svg:y2="7.89cm" draw:end-shape="id214" draw:end-glue-point="4" svg:d="M9220 5680v2210" svg:viewBox="0 0 1 2211">
          <text:p/>
        </draw:connector>
        <draw:custom-shape draw:style-name="gr100" draw:text-style-name="P79" xml:id="id214" draw:id="id214" draw:layer="layout" svg:width="2.183cm" svg:height="2.184cm" svg:x="8.128cm" svg:y="7.89cm">
          <text:p text:style-name="P19"><text:span text:style-name="T96"><text:tab/></text:span><text:span text:style-name="T96"><text:tab/></text:span><text:span text:style-name="T96"><text:tab/></text:span><text:span text:style-name="T96"><text:tab/></text:span><text:span text:style-name="T96"><text:tab/></text:span><text:span text:style-name="T96"> <text:s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7" draw:layer="layout" draw:type="line" svg:x1="9.22cm" svg:y1="10.074cm" svg:x2="9.22cm" svg:y2="12.284cm" draw:start-shape="id214" draw:start-glue-point="8" svg:d="M9220 10074v2210" svg:viewBox="0 0 1 2211">
          <text:p/>
        </draw:connector>
        <draw:line draw:style-name="gr95" draw:text-style-name="P17" draw:layer="layout" svg:x1="6.096cm" svg:y1="6.604cm" svg:x2="12.954cm" svg:y2="6.604cm">
          <text:p text:style-name="P19"><text:tab/><text:tab/><text:tab/><text:tab/><text:tab/><text:tab/><text:tab/><text:span text:style-name="T97">IN</text:span></text:p>
        </draw:line>
        <draw:line draw:style-name="gr95" draw:text-style-name="P17" draw:layer="layout" svg:x1="6.044cm" svg:y1="11.412cm" svg:x2="12.902cm" svg:y2="11.412cm">
          <text:p text:style-name="P19"><text:tab/><text:tab/><text:tab/><text:tab/><text:tab/><text:tab/><text:tab/><text:span text:style-name="T97">Out</text:span></text:p>
        </draw:line>
        <draw:frame draw:style-name="gr101" draw:text-style-name="P80" draw:layer="layout" svg:width="10.668cm" svg:height="1.389cm" svg:x="15.086cm" svg:y="5.996cm">
          <draw:text-box>
            <text:p text:style-name="P7"><text:span text:style-name="T97">{ Data</text:span><text:span text:style-name="T98">1</text:span><text:span text:style-name="T97"> … }</text:span></text:p>
          </draw:text-box>
        </draw:frame>
        <draw:frame draw:style-name="gr101" draw:text-style-name="P80" draw:layer="layout" svg:width="10.668cm" svg:height="1.389cm" svg:x="15.086cm" svg:y="10.797cm">
          <draw:text-box>
            <text:p text:style-name="P7"><text:span text:style-name="T97">{ Data</text:span><text:span text:style-name="T98">2</text:span><text:span text:style-name="T97"> … }</text:span></text:p>
          </draw:text-box>
        </draw:frame>
        <draw:custom-shape draw:style-name="gr102" draw:text-style-name="P81" draw:layer="layout" svg:width="1.524cm" svg:height="0.916cm" svg:x="21.428cm" svg:y="6.496cm">
          <text:p text:style-name="P4"><text:span text:style-name="T99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1.128cm" svg:y="6.196cm">
          <text:p text:style-name="P4"><text:span text:style-name="T99">3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728cm" svg:y="5.896cm">
          <text:p text:style-name="P4"><text:span text:style-name="T99">2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328cm" svg:y="5.596cm">
          <text:p text:style-name="P4"><text:span text:style-name="T99">1</text:span></text:p>
          <draw:enhanced-geometry svg:viewBox="0 0 21600 21600" draw:type="rectangle" draw:enhanced-path="M 0 0 L 21600 0 21600 21600 0 21600 0 0 Z N"/>
        </draw:custom-shape>
        <draw:line draw:style-name="gr18" draw:text-style-name="P17" draw:layer="layout" svg:x1="21.59cm" svg:y1="7.72cm" svg:x2="21.59cm" svg:y2="10.26cm">
          <text:p/>
        </draw:line>
        <draw:custom-shape draw:style-name="gr103" draw:text-style-name="P82" draw:layer="layout" svg:width="1.524cm" svg:height="0.916cm" svg:x="21.844cm" svg:y="11.938cm">
          <text:p text:style-name="P4"><text:span text:style-name="T99">5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1.428cm" svg:y="11.496cm">
          <text:p text:style-name="P4"><text:span text:style-name="T99">4</text:span></text:p>
          <draw:enhanced-geometry svg:viewBox="0 0 21600 21600" draw:type="rectangle" draw:enhanced-path="M 0 0 L 21600 0 21600 21600 0 21600 0 0 Z N"/>
        </draw:custom-shape>
        <draw:custom-shape draw:style-name="gr102" draw:text-style-name="P81" draw:layer="layout" svg:width="1.524cm" svg:height="0.916cm" svg:x="20.328cm" svg:y="10.696cm">
          <text:p text:style-name="P4"><text:span text:style-name="T99">1</text:span></text:p>
          <draw:enhanced-geometry svg:viewBox="0 0 21600 21600" draw:type="rectangle" draw:enhanced-path="M 0 0 L 21600 0 21600 21600 0 21600 0 0 Z N"/>
        </draw:custom-shape>
        <draw:frame draw:style-name="gr104" draw:text-style-name="P83" draw:layer="layout" svg:width="5.334cm" svg:height="2.426cm" svg:x="22.098cm" svg:y="8.496cm">
          <draw:text-box>
            <text:p><text:span text:style-name="T100">Gen &amp; Kill</text:span></text:p>
          </draw:text-box>
        </draw:frame>
        <presentation:notes draw:style-name="dp2" presentation:use-footer-name="ftr1" presentation:use-date-time-name="dtd2">
          <draw:page-thumbnail draw:style-name="gr1" draw:layer="layout" svg:width="13.968cm" svg:height="10.476cm" svg:x="3.81cm" svg:y="2.123cm" draw:page-number="7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DejaVu Sans Mono1" svg:font-family="'DejaVu Sans Mono'" style:font-family-generic="modern" style:font-pitch="fixed"/>
    <style:font-face style:name="Hack" svg:font-family="Hack" style:font-pitch="variable"/>
    <style:font-face style:name="Liberation Serif2" svg:font-family="'Liberation Serif'" style:font-pitch="variable"/>
    <style:font-face style:name="DejaVu Sans Mono" svg:font-family="'DejaVu Sans Mono'" style:font-family-generic="modern" style:font-pitch="variable"/>
    <style:font-face style:name="Liberation Serif3" svg:font-family="'Liberation Serif'" style:font-family-generic="modern" style:font-pitch="variable"/>
    <style:font-face style:name="Arial1" svg:font-family="Arial" style:font-family-generic="roman" style:font-pitch="variable"/>
    <style:font-face style:name="DejaVu Sans2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Noto Sans CJK TC" svg:font-family="'Noto Sans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TC1" svg:font-family="'Noto Sans CJK TC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 style:shrink-to-fit="true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1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svg:stroke-color="#3465af" draw:stroke-linejoin="round"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 style:shrink-to-fit="true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ourse-template-JJMR_5f_-background" style:display-name="course-template-JJMR_-background" style:family="presentation">
      <style:graphic-properties draw:stroke="none" draw:fill="none"/>
      <style:text-properties style:letter-kerning="true"/>
    </style:style>
    <style:style style:name="course-template-JJMR_5f_-backgroundobjects" style:display-name="course-template-JJM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_5f_-notes" style:display-name="course-template-JJMR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_5f_-outline1" style:display-name="course-template-JJMR_-outline1" style:family="presentation">
      <style:graphic-properties draw:stroke="none" draw:fill="none" draw:auto-grow-height="false" draw:fit-to-size="shrink-to-fit" style:shrink-to-fit="true">
        <text:list-style style:name="course-template-JJMR_5f_-outline1" style:display-name="course-template-JJM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zh" style:country-asian="TW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_5f_-outline2" style:display-name="course-template-JJMR_-outline2" style:family="presentation" style:parent-style-name="course-template-JJMR_5f_-outline1">
      <style:paragraph-properties fo:margin-top="0cm" fo:margin-bottom="0.4cm"/>
      <style:text-properties fo:font-size="20pt" style:font-size-asian="20pt" style:font-size-complex="20pt"/>
    </style:style>
    <style:style style:name="course-template-JJMR_5f_-outline3" style:display-name="course-template-JJMR_-outline3" style:family="presentation" style:parent-style-name="course-template-JJMR_5f_-outline2">
      <style:paragraph-properties fo:margin-top="0cm" fo:margin-bottom="0.3cm"/>
      <style:text-properties fo:font-size="20pt" style:font-size-asian="20pt" style:font-size-complex="20pt"/>
    </style:style>
    <style:style style:name="course-template-JJMR_5f_-outline4" style:display-name="course-template-JJMR_-outline4" style:family="presentation" style:parent-style-name="course-template-JJMR_5f_-outline3">
      <style:paragraph-properties fo:margin-top="0cm" fo:margin-bottom="0.2cm"/>
      <style:text-properties fo:font-size="20pt" style:font-size-asian="20pt" style:font-size-complex="20pt"/>
    </style:style>
    <style:style style:name="course-template-JJMR_5f_-outline5" style:display-name="course-template-JJMR_-outline5" style:family="presentation" style:parent-style-name="course-template-JJMR_5f_-outline4">
      <style:paragraph-properties fo:margin-top="0cm" fo:margin-bottom="0.1cm"/>
      <style:text-properties fo:font-size="20pt" style:font-size-asian="20pt" style:font-size-complex="20pt"/>
    </style:style>
    <style:style style:name="course-template-JJMR_5f_-outline6" style:display-name="course-template-JJMR_-outline6" style:family="presentation" style:parent-style-name="course-template-JJMR_5f_-outline5">
      <style:paragraph-properties fo:margin-top="0cm" fo:margin-bottom="0.1cm"/>
      <style:text-properties fo:font-size="20pt" style:font-size-asian="20pt" style:font-size-complex="20pt"/>
    </style:style>
    <style:style style:name="course-template-JJMR_5f_-outline7" style:display-name="course-template-JJMR_-outline7" style:family="presentation" style:parent-style-name="course-template-JJMR_5f_-outline6">
      <style:paragraph-properties fo:margin-top="0cm" fo:margin-bottom="0.1cm"/>
      <style:text-properties fo:font-size="20pt" style:font-size-asian="20pt" style:font-size-complex="20pt"/>
    </style:style>
    <style:style style:name="course-template-JJMR_5f_-outline8" style:display-name="course-template-JJMR_-outline8" style:family="presentation" style:parent-style-name="course-template-JJMR_5f_-outline7">
      <style:paragraph-properties fo:margin-top="0cm" fo:margin-bottom="0.1cm"/>
      <style:text-properties fo:font-size="20pt" style:font-size-asian="20pt" style:font-size-complex="20pt"/>
    </style:style>
    <style:style style:name="course-template-JJMR_5f_-outline9" style:display-name="course-template-JJMR_-outline9" style:family="presentation" style:parent-style-name="course-template-JJMR_5f_-outline8">
      <style:paragraph-properties fo:margin-top="0cm" fo:margin-bottom="0.1cm"/>
      <style:text-properties fo:font-size="20pt" style:font-size-asian="20pt" style:font-size-complex="20pt"/>
    </style:style>
    <style:style style:name="course-template-JJMR_5f_-subtitle" style:display-name="course-template-JJMR_-subtitle" style:family="presentation">
      <style:graphic-properties draw:stroke="none" draw:fill="none" draw:textarea-vertical-align="middle">
        <text:list-style style:name="course-template-JJMR_5f_-subtitle" style:display-name="course-template-JJM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_5f_-title" style:display-name="course-template-JJMR_-title" style:family="presentation">
      <style:graphic-properties draw:stroke="none" svg:stroke-color="#000000" draw:fill="none" draw:fill-color="#004586" draw:textarea-vertical-align="middle">
        <text:list-style style:name="course-template-JJMR_5f_-title" style:display-name="course-template-JJM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1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Mpr1" style:family="presentation" style:parent-style-name="course-template-JJMR-backgroundobjects">
      <style:graphic-properties draw:fill="solid" draw:fill-color="#004586" draw:textarea-vertical-align="middle" draw:auto-grow-height="false" fo:min-height="0.762cm" fo:min-width="14cm"/>
    </style:style>
    <style:style style:name="Mpr2" style:family="presentation" style:parent-style-name="course-template-JJMR-title">
      <style:graphic-properties draw:auto-grow-height="false" fo:min-height="3.507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4" style:family="presentation" style:parent-style-name="course-template-JJMR-backgroundobjects">
      <style:graphic-properties draw:stroke="none" svg:stroke-color="#d5dfe7" draw:fill="solid" draw:fill-color="#e4eef6" draw:textarea-vertical-align="middle" draw:auto-grow-height="false" fo:min-height="1.524cm" fo:min-width="28cm"/>
    </style:style>
    <style:style style:name="Mpr5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6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urse-template-JJMR1-title">
      <style:graphic-properties draw:auto-grow-height="false" fo:min-height="3.507cm"/>
    </style:style>
    <style:style style:name="Mpr8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9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course-template-JJMR_5f_-backgroundobjects">
      <style:graphic-properties draw:fill="solid" draw:fill-color="#004586" draw:textarea-vertical-align="middle" draw:auto-grow-height="false" fo:min-height="0.762cm" fo:min-width="14cm"/>
    </style:style>
    <style:style style:name="Mpr12" style:family="presentation" style:parent-style-name="course-template-JJMR_5f_-title">
      <style:graphic-properties draw:auto-grow-height="false" fo:min-height="3.507cm"/>
    </style:style>
    <style:style style:name="Mpr13" style:family="presentation" style:parent-style-name="course-template-JJMR_5f_-backgroundobjects">
      <style:graphic-properties draw:stroke="none" draw:fill="none" draw:fill-color="#ffffff" draw:auto-grow-height="false" fo:min-height="1.449cm"/>
    </style:style>
    <style:style style:name="Mpr14" style:family="presentation" style:parent-style-name="course-template-JJMR_5f_-backgroundobjects">
      <style:graphic-properties draw:stroke="none" svg:stroke-color="#d5dfe7" draw:fill="solid" draw:fill-color="#e4eef6" draw:textarea-vertical-align="middle" draw:auto-grow-height="false" fo:min-height="1.524cm" fo:min-width="28cm"/>
    </style:style>
    <style:style style:name="Mpr15" style:family="presentation" style:parent-style-name="course-template-JJMR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urse-template-JJMR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4eef6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style:font-size-asian="14pt" style:font-size-complex="14pt"/>
    </style:style>
    <style:style style:name="MT3" style:family="text">
      <style:text-properties fo:color="#ffffff" style:font-name="Arial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draw:custom-shape presentation:style-name="Mpr1" draw:text-style-name="MP5" draw:layer="backgroundobjects" svg:width="14cm" svg:height="0.762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1.938cm" svg:height="0.762cm" svg:x="1.016cm" svg:y="0cm" presentation:class="title">
        <draw:text-box>
          <text:p>Click to edit the title text format</text:p>
        </draw:text-box>
      </draw:frame>
      <draw:frame presentation:style-name="course-template-JJMR-outline1" draw:layer="backgroundobjects" svg:width="25.199cm" svg:height="8.552cm" svg:x="1.4cm" svg:y="3.386cm" presentation:class="outline" presentation:placeholder="true">
        <draw:text-box/>
      </draw:frame>
      <draw:frame presentation:style-name="Mpr3" draw:text-style-name="MP6" draw:layer="backgroundobjects" svg:width="6.528cm" svg:height="0.635cm" svg:x="21.166cm" svg:y="20.371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4" draw:text-style-name="MP7" draw:layer="backgroundobjects" svg:width="28cm" svg:height="1.524cm" svg:x="0cm" svg:y="0.762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6.998cm" svg:height="2.994cm" svg:x="5.5cm" svg:y="9.002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frame presentation:style-name="Mpr7" draw:layer="backgroundobjects" svg:width="28cm" svg:height="2.907cm" svg:x="0cm" svg:y="4.656cm" presentation:class="title">
        <draw:text-box>
          <text:p>Click to edit the title text format</text:p>
        </draw:text-box>
      </draw:frame>
      <draw:frame presentation:style-name="course-template-JJMR1-outline1" draw:layer="backgroundobjects" svg:width="28cm" svg:height="7.354cm" svg:x="0cm" svg:y="7.684cm" presentation:class="outline" presentation:placeholder="true">
        <draw:text-box/>
      </draw:frame>
      <draw:frame presentation:style-name="Mpr8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6" draw:layer="backgroundobjects" svg:width="8.875cm" svg:height="0.635cm" svg:x="9.575cm" svg:y="20.365cm" presentation:class="footer">
        <draw:text-box>
          <text:p text:style-name="MP9"><text:span text:style-name="MT2"><presentation:footer/></text:span></text:p>
        </draw:text-box>
      </draw:frame>
      <draw:frame presentation:style-name="Mpr8" draw:text-style-name="MP4" draw:layer="backgroundobjects" svg:width="6.522cm" svg:height="0.635cm" svg:x="20.075cm" svg:y="20.36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_5f_" style:display-name="course-template-JJMR_" style:page-layout-name="PM1" draw:style-name="Mdp1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draw:custom-shape presentation:style-name="Mpr11" draw:text-style-name="MP5" draw:layer="backgroundobjects" svg:width="14cm" svg:height="0.762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12.954cm" svg:height="0.762cm" svg:x="0cm" svg:y="0cm" presentation:class="title">
        <draw:text-box>
          <text:p>Click to edit the title text format</text:p>
        </draw:text-box>
      </draw:frame>
      <draw:frame presentation:style-name="course-template-JJMR_5f_-outline1" draw:layer="backgroundobjects" svg:width="25.199cm" svg:height="8.552cm" svg:x="1.4cm" svg:y="3.386cm" presentation:class="outline" presentation:placeholder="true">
        <draw:text-box/>
      </draw:frame>
      <draw:frame presentation:style-name="Mpr13" draw:text-style-name="MP6" draw:layer="backgroundobjects" svg:width="6.528cm" svg:height="0.635cm" svg:x="21.166cm" svg:y="20.371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4" draw:text-style-name="MP7" draw:layer="backgroundobjects" svg:width="28cm" svg:height="1.524cm" svg:x="0cm" svg:y="0.762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6.998cm" svg:height="2.994cm" svg:x="5.5cm" svg:y="9.002cm">
        <draw:object xlink:href="./Object 2" xlink:type="simple" xlink:show="embed" xlink:actuate="onLoad">
          <loext:p/>
        </draw:object>
        <draw:image xlink:href="./ObjectReplacements/Object 2" xlink:type="simple" xlink:show="embed" xlink:actuate="onLoad"/>
      </draw:frame>
      <presentation:notes style:page-layout-name="PM0">
        <draw:page-thumbnail presentation:style-name="course-template-JJMR_5f_-title" draw:layer="backgroundobjects" svg:width="13.968cm" svg:height="10.476cm" svg:x="3.81cm" svg:y="2.123cm" presentation:class="page"/>
        <draw:frame presentation:style-name="course-template-JJMR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6:07:04.093021325</meta:creation-date>
    <meta:editing-duration>P3DT31M36S</meta:editing-duration>
    <meta:editing-cycles>539</meta:editing-cycles>
    <meta:generator>LibreOffice/6.1.6.3$Linux_X86_64 LibreOffice_project/10$Build-3</meta:generator>
    <dc:date>2019-08-16T03:35:30.016852502</dc:date>
    <meta:document-statistic meta:object-count="12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math xmlns="http://www.w3.org/1998/Math/MathML" display="block">
  <semantics>
    <mfrac>
      <mtable>
        <mtr>
          <mtd>
            <mrow>
              <mi>r</mi>
              <mrow>
                <mo fence="true" stretchy="false">(</mo>
                <mrow>
                  <mrow>
                    <mi>b</mi>
                    <mi>,</mi>
                    <mi>a</mi>
                  </mrow>
                </mrow>
                <mo fence="true" stretchy="false">)</mo>
              </mrow>
            </mrow>
          </mtd>
        </mtr>
        <mtr>
          <mtd>
            <mrow>
              <mi>e</mi>
              <mrow>
                <mo fence="true" stretchy="false">(</mo>
                <mrow>
                  <mrow>
                    <mi>b</mi>
                    <mi>,</mi>
                    <mi>c</mi>
                  </mrow>
                </mrow>
                <mo fence="true" stretchy="false">)</mo>
              </mrow>
            </mrow>
          </mtd>
        </mtr>
      </mtable>
      <mrow>
        <mi>e</mi>
        <mrow>
          <mo fence="true" stretchy="false">(</mo>
          <mrow>
            <mrow>
              <mi>a</mi>
              <mi>,</mi>
              <mi>c</mi>
            </mrow>
          </mrow>
          <mo fence="true" stretchy="false">)</mo>
        </mrow>
      </mrow>
    </mfrac>
    <annotation encoding="StarMath 5.0">{ binom {r(b,a)}{e(b,c)} } over {e(a,c)} </annotation>
  </semantics>
</math>
</file>

<file path=Object 11/content.xml><?xml version="1.0" encoding="utf-8"?>
<math xmlns="http://www.w3.org/1998/Math/MathML" display="block">
  <semantics>
    <mfrac>
      <mtable>
        <mtr>
          <mtd>
            <mrow>
              <mi>e</mi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</mrow>
          </mtd>
        </mtr>
        <mtr>
          <mtd>
            <mrow>
              <mi>e</mi>
              <mrow>
                <mo fence="true" stretchy="false">(</mo>
                <mrow>
                  <mrow>
                    <mi>b</mi>
                    <mi>,</mi>
                    <mi>c</mi>
                  </mrow>
                </mrow>
                <mo fence="true" stretchy="false">)</mo>
              </mrow>
            </mrow>
          </mtd>
        </mtr>
      </mtable>
      <mrow>
        <mi>e</mi>
        <mrow>
          <mo fence="true" stretchy="false">(</mo>
          <mrow>
            <mrow>
              <mi>a</mi>
              <mi>,</mi>
              <mi>c</mi>
            </mrow>
          </mrow>
          <mo fence="true" stretchy="false">)</mo>
        </mrow>
      </mrow>
    </mfrac>
    <annotation encoding="StarMath 5.0">{ binom {e(a,b)}{e(b,c)} } over {e(a,c)} </annotation>
  </semantics>
</math>
</file>

<file path=Object 12/content.xml><?xml version="1.0" encoding="utf-8"?>
<math xmlns="http://www.w3.org/1998/Math/MathML" display="block">
  <semantics>
    <mfrac>
      <mrow>
        <mi>e</mi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</mrow>
      <mrow>
        <mi>r</mi>
        <mrow>
          <mo fence="true" stretchy="false">(</mo>
          <mrow>
            <mrow>
              <mi>b</mi>
              <mi>,</mi>
              <mi>a</mi>
            </mrow>
          </mrow>
          <mo fence="true" stretchy="false">)</mo>
        </mrow>
      </mrow>
    </mfrac>
    <annotation encoding="StarMath 5.0">{ e(a,b) } over {r(b,a)} </annotation>
  </semantics>
</math>
</file>

<file path=Object 13/content.xml><?xml version="1.0" encoding="utf-8"?>
<math xmlns="http://www.w3.org/1998/Math/MathML" display="block">
  <semantics>
    <mfrac>
      <mtable>
        <mtr>
          <mtd>
            <mrow>
              <mi>r</mi>
              <mrow>
                <mo fence="true" stretchy="false">(</mo>
                <mrow>
                  <mrow>
                    <mi>b</mi>
                    <mi>,</mi>
                    <mi>a</mi>
                  </mrow>
                </mrow>
                <mo fence="true" stretchy="false">)</mo>
              </mrow>
            </mrow>
          </mtd>
        </mtr>
        <mtr>
          <mtd>
            <mrow>
              <mi>e</mi>
              <mrow>
                <mo fence="true" stretchy="false">(</mo>
                <mrow>
                  <mrow>
                    <mi>b</mi>
                    <mi>,</mi>
                    <mi>c</mi>
                  </mrow>
                </mrow>
                <mo fence="true" stretchy="false">)</mo>
              </mrow>
            </mrow>
          </mtd>
        </mtr>
      </mtable>
      <mrow>
        <mi>e</mi>
        <mrow>
          <mo fence="true" stretchy="false">(</mo>
          <mrow>
            <mrow>
              <mi>a</mi>
              <mi>,</mi>
              <mi>c</mi>
            </mrow>
          </mrow>
          <mo fence="true" stretchy="false">)</mo>
        </mrow>
      </mrow>
    </mfrac>
    <annotation encoding="StarMath 5.0">{ binom {r(b,a)}{e(b,c)} } over {e(a,c)}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math xmlns="http://www.w3.org/1998/Math/MathML" display="block">
  <semantics>
    <mfrac>
      <mtable>
        <mtr>
          <mtd>
            <mrow>
              <mi>N</mi>
              <mrow>
                <mo fence="true" stretchy="false">(</mo>
                <mrow>
                  <mrow>
                    <mi>a</mi>
                    <mi>,</mi>
                    <mi>x</mi>
                  </mrow>
                </mrow>
                <mo fence="true" stretchy="false">)</mo>
              </mrow>
            </mrow>
          </mtd>
        </mtr>
        <mtr>
          <mtd>
            <mrow>
              <mi>e</mi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</mrow>
          </mtd>
        </mtr>
      </mtable>
      <mrow>
        <mi>N</mi>
        <mrow>
          <mo fence="true" stretchy="false">(</mo>
          <mrow>
            <mrow>
              <mi>b</mi>
              <mi>,</mi>
              <mi>x</mi>
            </mrow>
          </mrow>
          <mo fence="true" stretchy="false">)</mo>
        </mrow>
      </mrow>
    </mfrac>
    <annotation encoding="StarMath 5.0">{ binom {N(a,x)}{e(a,b)} } over {N(b,x)} </annotation>
  </semantics>
</math>
</file>

<file path=Object 4/content.xml><?xml version="1.0" encoding="utf-8"?>
<math xmlns="http://www.w3.org/1998/Math/MathML" display="block">
  <semantics>
    <mfrac>
      <mtable>
        <mtr>
          <mtd>
            <mrow>
              <mi>N</mi>
              <mrow>
                <mo fence="true" stretchy="false">(</mo>
                <mrow>
                  <mrow>
                    <mi>a</mi>
                    <mi>,</mi>
                    <mi>x</mi>
                  </mrow>
                </mrow>
                <mo fence="true" stretchy="false">)</mo>
              </mrow>
            </mrow>
          </mtd>
        </mtr>
        <mtr>
          <mtd>
            <mrow>
              <mi>e</mi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</mrow>
          </mtd>
        </mtr>
      </mtable>
      <mrow>
        <mi>N</mi>
        <mrow>
          <mo fence="true" stretchy="false">(</mo>
          <mrow>
            <mrow>
              <mi>b</mi>
              <mi>,</mi>
              <mi>x</mi>
            </mrow>
          </mrow>
          <mo fence="true" stretchy="false">)</mo>
        </mrow>
      </mrow>
    </mfrac>
    <annotation encoding="StarMath 5.0">{ binom {N(a,x)}{e(a,b)} } over {N(b,x)} </annotation>
  </semantics>
</math>
</file>

<file path=Object 5/content.xml><?xml version="1.0" encoding="utf-8"?>
<math xmlns="http://www.w3.org/1998/Math/MathML" display="block">
  <semantics>
    <mfrac>
      <mtable>
        <mtr>
          <mtd>
            <mrow>
              <mi>N</mi>
              <mrow>
                <mo fence="true" stretchy="false">(</mo>
                <mrow>
                  <mrow>
                    <mi>a</mi>
                    <mi>,</mi>
                    <mi>x</mi>
                  </mrow>
                </mrow>
                <mo fence="true" stretchy="false">)</mo>
              </mrow>
            </mrow>
          </mtd>
        </mtr>
        <mtr>
          <mtd>
            <mrow>
              <mi>e</mi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</mrow>
          </mtd>
        </mtr>
      </mtable>
      <mrow>
        <mi>N</mi>
        <mrow>
          <mo fence="true" stretchy="false">(</mo>
          <mrow>
            <mrow>
              <mi>b</mi>
              <mi>,</mi>
              <mi>x</mi>
            </mrow>
          </mrow>
          <mo fence="true" stretchy="false">)</mo>
        </mrow>
      </mrow>
    </mfrac>
    <annotation encoding="StarMath 5.0">{ binom {N(a,x)}{e(a,b)} } over {N(b,x)} </annotation>
  </semantics>
</math>
</file>

<file path=Object 6/content.xml><?xml version="1.0" encoding="utf-8"?>
<math xmlns="http://www.w3.org/1998/Math/MathML" display="block">
  <semantics>
    <mfrac>
      <mtable>
        <mtr>
          <mtd>
            <mrow>
              <mi>e</mi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</mrow>
          </mtd>
        </mtr>
        <mtr>
          <mtd>
            <mrow>
              <mi>e</mi>
              <mrow>
                <mo fence="true" stretchy="false">(</mo>
                <mrow>
                  <mrow>
                    <mi>b</mi>
                    <mi>,</mi>
                    <mi>c</mi>
                  </mrow>
                </mrow>
                <mo fence="true" stretchy="false">)</mo>
              </mrow>
            </mrow>
          </mtd>
        </mtr>
      </mtable>
      <mrow>
        <mi>e</mi>
        <mrow>
          <mo fence="true" stretchy="false">(</mo>
          <mrow>
            <mrow>
              <mi>a</mi>
              <mi>,</mi>
              <mi>c</mi>
            </mrow>
          </mrow>
          <mo fence="true" stretchy="false">)</mo>
        </mrow>
      </mrow>
    </mfrac>
    <annotation encoding="StarMath 5.0">{ binom {e(a,b)}{e(b,c)} } over {e(a,c)} </annotation>
  </semantics>
</math>
</file>

<file path=Object 7/content.xml><?xml version="1.0" encoding="utf-8"?>
<math xmlns="http://www.w3.org/1998/Math/MathML" display="block">
  <semantics>
    <mfrac>
      <mtable>
        <mtr>
          <mtd>
            <mrow>
              <mi>e</mi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</mrow>
          </mtd>
        </mtr>
        <mtr>
          <mtd>
            <mrow>
              <mi>e</mi>
              <mrow>
                <mo fence="true" stretchy="false">(</mo>
                <mrow>
                  <mrow>
                    <mi>b</mi>
                    <mi>,</mi>
                    <mi>c</mi>
                  </mrow>
                </mrow>
                <mo fence="true" stretchy="false">)</mo>
              </mrow>
            </mrow>
          </mtd>
        </mtr>
      </mtable>
      <mrow>
        <mi>e</mi>
        <mrow>
          <mo fence="true" stretchy="false">(</mo>
          <mrow>
            <mrow>
              <mi>a</mi>
              <mi>,</mi>
              <mi>c</mi>
            </mrow>
          </mrow>
          <mo fence="true" stretchy="false">)</mo>
        </mrow>
      </mrow>
    </mfrac>
    <annotation encoding="StarMath 5.0">{ binom {e(a,b)}{e(b,c)} } over {e(a,c)} </annotation>
  </semantics>
</math>
</file>

<file path=Object 8/content.xml><?xml version="1.0" encoding="utf-8"?>
<math xmlns="http://www.w3.org/1998/Math/MathML" display="block">
  <semantics>
    <mfrac>
      <mtable>
        <mtr>
          <mtd>
            <mrow>
              <mi>e</mi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</mrow>
          </mtd>
        </mtr>
        <mtr>
          <mtd>
            <mrow>
              <mi>e</mi>
              <mrow>
                <mo fence="true" stretchy="false">(</mo>
                <mrow>
                  <mrow>
                    <mi>b</mi>
                    <mi>,</mi>
                    <mi>c</mi>
                  </mrow>
                </mrow>
                <mo fence="true" stretchy="false">)</mo>
              </mrow>
            </mrow>
          </mtd>
        </mtr>
      </mtable>
      <mrow>
        <mi>e</mi>
        <mrow>
          <mo fence="true" stretchy="false">(</mo>
          <mrow>
            <mrow>
              <mi>a</mi>
              <mi>,</mi>
              <mi>c</mi>
            </mrow>
          </mrow>
          <mo fence="true" stretchy="false">)</mo>
        </mrow>
      </mrow>
    </mfrac>
    <annotation encoding="StarMath 5.0">{ binom {e(a,b)}{e(b,c)} } over {e(a,c)} </annotation>
  </semantics>
</math>
</file>

<file path=Object 9/content.xml><?xml version="1.0" encoding="utf-8"?>
<math xmlns="http://www.w3.org/1998/Math/MathML" display="block">
  <semantics>
    <mfrac>
      <mrow>
        <mi>e</mi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</mrow>
      <mrow>
        <mi>r</mi>
        <mrow>
          <mo fence="true" stretchy="false">(</mo>
          <mrow>
            <mrow>
              <mi>b</mi>
              <mi>,</mi>
              <mi>a</mi>
            </mrow>
          </mrow>
          <mo fence="true" stretchy="false">)</mo>
        </mrow>
      </mrow>
    </mfrac>
    <annotation encoding="StarMath 5.0">{ e(a,b) } over {r(b,a)} </annotation>
  </semantics>
</math>
</file>